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"/>
    <style:font-face style:name="Arial1" svg:font-family="Arial" style:font-family-generic="swiss"/>
    <style:font-face style:name="Calibri" svg:font-family="Calibri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8.714cm"/>
    </style:style>
    <style:style style:name="co4" style:family="table-column">
      <style:table-column-properties fo:break-before="auto" style:column-width="2.999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17.11cm"/>
    </style:style>
    <style:style style:name="co7" style:family="table-column">
      <style:table-column-properties fo:break-before="auto" style:column-width="10.442cm"/>
    </style:style>
    <style:style style:name="co8" style:family="table-column">
      <style:table-column-properties fo:break-before="auto" style:column-width="5.644cm"/>
    </style:style>
    <style:style style:name="co9" style:family="table-column">
      <style:table-column-properties fo:break-before="auto" style:column-width="2.611cm"/>
    </style:style>
    <style:style style:name="co10" style:family="table-column">
      <style:table-column-properties fo:break-before="auto" style:column-width="9.278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2.117cm"/>
    </style:style>
    <style:style style:name="co13" style:family="table-column">
      <style:table-column-properties fo:break-before="auto" style:column-width="2.081cm"/>
    </style:style>
    <style:style style:name="co14" style:family="table-column">
      <style:table-column-properties fo:break-before="auto" style:column-width="3.422cm"/>
    </style:style>
    <style:style style:name="co15" style:family="table-column">
      <style:table-column-properties fo:break-before="auto" style:column-width="3.493cm"/>
    </style:style>
    <style:style style:name="co16" style:family="table-column">
      <style:table-column-properties fo:break-before="auto" style:column-width="3.845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598cm"/>
    </style:style>
    <style:style style:name="co19" style:family="table-column">
      <style:table-column-properties fo:break-before="auto" style:column-width="18.556cm"/>
    </style:style>
    <style:style style:name="co20" style:family="table-column">
      <style:table-column-properties fo:break-before="auto" style:column-width="12.665cm"/>
    </style:style>
    <style:style style:name="co21" style:family="table-column">
      <style:table-column-properties fo:break-before="auto" style:column-width="5.539cm"/>
    </style:style>
    <style:style style:name="co22" style:family="table-column">
      <style:table-column-properties fo:break-before="auto" style:column-width="11.501cm"/>
    </style:style>
    <style:style style:name="co23" style:family="table-column">
      <style:table-column-properties fo:break-before="auto" style:column-width="3.669cm"/>
    </style:style>
    <style:style style:name="co24" style:family="table-column">
      <style:table-column-properties fo:break-before="auto" style:column-width="4.833cm"/>
    </style:style>
    <style:style style:name="co25" style:family="table-column">
      <style:table-column-properties fo:break-before="auto" style:column-width="14.182cm"/>
    </style:style>
    <style:style style:name="co26" style:family="table-column">
      <style:table-column-properties fo:break-before="auto" style:column-width="9.56cm"/>
    </style:style>
    <style:style style:name="co27" style:family="table-column">
      <style:table-column-properties fo:break-before="auto" style:column-width="5.715cm"/>
    </style:style>
    <style:style style:name="co28" style:family="table-column">
      <style:table-column-properties fo:break-before="auto" style:column-width="4.692cm"/>
    </style:style>
    <style:style style:name="co29" style:family="table-column">
      <style:table-column-properties fo:break-before="auto" style:column-width="14.464cm"/>
    </style:style>
    <style:style style:name="co30" style:family="table-column">
      <style:table-column-properties fo:break-before="auto" style:column-width="4.233cm"/>
    </style:style>
    <style:style style:name="co31" style:family="table-column">
      <style:table-column-properties fo:break-before="auto" style:column-width="2.893cm"/>
    </style:style>
    <style:style style:name="co32" style:family="table-column">
      <style:table-column-properties fo:break-before="auto" style:column-width="5.186cm"/>
    </style:style>
    <style:style style:name="co33" style:family="table-column">
      <style:table-column-properties fo:break-before="auto" style:column-width="4.445cm"/>
    </style:style>
    <style:style style:name="co34" style:family="table-column">
      <style:table-column-properties fo:break-before="auto" style:column-width="4.163cm"/>
    </style:style>
    <style:style style:name="co35" style:family="table-column">
      <style:table-column-properties fo:break-before="auto" style:column-width="5.468cm"/>
    </style:style>
    <style:style style:name="co36" style:family="table-column">
      <style:table-column-properties fo:break-before="auto" style:column-width="3.739cm"/>
    </style:style>
    <style:style style:name="co37" style:family="table-column">
      <style:table-column-properties fo:break-before="auto" style:column-width="3.881cm"/>
    </style:style>
    <style:style style:name="co38" style:family="table-column">
      <style:table-column-properties fo:break-before="auto" style:column-width="3.775cm"/>
    </style:style>
    <style:style style:name="co39" style:family="table-column">
      <style:table-column-properties fo:break-before="auto" style:column-width="4.092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30.798cm"/>
    </style:style>
    <style:style style:name="co42" style:family="table-column">
      <style:table-column-properties fo:break-before="auto" style:column-width="16.36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556cm" fo:break-before="auto" style:use-optimal-row-height="true"/>
    </style:style>
    <style:style style:name="ro8" style:family="table-row">
      <style:table-row-properties style:row-height="0.582cm" fo:break-before="auto" style:use-optimal-row-height="true"/>
    </style:style>
    <style:style style:name="ta1" style:family="table" style:master-page-name="PageStyle_5f_LASCA">
      <style:table-properties table:display="true" style:writing-mode="lr-tb" tableooo:tab-color="#969696"/>
    </style:style>
    <style:style style:name="ta2" style:family="table" style:master-page-name="PageStyle_5f_L.C">
      <style:table-properties table:display="true" style:writing-mode="lr-tb" tableooo:tab-color="#ff0000"/>
    </style:style>
    <style:style style:name="ta3" style:family="table" style:master-page-name="PageStyle_5f_L.A">
      <style:table-properties table:display="true" style:writing-mode="lr-tb" tableooo:tab-color="#666699"/>
    </style:style>
    <style:style style:name="ta4" style:family="table" style:master-page-name="PageStyle_5f_GESTION">
      <style:table-properties table:display="true" style:writing-mode="lr-tb" tableooo:tab-color="#ffff00"/>
    </style:style>
    <style:style style:name="ta5" style:family="table" style:master-page-name="PageStyle_5f_Hoja1">
      <style:table-properties table:display="true" style:writing-mode="lr-tb"/>
    </style:style>
    <style:style style:name="ta6" style:family="table" style:master-page-name="PageStyle_5f_Hoja2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" style:family="table-cell" style:parent-style-name="Default" style:data-style-name="N12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1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1">
      <style:table-cell-properties fo:padding="0.071cm"/>
    </style:style>
    <style:style style:name="ce27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Excel_5f_BuiltIn_5f_Percen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ackground-color="#008000"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3" style:family="table-cell" style:parent-style-name="Millares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011cm dashed #80808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40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padding="0.071cm" fo:border-right="0.002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6" style:family="table-cell" style:parent-style-name="Normal_20_2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47" style:family="table-cell" style:parent-style-name="Normal_20_2">
      <style:table-cell-properties style:glyph-orientation-vertical="0" fo:background-color="#ccccff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48" style:family="table-cell" style:parent-style-name="Default">
      <style:table-cell-properties fo:background-color="#ccccff" style:diagonal-bl-tr="none" style:diagonal-tl-br="none" fo:border="0.002cm solid #000000" fo:padding="0.071cm" style:rotation-align="none"/>
    </style:style>
    <style:style style:name="ce49" style:family="table-cell" style:parent-style-name="Default">
      <style:table-cell-properties fo:background-color="#ccccff" fo:padding="0.071cm"/>
    </style:style>
    <style:style style:name="ce50" style:family="table-cell" style:parent-style-name="Normal_20_2">
      <style:table-cell-properties style:glyph-orientation-vertical="0" fo:border-bottom="none" fo:background-color="#ff99cc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51" style:family="table-cell" style:parent-style-name="Normal_20_2">
      <style:table-cell-properties style:glyph-orientation-vertical="0" fo:background-color="#ff99cc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3" style:family="table-cell" style:parent-style-name="Default">
      <style:table-cell-properties fo:background-color="#ff99cc" style:diagonal-bl-tr="none" style:diagonal-tl-br="none" fo:border="0.002cm solid #000000" fo:padding="0.071cm" style:rotation-align="non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4" style:family="table-cell" style:parent-style-name="Default">
      <style:table-cell-properties fo:background-color="#ff99cc" style:diagonal-bl-tr="none" style:diagonal-tl-br="none" fo:border="0.002cm solid #000000" fo:padding="0.071cm" style:rotation-align="none"/>
      <style:text-properties fo:color="#ff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5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6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7" style:family="table-cell" style:parent-style-name="Default">
      <style:table-cell-properties fo:background-color="#ff99cc" fo:padding="0.071cm"/>
    </style:style>
    <style:style style:name="ce58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90" style:rotation-align="bottom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59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wrap" fo:border="0.011cm dashed #80808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2cm solid #000000" fo:padding="0.071cm" style:rotation-align="none"/>
    </style:style>
    <style:style style:name="ce61" style:family="table-cell" style:parent-style-name="Default">
      <style:table-cell-properties style:diagonal-bl-tr="none" style:diagonal-tl-br="none" fo:background-color="transparent" fo:border="0.002cm solid #000000" fo:padding="0.071cm" style:rotation-align="none"/>
    </style:style>
    <style:style style:name="ce62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0.011cm dashed #808080" style:direction="ltr" fo:padding="0.071cm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dashed #808080" style:direction="ltr" fo:padding="0.071cm" fo:border-right="0.011cm dashed #808080" style:rotation-angle="90" style:rotation-align="bottom" style:shrink-to-fit="false" fo:border-top="0.011cm dashe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none" fo:padding="0.071cm" style:rotation-align="none"/>
    </style:style>
    <style:style style:name="ce65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11cm dashed #808080" style:direction="ltr" fo:padding="0.071cm" fo:border-right="0.011cm solid #00000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6" style:family="table-cell" style:parent-style-name="Normal_20_2">
      <style:table-cell-properties style:glyph-orientation-vertical="0" fo:border-bottom="0.011cm dashed #808080" fo:background-color="#c0c0c0" style:diagonal-bl-tr="none" style:diagonal-tl-br="none" style:text-align-source="fix" style:repeat-content="false" fo:wrap-option="wrap" fo:border-left="0.011cm dashed #808080" style:direction="ltr" fo:padding="0.071cm" fo:border-right="0.011cm solid #00000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8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0.011cm dashe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69" style:family="table-cell" style:parent-style-name="Normal_20_2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70" style:family="table-cell" style:parent-style-name="Excel_5f_BuiltIn_5f_Percent" style:data-style-name="N122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22">
      <style:table-cell-properties fo:background-color="#ffcc99" style:diagonal-bl-tr="none" style:diagonal-tl-br="none" fo:border="0.002cm solid #000000" fo:padding="0.071cm" style:rotation-align="none"/>
    </style:style>
    <style:style style:name="ce72" style:family="table-cell" style:parent-style-name="Default">
      <style:table-cell-properties fo:background-color="#ffcc99" style:diagonal-bl-tr="none" style:diagonal-tl-br="none" fo:border="0.002cm solid #000000" fo:padding="0.071cm" style:rotation-align="none"/>
    </style:style>
    <style:style style:name="ce73" style:family="table-cell" style:parent-style-name="Default">
      <style:table-cell-properties fo:background-color="#ffcc99" fo:padding="0.071cm"/>
    </style:style>
    <style:style style:name="ce74" style:family="table-cell" style:parent-style-name="Normal_20_2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75" style:family="table-cell" style:parent-style-name="Default" style:data-style-name="N11">
      <style:table-cell-properties fo:background-color="#00ff00" style:diagonal-bl-tr="none" style:diagonal-tl-br="none" fo:border="0.002cm solid #000000" fo:padding="0.071cm" style:rotation-align="none"/>
    </style:style>
    <style:style style:name="ce76" style:family="table-cell" style:parent-style-name="Excel_5f_BuiltIn_5f_Percent" style:data-style-name="N11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00ff00" fo:padding="0.071cm"/>
    </style:style>
    <style:style style:name="ce78" style:family="table-cell" style:parent-style-name="Default" style:data-style-name="N11">
      <style:table-cell-properties fo:background-color="#ffcc99" style:diagonal-bl-tr="none" style:diagonal-tl-br="none" fo:border="0.002cm solid #000000" fo:padding="0.071cm" style:rotation-align="none"/>
    </style:style>
    <style:style style:name="ce79" style:family="table-cell" style:parent-style-name="Excel_5f_BuiltIn_5f_Percent" style:data-style-name="N11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81" style:family="table-cell" style:parent-style-name="Normal_20_2">
      <style:table-cell-properties style:glyph-orientation-vertical="0" fo:border-bottom="none" fo:background-color="#00ff00" style:cell-protect="protected formula-hidden" style:print-content="true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82" style:family="table-cell" style:parent-style-name="Default" style:data-style-name="N11">
      <style:table-cell-properties fo:border-bottom="0.002cm solid #000000" fo:background-color="#00ff00" style:diagonal-bl-tr="none" style:diagonal-tl-br="none" fo:border-left="none" fo:padding="0.071cm" fo:border-right="0.002cm solid #000000" style:rotation-align="none" fo:border-top="0.002cm solid #000000"/>
    </style:style>
    <style:style style:name="ce83" style:family="table-cell" style:parent-style-name="Normal_20_2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84" style:family="table-cell" style:parent-style-name="Normal_20_2">
      <style:table-cell-properties fo:border-bottom="none" fo:background-color="#ccffcc" style:diagonal-bl-tr="none" style:diagonal-tl-br="none" fo:border-left="0.011cm dashed #808080" fo:padding="0.071cm" fo:border-right="0.011cm dashed #808080" style:rotation-align="none" fo:border-top="0.011cm dashed #808080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85" style:family="table-cell" style:parent-style-name="Default" style:data-style-name="N11">
      <style:table-cell-properties fo:background-color="#ccffcc" style:diagonal-bl-tr="none" style:diagonal-tl-br="none" fo:border="0.002cm solid #000000" fo:padding="0.071cm" style:rotation-align="none"/>
    </style:style>
    <style:style style:name="ce86" style:family="table-cell" style:parent-style-name="Default">
      <style:table-cell-properties fo:background-color="#ccffcc" fo:padding="0.071cm"/>
    </style:style>
    <style:style style:name="ce87" style:family="table-cell" style:parent-style-name="Normal_20_2" style:data-style-name="N11">
      <style:table-cell-properties style:glyph-orientation-vertical="0" fo:border-bottom="none" fo:background-color="#ff808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88" style:family="table-cell" style:parent-style-name="Default" style:data-style-name="N11">
      <style:table-cell-properties fo:background-color="#ff8080" style:diagonal-bl-tr="none" style:diagonal-tl-br="none" fo:border="0.002cm solid #000000" fo:padding="0.071cm" style:rotation-align="none"/>
    </style:style>
    <style:style style:name="ce89" style:family="table-cell" style:parent-style-name="Excel_5f_BuiltIn_5f_Percent" style:data-style-name="N11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fo:background-color="#ff8080" fo:padding="0.071cm"/>
    </style:style>
    <style:style style:name="ce91" style:family="table-cell" style:parent-style-name="Normal_20_2" style:data-style-name="N116">
      <style:table-cell-properties style:glyph-orientation-vertical="0" fo:background-color="#99ccff" style:diagonal-bl-tr="none" style:diagonal-tl-br="none" style:text-align-source="fix" style:repeat-content="false" fo:wrap-option="no-wrap" fo:border="0.011cm dashe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92" style:family="table-cell" style:parent-style-name="Normal_20_2" style:data-style-name="N116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93" style:family="table-cell" style:parent-style-name="Default" style:data-style-name="N116">
      <style:table-cell-properties fo:background-color="#99ccff" style:diagonal-bl-tr="none" style:diagonal-tl-br="none" fo:border="0.002cm solid #000000" fo:padding="0.071cm" style:rotation-align="none"/>
    </style:style>
    <style:style style:name="ce94" style:family="table-cell" style:parent-style-name="Excel_5f_BuiltIn_5f_Percent" style:data-style-name="N122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ackground-color="#99ccff" fo:padding="0.071cm"/>
    </style:style>
    <style:style style:name="ce96" style:family="table-cell" style:parent-style-name="Default" style:data-style-name="N116">
      <style:table-cell-properties fo:background-color="#99ccff" fo:padding="0.071cm"/>
    </style:style>
    <style:style style:name="ce97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8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0.002cm solid #000000" fo:padding="0.071cm" fo:border-right="0.002cm solid #000000" style:rotation-align="none" fo:border-top="none"/>
    </style:style>
    <style:style style:name="ce100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01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dashed #808080" style:direction="ltr" fo:padding="0.071cm" fo:border-right="0.011cm dashed #80808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dashed #80808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ackground-color="transparent" fo:padding="0.071cm"/>
    </style:style>
    <style:style style:name="ce105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6" style:family="table-cell" style:parent-style-name="Normal_20_2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07" style:family="table-cell" style:parent-style-name="Normal_20_2">
      <style:table-cell-properties style:glyph-orientation-vertical="0" fo:background-color="#99ccff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00" fo:padding="0.071cm"/>
    </style:style>
    <style:style style:name="ce111" style:family="table-cell" style:parent-style-name="Default">
      <style:table-cell-properties fo:background-color="#00ccff" fo:padding="0.071cm"/>
    </style:style>
    <style:style style:name="ce112" style:family="table-cell" style:parent-style-name="Normal_20_2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90" style:rotation-align="bottom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13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11cm dashed #80808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7" style:family="table-cell" style:parent-style-name="Default" style:data-style-name="N3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8" style:family="table-cell" style:parent-style-name="Default" style:data-style-name="N3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9" style:family="table-cell" style:parent-style-name="Normal_20_2">
      <style:table-cell-properties style:glyph-orientation-vertical="0" fo:background-color="#99ccff" style:diagonal-bl-tr="none" style:diagonal-tl-br="none" style:text-align-source="fix" style:repeat-content="false" fo:wrap-option="no-wrap" fo:border="0.011cm dashe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20" style:family="table-cell" style:parent-style-name="Normal_20_2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21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2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4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6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7" style:family="table-cell" style:parent-style-name="Normal_20_2">
      <style:table-cell-properties style:glyph-orientation-vertical="0" fo:background-color="#cc99ff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28" style:family="table-cell" style:parent-style-name="Normal_20_2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29" style:family="table-cell" style:parent-style-name="Default" style:data-style-name="N11">
      <style:table-cell-properties fo:background-color="transparent" fo:padding="0.071cm"/>
    </style:style>
    <style:style style:name="ce130" style:family="table-cell" style:parent-style-name="Normal_20_2" style:data-style-name="N11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31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Normal_20_2" style:data-style-name="N11">
      <style:table-cell-properties fo:border-bottom="none" fo:background-color="#cc99ff" style:diagonal-bl-tr="none" style:diagonal-tl-br="none" fo:border-left="0.011cm dashed #808080" fo:padding="0.071cm" fo:border-right="0.011cm dashed #808080" style:rotation-align="none" fo:border-top="0.011cm dashed #808080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33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11cm dashe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34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35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6" style:family="table-cell" style:parent-style-name="Normal_20_2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7" style:family="table-cell" style:parent-style-name="Normal_20_2">
      <style:table-cell-properties style:glyph-orientation-vertical="0" fo:background-color="#00ff00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9" style:family="table-cell" style:parent-style-name="Normal_20_2">
      <style:table-cell-properties style:glyph-orientation-vertical="0" fo:border-bottom="none" fo:background-color="#ff8080" style:diagonal-bl-tr="none" style:diagonal-tl-br="none" style:text-align-source="fix" style:repeat-content="false" fo:wrap-option="no-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Normal_20_2">
      <style:table-cell-properties style:glyph-orientation-vertical="0" fo:border-bottom="none" fo:background-color="#ff8080" style:diagonal-bl-tr="none" style:diagonal-tl-br="none" style:text-align-source="fix" style:repeat-content="false" fo:wrap-option="no-wrap" fo:border-left="0.011cm dashed #808080" style:direction="ltr" fo:padding="0.071cm" fo:border-right="0.011cm dashed #80808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</style:style>
    <style:style style:name="ce14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011cm dashed #80808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45" style:family="table-cell" style:parent-style-name="Default">
      <style:table-cell-properties fo:border-bottom="none" style:diagonal-bl-tr="none" style:diagonal-tl-br="none" fo:border-left="0.011cm dashed #808080" fo:padding="0.071cm" fo:border-right="0.011cm dashed #808080" style:rotation-align="none" fo:border-top="none"/>
    </style:style>
    <style:style style:name="ce146" style:family="table-cell" style:parent-style-name="Default">
      <style:table-cell-properties fo:border-bottom="0.002cm solid #000000" style:diagonal-bl-tr="none" style:diagonal-tl-br="none" fo:border-left="0.011cm dashed #808080" fo:padding="0.071cm" fo:border-right="0.011cm dashed #808080" style:rotation-align="none" fo:border-top="non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fo:border="0.002cm solid #000000" fo:padding="0.071cm" style:rotation-align="non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2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56" style:family="table-cell" style:parent-style-name="Default">
      <style:table-cell-properties style:diagonal-bl-tr="none" style:diagonal-tl-br="none" fo:border="0.002cm solid #000000" fo:padding="0.071cm" style:rotation-align="none"/>
      <style:text-properties fo:color="#000000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57" style:family="table-cell" style:parent-style-name="Default">
      <style:table-cell-properties style:diagonal-bl-tr="none" style:diagonal-tl-br="none" fo:border="0.002cm solid #000000" fo:padding="0.071cm" style:rotation-align="non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8" style:family="table-cell" style:parent-style-name="Default">
      <style:table-cell-properties style:diagonal-bl-tr="none" style:diagonal-tl-br="none" fo:background-color="transparent" fo:border="0.002cm solid #000000" fo:padding="0.071cm" style:rotation-align="non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1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90" style:rotation-align="bottom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3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dashed #808080" style:direction="ltr" fo:padding="0.071cm" fo:border-right="0.011cm solid #00000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fo:border-left="0.011cm dashed #808080" fo:padding="0.071cm" fo:border-right="0.011cm solid #000000" style:rotation-align="none" fo:border-top="none"/>
    </style:style>
    <style:style style:name="ce165" style:family="table-cell" style:parent-style-name="Default">
      <style:table-cell-properties fo:border-bottom="0.002cm solid #000000" style:diagonal-bl-tr="none" style:diagonal-tl-br="none" fo:border-left="0.011cm dashed #808080" fo:padding="0.071cm" fo:border-right="0.011cm solid #000000" style:rotation-align="none" fo:border-top="none"/>
    </style:style>
    <style:style style:name="ce166" style:family="table-cell" style:parent-style-name="Normal_20_2">
      <style:table-cell-properties style:glyph-orientation-vertical="0" fo:border-bottom="0.011cm dashed #808080" fo:background-color="#ffff00" style:diagonal-bl-tr="none" style:diagonal-tl-br="none" style:text-align-source="fix" style:repeat-content="false" fo:wrap-option="no-wrap" fo:border-left="0.011cm solid #000000" style:direction="ltr" fo:padding="0.071cm" fo:border-right="0.011cm dashed #808080" style:rotation-angle="0" style:rotation-align="none" style:shrink-to-fit="false" fo:border-top="0.011cm dashe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67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solid #00000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68" style:family="table-cell" style:parent-style-name="Default">
      <style:table-cell-properties fo:border-bottom="0.002cm solid #000000" style:diagonal-bl-tr="none" style:diagonal-tl-br="none" fo:border-left="0.011cm solid #000000" fo:padding="0.071cm" fo:border-right="0.011cm dashed #808080" style:rotation-align="none" fo:border-top="none"/>
    </style:style>
    <style:style style:name="ce169" style:family="table-cell" style:parent-style-name="Excel_5f_BuiltIn_5f_Percent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1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2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122">
      <style:table-cell-properties style:diagonal-bl-tr="none" style:diagonal-tl-br="none" fo:border="0.002cm solid #000000" fo:padding="0.071cm" style:rotation-align="none"/>
    </style:style>
    <style:style style:name="ce175" style:family="table-cell" style:parent-style-name="Default" style:data-style-name="N122">
      <style:table-cell-properties style:diagonal-bl-tr="none" style:diagonal-tl-br="none" fo:background-color="transparent" fo:border="0.002cm solid #000000" fo:padding="0.071cm" style:rotation-align="none"/>
    </style:style>
    <style:style style:name="ce176" style:family="table-cell" style:parent-style-name="Normal_20_2">
      <style:table-cell-properties style:glyph-orientation-vertical="0" fo:border-bottom="0.011cm dashed #80808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dashe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77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7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9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0" style:family="table-cell" style:parent-style-name="Default" style:data-style-name="N11">
      <style:table-cell-properties style:diagonal-bl-tr="none" style:diagonal-tl-br="none" fo:border="0.002cm solid #000000" fo:padding="0.071cm" style:rotation-align="none"/>
    </style:style>
    <style:style style:name="ce181" style:family="table-cell" style:parent-style-name="Default" style:data-style-name="N11">
      <style:table-cell-properties style:diagonal-bl-tr="none" style:diagonal-tl-br="none" fo:background-color="transparent" fo:border="0.002cm solid #000000" fo:padding="0.071cm" style:rotation-align="none"/>
    </style:style>
    <style:style style:name="ce18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3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84" style:family="table-cell" style:parent-style-name="Normal_20_2">
      <style:table-cell-properties style:glyph-orientation-vertical="0" fo:border-bottom="none" fo:background-color="#ffff00" style:cell-protect="protected formula-hidden" style:print-content="true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85" style:family="table-cell" style:parent-style-name="Default" style:data-style-name="N11">
      <style:table-cell-properties style:diagonal-bl-tr="none" style:diagonal-tl-br="none" fo:border="0.002cm solid #000000" fo:padding="0.071cm" style:rotation-align="non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6" style:family="table-cell" style:parent-style-name="Normal_20_2">
      <style:table-cell-properties style:glyph-orientation-vertical="0" fo:border-bottom="0.011cm dashed #808080" fo:background-color="#ffff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87" style:family="table-cell" style:parent-style-name="Normal_20_2">
      <style:table-cell-properties style:glyph-orientation-vertical="0" fo:border-bottom="0.011cm dashed #808080" fo:background-color="#ffff00" style:diagonal-bl-tr="none" style:diagonal-tl-br="none" style:text-align-source="fix" style:repeat-content="false" fo:wrap-option="wrap" fo:border-left="none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88" style:family="table-cell" style:parent-style-name="Normal_20_2">
      <style:table-cell-properties style:glyph-orientation-vertical="0" fo:border-bottom="0.011cm dashed #808080" fo:background-color="#ffff00" style:diagonal-bl-tr="none" style:diagonal-tl-br="none" style:text-align-source="fix" style:repeat-content="false" fo:wrap-option="no-wrap" fo:border-left="none" style:direction="ltr" fo:padding="0.071cm" fo:border-right="0.011cm dashed #808080" style:rotation-angle="0" style:rotation-align="none" style:shrink-to-fit="false" fo:border-top="0.011cm dashe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89" style:family="table-cell" style:parent-style-name="Normal_20_2" style:data-style-name="N11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90" style:family="table-cell" style:parent-style-name="Default" style:data-style-name="N11">
      <style:table-cell-properties style:diagonal-bl-tr="none" style:diagonal-tl-br="none" fo:border="none" fo:padding="0.071cm" style:rotation-align="none"/>
    </style:style>
    <style:style style:name="ce191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011cm dashe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92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no-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fo:border-bottom="0.002cm solid #000000" fo:background-color="#ffff00" style:diagonal-bl-tr="none" style:diagonal-tl-br="none" style:text-align-source="fix" style:repeat-content="false" fo:wrap-option="no-wrap" fo:border-left="0.011cm dashed #80808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11cm dashed #80808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.026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505050" style:text-outline="false" style:text-line-through-styl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505050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505050" style:text-outline="false" style:text-line-through-styl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4" style:family="text">
      <style:text-properties fo:color="#50505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ASC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table:number-columns-spanned="1" table:number-rows-spanned="3">
            <text:p>No.</text:p>
          </table:table-cell>
          <table:table-cell table:style-name="ce6" office:value-type="string" table:number-columns-spanned="1" table:number-rows-spanned="3">
            <text:p>MATRICULA</text:p>
          </table:table-cell>
          <table:table-cell table:style-name="ce10" office:value-type="string" table:number-columns-spanned="1" table:number-rows-spanned="3">
            <text:p>ALUMNO</text:p>
          </table:table-cell>
          <table:table-cell table:style-name="ce11" office:value-type="string" table:number-columns-spanned="1" table:number-rows-spanned="3">
            <text:p>GRUPO</text:p>
          </table:table-cell>
          <table:table-cell table:style-name="ce12" office:value-type="string" table:number-columns-spanned="1" table:number-rows-spanned="3">
            <text:p>DURACIÓN EN MESES</text:p>
          </table:table-cell>
          <table:table-cell table:style-name="ce1" office:value-type="string" table:number-columns-spanned="1" table:number-rows-spanned="3">
            <text:p>EMPIEZA EN:</text:p>
          </table:table-cell>
          <table:table-cell table:style-name="ce15" office:value-type="string" table:number-columns-spanned="10" table:number-rows-spanned="1">
            <text:p>CRITERIOS A EVALUAR <text:s/>(La mínima calificación es del 10% del valor del documento)</text:p>
          </table:table-cell>
          <table:covered-table-cell table:number-columns-repeated="9" table:style-name="ce15"/>
          <table:table-cell table:style-name="ce32"/>
          <table:table-cell table:style-name="ce34" office:value-type="string" table:number-columns-spanned="1" table:number-rows-spanned="3">
            <text:p>EMPRESA <text:s text:c="32"/></text:p>
          </table:table-cell>
          <table:table-cell table:style-name="ce37" office:value-type="string" table:number-columns-spanned="1" table:number-rows-spanned="3">
            <text:p>JEFE DIRECTO</text:p>
          </table:table-cell>
          <table:table-cell table:style-name="ce38" office:value-type="string" table:number-columns-spanned="1" table:number-rows-spanned="3">
            <text:p>SECTOR </text:p>
          </table:table-cell>
          <table:table-cell table:style-name="ce5"/>
          <table:table-cell table:number-columns-repeated="1003"/>
        </table:table-row>
        <table:table-row table:style-name="ro2">
          <table:covered-table-cell table:style-name="ce1"/>
          <table:covered-table-cell table:style-name="ce6"/>
          <table:covered-table-cell table:style-name="ce10"/>
          <table:covered-table-cell table:style-name="ce11"/>
          <table:covered-table-cell table:style-name="ce13"/>
          <table:covered-table-cell table:style-name="ce1"/>
          <table:table-cell table:style-name="ce6" office:value-type="string" table:number-columns-spanned="1" table:number-rows-spanned="2">
            <text:p>PLATICA 2%</text:p>
          </table:table-cell>
          <table:table-cell table:style-name="ce6" office:value-type="string" table:number-columns-spanned="1" table:number-rows-spanned="2">
            <text:p>CARTA DE PRESENTACIÓN/ACEPTACIÓN <text:s text:c="4"/>1%</text:p>
          </table:table-cell>
          <table:table-cell table:style-name="ce6" office:value-type="string" table:number-columns-spanned="1" table:number-rows-spanned="2">
            <text:p>SOLICITUD DE REGISTRO 2%</text:p>
          </table:table-cell>
          <table:table-cell table:style-name="ce6" office:value-type="string" table:number-columns-spanned="1" table:number-rows-spanned="2">
            <text:p>PROGRAMA DE TRABAJO 5%</text:p>
          </table:table-cell>
          <table:table-cell table:style-name="ce6" office:value-type="string" table:number-columns-spanned="1" table:number-rows-spanned="2">
            <text:p>ACUERDO DE COLABORACIÓN 5%</text:p>
          </table:table-cell>
          <table:table-cell table:style-name="ce27" office:value-type="string" table:number-columns-spanned="3" table:number-rows-spanned="1">
            <text:p>INFORMES BIMESTRALES 10% C/U</text:p>
          </table:table-cell>
          <table:covered-table-cell table:number-columns-repeated="2" table:style-name="ce27"/>
          <table:table-cell table:style-name="ce27" office:value-type="string" table:number-columns-spanned="1" table:number-rows-spanned="2">
            <text:p>INFORME FINAL <text:s text:c="3"/>5%</text:p>
          </table:table-cell>
          <table:table-cell table:style-name="ce31" office:value-type="string" table:number-columns-spanned="1" table:number-rows-spanned="2">
            <text:p>EVAL. DEL JEFE 50%</text:p>
          </table:table-cell>
          <table:table-cell table:style-name="ce10" office:value-type="string" table:number-columns-spanned="1" table:number-rows-spanned="2">
            <text:p>CALIFICACIÓN ACUMULADA</text:p>
          </table:table-cell>
          <table:covered-table-cell table:style-name="ce34"/>
          <table:covered-table-cell table:style-name="ce37"/>
          <table:covered-table-cell table:style-name="ce38"/>
          <table:table-cell table:style-name="ce5"/>
          <table:table-cell table:number-columns-repeated="1003"/>
        </table:table-row>
        <table:table-row table:style-name="ro3">
          <table:covered-table-cell table:style-name="ce1"/>
          <table:covered-table-cell table:style-name="ce6"/>
          <table:covered-table-cell table:style-name="ce10"/>
          <table:covered-table-cell table:style-name="ce11"/>
          <table:covered-table-cell table:style-name="ce13"/>
          <table:covered-table-cell table:style-name="ce1"/>
          <table:covered-table-cell table:number-columns-repeated="5" table:style-name="ce6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covered-table-cell table:style-name="ce30"/>
          <table:covered-table-cell table:style-name="ce31"/>
          <table:covered-table-cell table:style-name="ce10"/>
          <table:covered-table-cell table:style-name="ce34"/>
          <table:covered-table-cell table:style-name="ce37"/>
          <table:covered-table-cell table:style-name="ce38"/>
          <table:table-cell table:style-name="ce5"/>
          <table:table-cell table:number-columns-repeated="1003"/>
        </table:table-row>
        <table:table-row table:style-name="ro1">
          <table:table-cell table:style-name="ce2"/>
          <table:table-cell table:style-name="ce7" table:number-columns-repeated="2"/>
          <table:table-cell table:style-name="ce2" table:number-columns-repeated="2"/>
          <table:table-cell table:style-name="ce3"/>
          <table:table-cell table:style-name="ce16"/>
          <table:table-cell table:style-name="ce21" table:number-columns-repeated="9"/>
          <table:table-cell table:style-name="ce33"/>
          <table:table-cell table:style-name="ce7" table:number-columns-repeated="2"/>
          <table:table-cell table:style-name="ce5" table:number-columns-repeated="2"/>
          <table:table-cell table:number-columns-repeated="1003"/>
        </table:table-row>
        <table:table-row-group>
          <table:table-row table:style-name="ro1">
            <table:table-cell table:style-name="ce2" office:value-type="float" office:value="1">
              <text:p>1</text:p>
            </table:table-cell>
            <table:table-cell table:style-name="ce4" office:value-type="string">
              <text:p>S07012192</text:p>
            </table:table-cell>
            <table:table-cell table:style-name="ce7" office:value-type="string">
              <text:p>ALARCON ORTIZ ORLANDO JOSEPH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.02">
              <text:p>2.00%</text:p>
            </table:table-cell>
            <table:table-cell table:style-name="ce17" office:value-type="percentage" office:value="0.01">
              <text:p>1.00%</text:p>
            </table:table-cell>
            <table:table-cell table:style-name="ce17" office:value-type="percentage" office:value="0.019">
              <office:annotation draw:style-name="gr1" draw:text-style-name="P1" svg:width="4.32cm" svg:height="1.95cm" svg:x="25.896cm" svg:y="2.873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NOMBRE DEL TITULAR MAL ESCRITO 0.1</text:span></text:p>
              </office:annotation>
              <text:p>1.90%</text:p>
            </table:table-cell>
            <table:table-cell table:style-name="ce17" office:value-type="percentage" office:value="0.049">
              <office:annotation draw:style-name="gr1" draw:text-style-name="P1" svg:width="4.32cm" svg:height="1.951cm" svg:x="28.595cm" svg:y="3.19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por inconsistencia en el nombre oficial.</text:span></text:p>
              </office:annotation>
              <text:p>4.90%</text:p>
            </table:table-cell>
            <table:table-cell table:style-name="ce17" office:value-type="percentage" office:value="0.05">
              <text:p>5.00%</text:p>
            </table:table-cell>
            <table:table-cell table:style-name="ce24" table:number-columns-repeated="2"/>
            <table:table-cell table:style-name="ce16" table:number-columns-repeated="3"/>
            <table:table-cell table:style-name="ce33" table:formula="of:=SUM([.G5:.P5])*10" office:value-type="float" office:value="1.48">
              <text:p><text:s/>1.48 </text:p>
            </table:table-cell>
            <table:table-cell table:style-name="ce2" office:value-type="string">
              <text:p>CENTRO DE CÓMPUTO DE SISTEMAS COMPUTACIONALES </text:p>
            </table:table-cell>
            <table:table-cell table:style-name="ce2" office:value-type="string">
              <text:p>LIC. NANCY ARACELY OLIVARES RUIZ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">
              <text:p>2</text:p>
            </table:table-cell>
            <table:table-cell table:style-name="ce7" office:value-type="string">
              <text:p>S05012197</text:p>
            </table:table-cell>
            <table:table-cell table:style-name="ce8" office:value-type="string">
              <text:p>BAUTISTA POLO DUVELSA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">
              <office:annotation draw:style-name="gr1" draw:text-style-name="P1" svg:width="4.418cm" svg:height="1.952cm" svg:x="20.231cm" svg:y="2.688cm" draw:caption-point-x="-0.539cm" draw:caption-point-y="0.986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7" table:number-columns-repeated="2"/>
            <table:table-cell table:style-name="ce24"/>
            <table:table-cell table:style-name="ce17"/>
            <table:table-cell table:style-name="ce24" table:number-columns-repeated="2"/>
            <table:table-cell table:style-name="ce16" table:number-columns-repeated="3"/>
            <table:table-cell table:style-name="ce33" table:formula="of:=SUM([.G6:.P6])*10" office:value-type="float" office:value="0">
              <text:p><text:s/>- <text:s text:c="2"/></text:p>
            </table:table-cell>
            <table:table-cell table:style-name="ce35" table:number-columns-repeated="3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3">
              <text:p>3</text:p>
            </table:table-cell>
            <table:table-cell table:style-name="ce7" office:value-type="string">
              <text:p>S07023292</text:p>
            </table:table-cell>
            <table:table-cell table:style-name="ce7" office:value-type="string">
              <text:p>BLASQUEZ PEREZ ANALLELY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.02">
              <text:p>2.00%</text:p>
            </table:table-cell>
            <table:table-cell table:style-name="ce17" office:value-type="percentage" office:value="0.01">
              <text:p>1.00%</text:p>
            </table:table-cell>
            <table:table-cell table:style-name="ce17" office:value-type="percentage" office:value="0.02">
              <text:p>2.00%</text:p>
            </table:table-cell>
            <table:table-cell table:style-name="ce17" office:value-type="percentage" office:value="0.045">
              <office:annotation draw:style-name="gr1" draw:text-style-name="P1" svg:width="4.32cm" svg:height="1.95cm" svg:x="28.595cm" svg:y="4.245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5 objetivos especificos no estan en infinitivo.</text:span></text:p>
              </office:annotation>
              <text:p>4.50%</text:p>
            </table:table-cell>
            <table:table-cell table:style-name="ce17" office:value-type="percentage" office:value="0.047">
              <office:annotation draw:style-name="gr1" draw:text-style-name="P1" svg:width="4.32cm" svg:height="1.95cm" svg:x="31.294cm" svg:y="4.245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nombre del director incorrecto 0.3</text:span></text:p>
              </office:annotation>
              <text:p>4.70%</text:p>
            </table:table-cell>
            <table:table-cell table:style-name="ce17" table:number-columns-repeated="2"/>
            <table:table-cell table:style-name="ce16"/>
            <table:table-cell table:style-name="ce21"/>
            <table:table-cell table:style-name="ce16"/>
            <table:table-cell table:style-name="ce33" table:formula="of:=SUM([.G7:.P7])*10" office:value-type="float" office:value="1.42">
              <text:p><text:s/>1.42 </text:p>
            </table:table-cell>
            <table:table-cell table:style-name="ce35" office:value-type="string">
              <text:p>MEGACABLE COMUNICACIONES</text:p>
            </table:table-cell>
            <table:table-cell table:style-name="ce2" office:value-type="string">
              <text:p>C. RODOLFO ISRAEL ANAYA BELTRÁN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4">
              <text:p>4</text:p>
            </table:table-cell>
            <table:table-cell table:style-name="ce7" office:value-type="string">
              <text:p>S07023310</text:p>
            </table:table-cell>
            <table:table-cell table:style-name="ce7" office:value-type="string">
              <text:p>CABALLERO LAGUNES MARIA DE LA PAZ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.02">
              <text:p>2.00%</text:p>
            </table:table-cell>
            <table:table-cell table:style-name="ce17" office:value-type="percentage" office:value="0.009">
              <office:annotation draw:style-name="gr1" draw:text-style-name="P1" svg:width="4.321cm" svg:height="1.95cm" svg:x="23.196cm" svg:y="4.455cm" draw:caption-point-x="-0.516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1 POR FALTA DE ORTOGRAFÍA</text:span></text:p>
              </office:annotation>
              <text:p>0.90%</text:p>
            </table:table-cell>
            <table:table-cell table:style-name="ce17" office:value-type="percentage" office:value="0.02">
              <text:p>2.00%</text:p>
            </table:table-cell>
            <table:table-cell table:style-name="ce17" office:value-type="percentage" office:value="0.045">
              <office:annotation draw:style-name="gr1" draw:text-style-name="P1" svg:width="4.32cm" svg:height="1.95cm" svg:x="28.595cm" svg:y="4.772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5 los objetivos especificos no estan en infinitivo</text:span></text:p>
              </office:annotation>
              <text:p>4.50%</text:p>
            </table:table-cell>
            <table:table-cell table:style-name="ce17" office:value-type="percentage" office:value="0.05">
              <text:p>5.00%</text:p>
            </table:table-cell>
            <table:table-cell table:style-name="ce17" table:number-columns-repeated="2"/>
            <table:table-cell table:style-name="ce16" table:number-columns-repeated="3"/>
            <table:table-cell table:style-name="ce33" table:formula="of:=SUM([.G8:.P8])*10" office:value-type="float" office:value="1.44">
              <text:p><text:s/>1.44 </text:p>
            </table:table-cell>
            <table:table-cell table:style-name="ce35" office:value-type="string">
              <text:p>DIRECCIÓN DE SERVICIOS DE RED E INFRAESTRUCTURA TECNOLÓGICA</text:p>
            </table:table-cell>
            <table:table-cell table:style-name="ce35" office:value-type="string">
              <text:p>L.I. ALFREDO JUÁREZ ZAPATA</text:p>
            </table:table-cell>
            <table:table-cell table:style-name="ce35" office:value-type="string">
              <text:p>SECUND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3" office:value-type="float" office:value="5">
              <text:p>5</text:p>
            </table:table-cell>
            <table:table-cell table:style-name="ce8" office:value-type="string">
              <text:p>S07023294</text:p>
            </table:table-cell>
            <table:table-cell table:style-name="ce8" office:value-type="string">
              <text:p>CASTAÑEDA GOMEZ RAFAEL ESTEBAN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07">
              <office:annotation draw:style-name="gr1" draw:text-style-name="P1" svg:width="4.321cm" svg:height="1.95cm" svg:x="23.196cm" svg:y="5.299cm" draw:caption-point-x="-0.516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2 POR REDACCIÓN Y 0.1 POR QUE LE FALTO LA FIRMA DE RECEPCIÓN (EN LA CARTA DE PRESENTACIÓN).</text:span></text:p>
              </office:annotation>
              <text:p>0.70%</text:p>
            </table:table-cell>
            <table:table-cell table:style-name="ce19" office:value-type="percentage" office:value="0.018">
              <office:annotation draw:style-name="gr1" draw:text-style-name="P1" svg:width="4.32cm" svg:height="1.95cm" svg:x="25.896cm" svg:y="5.299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en el nombre del programa copio el ejemplo de la paguina, 0.1 igual en el objetivo del programa </text:span></text:p>
              </office:annotation>
              <text:p>1.80%</text:p>
            </table:table-cell>
            <table:table-cell table:style-name="ce19" office:value-type="percentage" office:value="0.048">
              <office:annotation draw:style-name="gr1" draw:text-style-name="P1" svg:width="4.32cm" svg:height="1.95cm" svg:x="28.595cm" svg:y="5.299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por que copio el nombre del programa del ejemplo de la paguina, 0.1 igual en el objetivo general. </text:span></text:p>
              </office:annotation>
              <text:p>4.8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9:.P9])*10" office:value-type="float" office:value="1.43">
              <text:p><text:s/>1.43 </text:p>
            </table:table-cell>
            <table:table-cell table:style-name="ce35" office:value-type="string">
              <text:p>PRESTADORA DE SERVICIOS COSTCO S.A. DE C.V.</text:p>
            </table:table-cell>
            <table:table-cell table:style-name="ce2" office:value-type="string">
              <text:p>MTRA. JENY MELISSA HERNÁNDEZ ZACUTUL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6">
              <text:p>6</text:p>
            </table:table-cell>
            <table:table-cell table:style-name="ce8" office:value-type="string">
              <text:p>S07012100</text:p>
            </table:table-cell>
            <table:table-cell table:style-name="ce8" office:value-type="string">
              <text:p>CAYETANO PONCE OSCAR GERARD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">
              <office:annotation draw:style-name="gr1" draw:text-style-name="P1" svg:width="4.418cm" svg:height="1.952cm" svg:x="20.231cm" svg:y="4.797cm" draw:caption-point-x="-0.539cm" draw:caption-point-y="0.986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3">
              <office:annotation draw:style-name="gr1" draw:text-style-name="P1" svg:width="4.32cm" svg:height="1.95cm" svg:x="25.896cm" svg:y="5.509cm" draw:caption-point-x="-0.51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5 por que el objetivo no esta en infinitivo y 0.2 por que la cruz esta escrita con lapicero y una celda esta en blanco.</text:span></text:p>
              </office:annotation>
              <text:p>1.30%</text:p>
            </table:table-cell>
            <table:table-cell table:style-name="ce19" office:value-type="percentage" office:value="0.045">
              <office:annotation draw:style-name="gr1" draw:text-style-name="P1" svg:width="4.32cm" svg:height="1.95cm" svg:x="28.595cm" svg:y="5.509cm" draw:caption-point-x="-0.51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5 se descuenta por que los objetivos no estan en infinitivo.</text:span></text:p>
              </office:annotation>
              <text:p>4.5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10:.P10])*10" office:value-type="float" office:value="1.18">
              <text:p><text:s/>1.18 </text:p>
            </table:table-cell>
            <table:table-cell table:style-name="ce35" office:value-type="string">
              <text:p>SEEMARGS EDICIONES</text:p>
            </table:table-cell>
            <table:table-cell table:style-name="ce35" office:value-type="string">
              <text:p>NIDIA GUIOCHIN SOTOMAYOR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7">
              <text:p>7</text:p>
            </table:table-cell>
            <table:table-cell table:style-name="ce8" office:value-type="string">
              <text:p>S06018257</text:p>
            </table:table-cell>
            <table:table-cell table:style-name="ce8" office:value-type="string">
              <text:p>CHIMAL CARRASCO JORGE IVAN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9">
              <office:annotation draw:style-name="gr1" draw:text-style-name="P1" svg:width="4.32cm" svg:height="1.951cm" svg:x="25.896cm" svg:y="6.036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sector no es el correcto</text:span></text:p>
              </office:annotation>
              <text:p>1.90%</text:p>
            </table:table-cell>
            <table:table-cell table:style-name="ce22" office:value-type="percentage" office:value="0.047">
              <office:annotation draw:style-name="gr1" draw:text-style-name="P1" svg:width="4.32cm" svg:height="1.951cm" svg:x="28.595cm" svg:y="6.036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3 algunos objetivos especificos no estan en infinitivos.</text:span></text:p>
              </office:annotation>
              <text:p>4.7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11:.P11])*10" office:value-type="float" office:value="1.46">
              <text:p><text:s/>1.46 </text:p>
            </table:table-cell>
            <table:table-cell table:style-name="ce35" office:value-type="string">
              <text:p>INSTITUTO DE INFRAESTRUCTURA FÍSICA DE ESCUELAS DEL ESTADO DE VERACRUZ</text:p>
            </table:table-cell>
            <table:table-cell table:style-name="ce35" office:value-type="string">
              <text:p>ARQ. ANTONIO SOMARRIBA ERRASQUIN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8">
              <text:p>8</text:p>
            </table:table-cell>
            <table:table-cell table:style-name="ce8" office:value-type="string">
              <text:p>S07023273</text:p>
            </table:table-cell>
            <table:table-cell table:style-name="ce8" office:value-type="string">
              <text:p>DE LA CRUZ HERNANDEZ CLAUDI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8">
              <office:annotation draw:style-name="gr1" draw:text-style-name="P1" svg:width="4.32cm" svg:height="1.95cm" svg:x="25.896cm" svg:y="6.881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espacio en blanco y faltas de ortografía 0.1 y por su horario incompresible 0.1.</text:span></text:p>
              </office:annotation>
              <text:p>1.80%</text:p>
            </table:table-cell>
            <table:table-cell table:style-name="ce19" office:value-type="percentage" office:value="0.044">
              <office:annotation draw:style-name="gr1" draw:text-style-name="P1" svg:width="4.32cm" svg:height="1.95cm" svg:x="28.595cm" svg:y="6.881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faltas de ortografía y 0.5 por que los objetivos específicos no estan en infinitivo.</text:span></text:p>
              </office:annotation>
              <text:p>4.40%</text:p>
            </table:table-cell>
            <table:table-cell table:style-name="ce19" office:value-type="percentage" office:value="0.05">
              <text:p>5.00%</text:p>
            </table:table-cell>
            <table:table-cell table:style-name="ce4" table:number-columns-repeated="5"/>
            <table:table-cell table:style-name="ce33" table:formula="of:=SUM([.G12:.P12])*10" office:value-type="float" office:value="1.42">
              <text:p><text:s/>1.42 </text:p>
            </table:table-cell>
            <table:table-cell table:style-name="ce35" office:value-type="string">
              <text:p>DIRECCIÓN DE SERVICIOS DE RED E INFRAESTRUCTURA TECNOLÓGICA</text:p>
            </table:table-cell>
            <table:table-cell table:style-name="ce35" office:value-type="string">
              <text:p>L.I. ALFREDO JUÁREZ ZAPATA</text:p>
            </table:table-cell>
            <table:table-cell table:style-name="ce35" office:value-type="string">
              <text:p>SECUND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9">
              <text:p>9</text:p>
            </table:table-cell>
            <table:table-cell table:style-name="ce8" office:value-type="string">
              <text:p>S07012097</text:p>
            </table:table-cell>
            <table:table-cell table:style-name="ce8" office:value-type="string">
              <text:p>FARRERA LEON JORGE EDUARD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">
              <office:annotation draw:style-name="gr1" draw:text-style-name="P1" svg:width="4.418cm" svg:height="1.952cm" svg:x="20.231cm" svg:y="6.378cm" draw:caption-point-x="-0.539cm" draw:caption-point-y="0.987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9" table:number-columns-repeated="4"/>
            <table:table-cell table:style-name="ce20" table:number-columns-repeated="2"/>
            <table:table-cell table:style-name="ce4" table:number-columns-repeated="3"/>
            <table:table-cell table:style-name="ce33" table:formula="of:=SUM([.G13:.P13])*10" office:value-type="float" office:value="0">
              <text:p><text:s/>- <text:s text:c="2"/></text:p>
            </table:table-cell>
            <table:table-cell table:style-name="ce35" table:number-columns-repeated="3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3" office:value-type="float" office:value="10">
              <text:p>10</text:p>
            </table:table-cell>
            <table:table-cell table:style-name="ce8" office:value-type="string">
              <text:p>S07012120</text:p>
            </table:table-cell>
            <table:table-cell table:style-name="ce8" office:value-type="string">
              <text:p>FERNANDEZ SUAREZ ELIZABETH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22" office:value-type="percentage" office:value="0.01">
              <text:p>1.00%</text:p>
            </table:table-cell>
            <table:table-cell table:style-name="ce19" office:value-type="percentage" office:value="0.02">
              <text:p>2.00%</text:p>
            </table:table-cell>
            <table:table-cell table:number-columns-repeated="2"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14:.P14])*10" office:value-type="float" office:value="1.5">
              <text:p><text:s/>1.50 </text:p>
            </table:table-cell>
            <table:table-cell table:style-name="ce35" office:value-type="string">
              <text:p>COMISIÓN FEDERAL DE ELECTRICIDAD</text:p>
            </table:table-cell>
            <table:table-cell table:style-name="ce35" office:value-type="string">
              <text:p>L.I. ARIEL LINARES HERRER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1">
              <text:p>11</text:p>
            </table:table-cell>
            <table:table-cell table:style-name="ce8" office:value-type="string">
              <text:p>S07023295</text:p>
            </table:table-cell>
            <table:table-cell table:style-name="ce4" office:value-type="string">
              <text:p>FRANCISCO HERNANDEZ GABRIELA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9" office:value-type="percentage" office:value="0.02">
              <text:p>2.00%</text:p>
            </table:table-cell>
            <table:table-cell table:style-name="ce22" office:value-type="percentage" office:value="0.005">
              <office:annotation draw:style-name="gr1" draw:text-style-name="P1" svg:width="4.321cm" svg:height="1.95cm" svg:x="23.196cm" svg:y="8.145cm" draw:caption-point-x="-0.516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5 se descuenta,</text:span></text:p>
                <text:p text:style-name="P1"><text:span text:style-name="T4">pues le falto la carta de presentación. </text:span></text:p>
              </office:annotation>
              <text:p>0.50%</text:p>
            </table:table-cell>
            <table:table-cell table:style-name="ce19" office:value-type="percentage" office:value="0.019">
              <office:annotation draw:style-name="gr1" draw:text-style-name="P1" svg:width="4.32cm" svg:height="1.95cm" svg:x="25.896cm" svg:y="8.145cm" draw:caption-point-x="-0.51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1 se descuenta por faltas de ortografía. </text:span></text:p>
              </office:annotation>
              <text:p>1.90%</text:p>
            </table:table-cell>
            <table:table-cell table:style-name="ce19" office:value-type="percentage" office:value="0.049">
              <office:annotation draw:style-name="gr1" draw:text-style-name="P1" svg:width="4.32cm" svg:height="1.95cm" svg:x="28.595cm" svg:y="8.145cm" draw:caption-point-x="-0.51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1 se descuenta por inconsistencia en el nombre oficial.</text:span></text:p>
              </office:annotation>
              <text:p>4.9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15:.P15])*10" office:value-type="float" office:value="1.43">
              <text:p><text:s/>1.43 </text:p>
            </table:table-cell>
            <table:table-cell table:style-name="ce35" office:value-type="string">
              <text:p>JEFATURA DE LA LICENCIATURA EN SISTEMAS COMPUTACIONALES Y ADMINISTRATIVOS</text:p>
            </table:table-cell>
            <table:table-cell table:style-name="ce35" office:value-type="string">
              <text:p>M.E. PATRICIA ARIETA MELGAREJO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2">
              <text:p>12</text:p>
            </table:table-cell>
            <table:table-cell table:style-name="ce8" office:value-type="string">
              <text:p>S06016208</text:p>
            </table:table-cell>
            <table:table-cell table:style-name="ce8" office:value-type="string">
              <text:p>GARCIA ABURTO ANTONI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9">
              <office:annotation draw:style-name="gr1" draw:text-style-name="P1" svg:width="4.32cm" svg:height="1.951cm" svg:x="25.896cm" svg:y="8.989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sección del servicio es incorecto</text:span></text:p>
              </office:annotation>
              <text:p>1.90%</text:p>
            </table:table-cell>
            <table:table-cell table:style-name="ce19" office:value-type="percentage" office:value="0.003">
              <office:annotation draw:style-name="gr1" draw:text-style-name="P1" svg:width="4.32cm" svg:height="1.951cm" svg:x="28.595cm" svg:y="8.989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sección del servicio es incorrecto, 0.1 inconsistencia en en el nombre oficial. Y tiene nueve dias de retraso con sus documentos <text:s/>4.50 en general.</text:span></text:p>
              </office:annotation>
              <text:p>0.3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28" table:number-columns-repeated="3"/>
            <table:table-cell table:style-name="ce33" table:formula="of:=SUM([.G16:.P16])*10" office:value-type="float" office:value="1.02">
              <text:p><text:s/>1.02 </text:p>
            </table:table-cell>
            <table:table-cell table:style-name="ce35" office:value-type="string">
              <text:p>CENTRO DE DESARROLLO Y PRODUCCIÓN TECNOLÓGICA U.V.</text:p>
            </table:table-cell>
            <table:table-cell table:style-name="ce35" office:value-type="string">
              <text:p>MTRA. MAYRA MINERVA MÉNDEZ ANOT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3">
              <text:p>13</text:p>
            </table:table-cell>
            <table:table-cell table:style-name="ce8" office:value-type="string">
              <text:p>S07016375</text:p>
            </table:table-cell>
            <table:table-cell table:style-name="ce8" office:value-type="string">
              <text:p>GONZALEZ ALARCON MIGUEL ANGEL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09">
              <office:annotation draw:style-name="gr1" draw:text-style-name="P1" svg:width="4.321cm" svg:height="1.951cm" svg:x="23.196cm" svg:y="9.199cm" draw:caption-point-x="-0.516cm" draw:caption-point-y="0.275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FALTO FIRMA DE RECEPCIÓN CARTA DE PRESENTACIÓN</text:span></text:p>
              </office:annotation>
              <text:p>0.90%</text:p>
            </table:table-cell>
            <table:table-cell table:style-name="ce19" office:value-type="percentage" office:value="0.019">
              <office:annotation draw:style-name="gr1" draw:text-style-name="P1" svg:width="4.32cm" svg:height="1.951cm" svg:x="25.896cm" svg:y="9.199cm" draw:caption-point-x="-0.517cm" draw:caption-point-y="0.275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HORARIO INCOMPLETO </text:span></text:p>
              </office:annotation>
              <text:p>1.90%</text:p>
            </table:table-cell>
            <table:table-cell table:style-name="ce19" office:value-type="percentage" office:value="0.03">
              <office:annotation draw:style-name="gr1" draw:text-style-name="P1" svg:width="4.32cm" svg:height="1.951cm" svg:x="28.595cm" svg:y="9.199cm" draw:caption-point-x="-0.517cm" draw:caption-point-y="0.275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2.00 SE DESCUENTA POR 4 DIAS DE RETRASO YA QUE NO ENTREGO PRORROGA.</text:span></text:p>
              </office:annotation>
              <text:p>3.00%</text:p>
            </table:table-cell>
            <table:table-cell table:style-name="ce25" office:value-type="percentage" office:value="0.05">
              <text:p>5.00%</text:p>
            </table:table-cell>
            <table:table-cell table:style-name="ce20" table:number-columns-repeated="2"/>
            <table:table-cell table:style-name="ce29" table:number-columns-repeated="3"/>
            <table:table-cell table:style-name="ce33" table:formula="of:=SUM([.G17:.P17])*10" office:value-type="float" office:value="1.28">
              <text:p><text:s/>1.28 </text:p>
            </table:table-cell>
            <table:table-cell table:style-name="ce35" office:value-type="string">
              <text:p>FACULTAD DE CONTADUÍA Y ADMINISTRACIÓN</text:p>
            </table:table-cell>
            <table:table-cell table:style-name="ce35" office:value-type="string">
              <text:p>MTRO. GUILLERMO LEONEL SÁNCHEZ HERNÁNDEZ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4">
              <text:p>14</text:p>
            </table:table-cell>
            <table:table-cell table:style-name="ce8" office:value-type="string">
              <text:p>S07016390</text:p>
            </table:table-cell>
            <table:table-cell table:style-name="ce8" office:value-type="string">
              <text:p>GONZALEZ ARGOTE RAUL EDUARD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2">
              <text:p>2.00%</text:p>
            </table:table-cell>
            <table:table-cell table:number-columns-repeated="2"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29" table:number-columns-repeated="3"/>
            <table:table-cell table:style-name="ce33" table:formula="of:=SUM([.G18:.P18])*10" office:value-type="float" office:value="1.5">
              <text:p><text:s/>1.50 </text:p>
            </table:table-cell>
            <table:table-cell table:style-name="ce35" office:value-type="string">
              <text:p>DEPARTAMENTO DEL SERVICIO SOCIAL FACULTAD DE CONTADURÍA Y ADMINISTRACIÓN</text:p>
            </table:table-cell>
            <table:table-cell table:style-name="ce35" office:value-type="string">
              <text:p>M.D.F. BRENDA MARINA MARTÍNEZ HERRER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3" office:value-type="float" office:value="15">
              <text:p>15</text:p>
            </table:table-cell>
            <table:table-cell table:style-name="ce8" office:value-type="string">
              <text:p>S06018261</text:p>
            </table:table-cell>
            <table:table-cell table:style-name="ce8" office:value-type="string">
              <text:p>JIMENEZ BELLO JUAN RAMON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">
              <office:annotation draw:style-name="gr1" draw:text-style-name="P1" svg:width="4.418cm" svg:height="1.953cm" svg:x="20.231cm" svg:y="9.541cm" draw:caption-point-x="-0.539cm" draw:caption-point-y="0.987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9"/>
            <table:table-cell table:style-name="ce22"/>
            <table:table-cell table:style-name="ce19" table:number-columns-repeated="2"/>
            <table:table-cell table:style-name="ce20" table:number-columns-repeated="2"/>
            <table:table-cell table:style-name="ce4" table:number-columns-repeated="3"/>
            <table:table-cell table:style-name="ce33" table:formula="of:=SUM([.G19:.P19])*10" office:value-type="float" office:value="0">
              <text:p><text:s/>- <text:s text:c="2"/></text:p>
            </table:table-cell>
            <table:table-cell table:style-name="ce35"/>
            <table:table-cell table:style-name="ce2"/>
            <table:table-cell table:style-name="ce35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6">
              <text:p>16</text:p>
            </table:table-cell>
            <table:table-cell table:style-name="ce8" office:value-type="string">
              <text:p>S06016185</text:p>
            </table:table-cell>
            <table:table-cell table:style-name="ce8" office:value-type="string">
              <text:p>LARA GONZALEZ ANA LAURA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">
              <office:annotation draw:style-name="gr1" draw:text-style-name="P1" svg:width="4.418cm" svg:height="1.953cm" svg:x="20.231cm" svg:y="10.068cm" draw:caption-point-x="-0.539cm" draw:caption-point-y="0.987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9" table:number-columns-repeated="4"/>
            <table:table-cell table:style-name="ce4" table:number-columns-repeated="5"/>
            <table:table-cell table:style-name="ce33" table:formula="of:=SUM([.G20:.P20])*10" office:value-type="float" office:value="0">
              <text:p><text:s/>- <text:s text:c="2"/></text:p>
            </table:table-cell>
            <table:table-cell table:style-name="ce35" table:number-columns-repeated="3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7">
              <text:p>17</text:p>
            </table:table-cell>
            <table:table-cell table:style-name="ce8" office:value-type="string">
              <text:p>S06016194</text:p>
            </table:table-cell>
            <table:table-cell table:style-name="ce8" office:value-type="string">
              <text:p>LEON CORTES PERLA SARAI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22" office:value-type="percentage" office:value="0.012">
              <office:annotation draw:style-name="gr1" draw:text-style-name="P1" svg:width="4.32cm" svg:height="1.951cm" svg:x="25.896cm" svg:y="11.625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DESCONTADO POR QUE EL ESCUDO DE LA ESCUELA ESTA INCOMPLETO, 0.1 EL SECTOR ESTA MAL, 0.5 EL OBJETIVO NO ESTA EN INFINITIVO, ademas 0.1 por que la sección es incorrecta.</text:span></text:p>
              </office:annotation>
              <text:p>1.20%</text:p>
            </table:table-cell>
            <table:table-cell table:style-name="ce22" office:value-type="percentage" office:value="0.049">
              <office:annotation draw:style-name="gr1" draw:text-style-name="P1" svg:width="4.32cm" svg:height="1.951cm" svg:x="28.595cm" svg:y="11.625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POR FALTAS DE ORTOGRAFIA.</text:span></text:p>
              </office:annotation>
              <text:p>4.90%</text:p>
            </table:table-cell>
            <table:table-cell table:style-name="ce19" office:value-type="percentage" office:value="0.048">
              <office:annotation draw:style-name="gr1" draw:text-style-name="P1" svg:width="4.32cm" svg:height="1.951cm" svg:x="31.294cm" svg:y="11.625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2 POR QUE EL NOMBRE DEL DIRRECTOR ESTA MAL.</text:span></text:p>
              </office:annotation>
              <text:p>4.8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21:.P21])*10" office:value-type="float" office:value="1.39">
              <text:p><text:s/>1.39 </text:p>
            </table:table-cell>
            <table:table-cell table:style-name="ce36" office:value-type="string">
              <text:p>JURIDISCCIÓN SANITARIA NO. 5 SECRETARÍA DE SALUBRIDAD Y ASISTENCIA</text:p>
            </table:table-cell>
            <table:table-cell table:style-name="ce35" office:value-type="string">
              <text:p>C.D. ALMA C. SUSTERSICK HERNÁNDEZ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8">
              <text:p>18</text:p>
            </table:table-cell>
            <table:table-cell table:style-name="ce8" office:value-type="string">
              <text:p>S08028858</text:p>
            </table:table-cell>
            <table:table-cell table:style-name="ce4" office:value-type="string">
              <text:p>MAPEL MAPEL JANETH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9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22" office:value-type="percentage" office:value="0.018">
              <office:annotation draw:style-name="gr1" draw:text-style-name="P1" svg:width="4.32cm" svg:height="1.95cm" svg:x="25.896cm" svg:y="12.153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espacios en blanco 0.1 y 0.1 por que la sección no es la correcta.</text:span></text:p>
              </office:annotation>
              <text:p>1.80%</text:p>
            </table:table-cell>
            <table:table-cell table:style-name="ce19" office:value-type="percentage" office:value="0.04">
              <office:annotation draw:style-name="gr1" draw:text-style-name="P1" svg:width="4.32cm" svg:height="1.95cm" svg:x="28.595cm" svg:y="12.153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5 descuento por dia de retraso (en general) ya que no entrego prorroga. Y objetivos en infinitivo 0.5</text:span></text:p>
              </office:annotation>
              <text:p>4.00%</text:p>
            </table:table-cell>
            <table:table-cell table:style-name="ce22" office:value-type="percentage" office:value="0.05">
              <text:p>5.00%</text:p>
            </table:table-cell>
            <table:table-cell table:style-name="ce9"/>
            <table:table-cell table:style-name="ce20"/>
            <table:table-cell table:style-name="ce4" table:number-columns-repeated="3"/>
            <table:table-cell table:style-name="ce33" table:formula="of:=SUM([.G22:.P22])*10" office:value-type="float" office:value="1.38">
              <text:p><text:s/>1.38 </text:p>
            </table:table-cell>
            <table:table-cell table:style-name="ce35" office:value-type="string">
              <text:p>DIRECCIÓN DE SERVICIOS INFORMÁTICOS ADMINISTRATIVOS</text:p>
            </table:table-cell>
            <table:table-cell table:style-name="ce35" office:value-type="string">
              <text:p>L.I. VICTOR ACOSTA HERNÁNDEZ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9">
              <text:p>19</text:p>
            </table:table-cell>
            <table:table-cell table:style-name="ce8" office:value-type="string">
              <text:p>S07012165</text:p>
            </table:table-cell>
            <table:table-cell table:style-name="ce8" office:value-type="string">
              <text:p>MARTINEZ MARIN JULIO CESAR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7">
              <office:annotation draw:style-name="gr1" draw:text-style-name="P1" svg:width="4.32cm" svg:height="1.95cm" svg:x="25.896cm" svg:y="12.363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sección equivocada, 0.1 sector equivocado y fecha de culminación no es el correcto. 0.1</text:span></text:p>
              </office:annotation>
              <text:p>1.70%</text:p>
            </table:table-cell>
            <table:table-cell table:style-name="ce22" office:value-type="percentage" office:value="0.047">
              <office:annotation draw:style-name="gr1" draw:text-style-name="P1" svg:width="4.32cm" svg:height="1.95cm" svg:x="28.595cm" svg:y="12.363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sección equivocada, 0.1 faltas de ortografía y 0.1 inconsistencia en el nombre oficial</text:span></text:p>
              </office:annotation>
              <text:p>4.7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23:.P23])*10" office:value-type="float" office:value="1.44">
              <text:p><text:s/>1.44 </text:p>
            </table:table-cell>
            <table:table-cell table:style-name="ce35" office:value-type="string">
              <text:p>DEPARTAMENTO DE ATENCIÓN TÉCNICA A USUARIOS</text:p>
            </table:table-cell>
            <table:table-cell table:style-name="ce35" office:value-type="string">
              <text:p>C. ALBERTO MESA HUERT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3" office:value-type="float" office:value="20">
              <text:p>20</text:p>
            </table:table-cell>
            <table:table-cell table:style-name="ce8" office:value-type="string">
              <text:p>S06016191</text:p>
            </table:table-cell>
            <table:table-cell table:style-name="ce8" office:value-type="string">
              <text:p>MESTIZO LOPEZ MOISES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">
              <office:annotation draw:style-name="gr1" draw:text-style-name="P1" svg:width="4.418cm" svg:height="1.953cm" svg:x="20.231cm" svg:y="12.177cm" draw:caption-point-x="-0.539cm" draw:caption-point-y="0.987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9" table:number-columns-repeated="4"/>
            <table:table-cell table:style-name="ce20" table:number-columns-repeated="2"/>
            <table:table-cell table:style-name="ce4" table:number-columns-repeated="3"/>
            <table:table-cell table:style-name="ce33" table:formula="of:=SUM([.G24:.P24])*10" office:value-type="float" office:value="0">
              <text:p><text:s/>- <text:s text:c="2"/></text:p>
            </table:table-cell>
            <table:table-cell table:style-name="ce35" table:number-columns-repeated="3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1">
              <text:p>21</text:p>
            </table:table-cell>
            <table:table-cell table:style-name="ce8" office:value-type="string">
              <text:p>S07012178</text:p>
            </table:table-cell>
            <table:table-cell table:style-name="ce8" office:value-type="string">
              <text:p>MESTIZO REYES ANTONIO ALVAR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7">
              <office:annotation draw:style-name="gr1" draw:text-style-name="P1" svg:width="4.32cm" svg:height="1.95cm" svg:x="25.896cm" svg:y="13.417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SECCIÓN DEL SERVICIO INCORRECTO 0.2 CLASIFICACIÓN Y GIRO SON INCORRECTOS.</text:span></text:p>
              </office:annotation>
              <text:p>1.70%</text:p>
            </table:table-cell>
            <table:table-cell table:style-name="ce19" office:value-type="percentage" office:value="0.049">
              <office:annotation draw:style-name="gr1" draw:text-style-name="P1" svg:width="4.32cm" svg:height="1.95cm" svg:x="28.595cm" svg:y="13.417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LA SECCIÓN NO ES LA CORRECTA.</text:span></text:p>
              </office:annotation>
              <text:p>4.9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25:.P25])*10" office:value-type="float" office:value="1.46">
              <text:p><text:s/>1.46 </text:p>
            </table:table-cell>
            <table:table-cell table:style-name="ce35" office:value-type="string">
              <text:p>COMISIÓN FEDERAL DE ELECTRICIDAD</text:p>
            </table:table-cell>
            <table:table-cell table:style-name="ce35" office:value-type="string">
              <text:p>ING. CARLOS BERNABE CARBALLO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2">
              <text:p>22</text:p>
            </table:table-cell>
            <table:table-cell table:style-name="ce8" office:value-type="string">
              <text:p>S06012520</text:p>
            </table:table-cell>
            <table:table-cell table:style-name="ce8" office:value-type="string">
              <text:p>NARCISO CIPRIANO JONATHAN RODRIG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">
              <office:annotation draw:style-name="gr1" draw:text-style-name="P1" svg:width="4.418cm" svg:height="1.952cm" svg:x="20.231cm" svg:y="13.232cm" draw:caption-point-x="-0.539cm" draw:caption-point-y="0.986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23" table:number-columns-repeated="5"/>
            <table:table-cell table:style-name="ce20"/>
            <table:table-cell table:style-name="ce4" table:number-columns-repeated="3"/>
            <table:table-cell table:style-name="ce33" table:formula="of:=SUM([.G26:.P26])*10" office:value-type="float" office:value="0">
              <text:p><text:s/>- <text:s text:c="2"/></text:p>
            </table:table-cell>
            <table:table-cell table:style-name="ce35" table:number-columns-repeated="3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3">
              <text:p>23</text:p>
            </table:table-cell>
            <table:table-cell table:style-name="ce8" office:value-type="string">
              <text:p>S07023307</text:p>
            </table:table-cell>
            <table:table-cell table:style-name="ce8" office:value-type="string">
              <text:p>OLVERA CANCELA PAOLA ALEJANDRA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2">
              <text:p>2.00%</text:p>
            </table:table-cell>
            <table:table-cell table:style-name="ce19" office:value-type="percentage" office:value="0.045">
              <office:annotation draw:style-name="gr1" draw:text-style-name="P1" svg:width="4.32cm" svg:height="1.951cm" svg:x="28.595cm" svg:y="14.788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los objetivos especificos no estan en infinitivo. 0.5</text:span></text:p>
              </office:annotation>
              <text:p>4.50%</text:p>
            </table:table-cell>
            <table:table-cell table:style-name="ce19" office:value-type="percentage" office:value="0.047">
              <office:annotation draw:style-name="gr1" draw:text-style-name="P1" svg:width="4.32cm" svg:height="1.951cm" svg:x="31.294cm" svg:y="14.471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NOMBRE DEL DIRECTOR INCORRECTO 0.3</text:span></text:p>
              </office:annotation>
              <text:p>4.7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27:.P27])*10" office:value-type="float" office:value="1.42">
              <text:p><text:s/>1.42 </text:p>
            </table:table-cell>
            <table:table-cell table:style-name="ce35" office:value-type="string">
              <text:p>MEGACABLE COMUNICACIONES</text:p>
            </table:table-cell>
            <table:table-cell table:style-name="ce35" office:value-type="string">
              <text:p>C. RODOLFO ISRAEL ANAYA BELTRÁN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4">
              <text:p>24</text:p>
            </table:table-cell>
            <table:table-cell table:style-name="ce8" office:value-type="string">
              <text:p>S07016395</text:p>
            </table:table-cell>
            <table:table-cell table:style-name="ce8" office:value-type="string">
              <text:p>ORTEGA CANO IRVIN ADRIAN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">
              <office:annotation draw:style-name="gr1" draw:text-style-name="P1" svg:width="4.418cm" svg:height="1.952cm" svg:x="20.231cm" svg:y="14.286cm" draw:caption-point-x="-0.539cm" draw:caption-point-y="0.987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2">
              <office:annotation draw:style-name="gr1" draw:text-style-name="P1" svg:width="4.32cm" svg:height="1.95cm" svg:x="25.896cm" svg:y="14.999cm" draw:caption-point-x="-0.51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1 se descuenta pues no colocó su carrera sino que escribió meif, 0.1 en la sección del servicio,0.4 espacios en blanco y 0.2 por la actividad o giro y el sector no son los correctos.</text:span></text:p>
              </office:annotation>
              <text:p>1.20%</text:p>
            </table:table-cell>
            <table:table-cell table:style-name="ce19" office:value-type="percentage" office:value="0.038">
              <office:annotation draw:style-name="gr1" draw:text-style-name="P1" svg:width="4.32cm" svg:height="1.95cm" svg:x="28.595cm" svg:y="14.999cm" draw:caption-point-x="-0.51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5 se descuenta (en general) por un dia de retraso en la entrega de documentos ya que no entrego una prorroga.0.2 se descuenta pues en programa académico colocó meif y no su carrera ademas la sección no corresponde a la de su servicio, 0.5 se descuenta por que los objetivos especificos no estan en infinitivo.</text:span></text:p>
              </office:annotation>
              <text:p>3.80%</text:p>
            </table:table-cell>
            <table:table-cell table:style-name="ce19" office:value-type="percentage" office:value="0.05">
              <text:p>5.00%</text:p>
            </table:table-cell>
            <table:table-cell table:style-name="ce9"/>
            <table:table-cell table:style-name="ce20"/>
            <table:table-cell table:style-name="ce4" table:number-columns-repeated="3"/>
            <table:table-cell table:style-name="ce33" office:value-type="float" office:value="1.9">
              <text:p><text:s/>1.90 </text:p>
            </table:table-cell>
            <table:table-cell table:style-name="ce35" office:value-type="string">
              <text:p>COLEGIO DE EDUCACIÓN PROFESIONAL TÉCNICA DEL ESTADO DE VERACRUZ</text:p>
            </table:table-cell>
            <table:table-cell table:style-name="ce35" office:value-type="string">
              <text:p>ING. PEDRO JARDINES MARICALV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3" office:value-type="float" office:value="25">
              <text:p>25</text:p>
            </table:table-cell>
            <table:table-cell table:style-name="ce8" office:value-type="string">
              <text:p>S07012163</text:p>
            </table:table-cell>
            <table:table-cell table:style-name="ce8" office:value-type="string">
              <text:p>ORTIZ JUAREZ MIGUEL ANTONI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9">
              <office:annotation draw:style-name="gr1" draw:text-style-name="P1" svg:width="4.32cm" svg:height="1.95cm" svg:x="25.896cm" svg:y="15.526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NOMBRE DEL TITULAR MAL ESCRITO 0.1</text:span></text:p>
              </office:annotation>
              <text:p>1.90%</text:p>
            </table:table-cell>
            <table:table-cell table:style-name="ce19" office:value-type="percentage" office:value="0.049">
              <office:annotation draw:style-name="gr1" draw:text-style-name="P1" svg:width="4.32cm" svg:height="1.95cm" svg:x="28.595cm" svg:y="15.843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por inconsistencia en el nombre oficial. </text:span></text:p>
              </office:annotation>
              <text:p>4.90%</text:p>
            </table:table-cell>
            <table:table-cell table:style-name="ce19" office:value-type="percentage" office:value="0.05">
              <text:p>5.00%</text:p>
            </table:table-cell>
            <table:table-cell table:style-name="ce4" table:number-columns-repeated="5"/>
            <table:table-cell table:style-name="ce33" table:formula="of:=SUM([.G29:.P29])*10" office:value-type="float" office:value="1.48">
              <text:p><text:s/>1.48 </text:p>
            </table:table-cell>
            <table:table-cell table:style-name="ce35" office:value-type="string">
              <text:p>CENTRO DE CÓMPUTO DE SISTEMAS COMPUTACIONALES </text:p>
            </table:table-cell>
            <table:table-cell table:style-name="ce35" office:value-type="string">
              <text:p>LIC. NANCY ARACELY OLIVARES RUIZ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6">
              <text:p>26</text:p>
            </table:table-cell>
            <table:table-cell table:style-name="ce8" office:value-type="string">
              <text:p>S07023289</text:p>
            </table:table-cell>
            <table:table-cell table:style-name="ce8" office:value-type="string">
              <text:p>ORTIZ ORTIZ PEDRO LUDWING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2">
              <text:p>2.00%</text:p>
            </table:table-cell>
            <table:table-cell table:style-name="ce19" office:value-type="percentage" office:value="0.03">
              <office:annotation draw:style-name="gr1" draw:text-style-name="P1" svg:width="4.32cm" svg:height="1.95cm" svg:x="28.595cm" svg:y="16.053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2 acumulado por los 4 dias de retraso</text:span></text:p>
              </office:annotation>
              <text:p>3.00%</text:p>
            </table:table-cell>
            <table:table-cell table:style-name="ce19" office:value-type="percentage" office:value="0.05">
              <text:p>5.00%</text:p>
            </table:table-cell>
            <table:table-cell table:style-name="ce9"/>
            <table:table-cell table:style-name="ce4" table:number-columns-repeated="4"/>
            <table:table-cell table:style-name="ce33" table:formula="of:=SUM([.G30:.P30])*10" office:value-type="float" office:value="1.3">
              <text:p><text:s/>1.30 </text:p>
            </table:table-cell>
            <table:table-cell table:style-name="ce35" office:value-type="string">
              <text:p>COORDINACIÓN OPERATIVA DEL SISTEMA INSTITUCIONAL DE TUTORÍAS</text:p>
            </table:table-cell>
            <table:table-cell table:style-name="ce35" office:value-type="string">
              <text:p>MTRA. KAREN LISSET GUERRERO RAMÍREZ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7">
              <text:p>27</text:p>
            </table:table-cell>
            <table:table-cell table:style-name="ce8" office:value-type="string">
              <text:p>S06012476</text:p>
            </table:table-cell>
            <table:table-cell table:style-name="ce8" office:value-type="string">
              <text:p>ROJAS RUIZ SARAI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">
              <office:annotation draw:style-name="gr1" draw:text-style-name="P1" svg:width="4.418cm" svg:height="1.952cm" svg:x="20.231cm" svg:y="15.868cm" draw:caption-point-x="-0.539cm" draw:caption-point-y="0.986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8"/>
            <table:table-cell table:style-name="ce19" table:number-columns-repeated="3"/>
            <table:table-cell table:style-name="ce20" table:number-columns-repeated="2"/>
            <table:table-cell table:style-name="ce4" table:number-columns-repeated="3"/>
            <table:table-cell table:style-name="ce33" table:formula="of:=SUM([.G31:.P31])*10" office:value-type="float" office:value="0">
              <text:p><text:s/>- <text:s text:c="2"/></text:p>
            </table:table-cell>
            <table:table-cell table:style-name="ce35" table:number-columns-repeated="3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8">
              <text:p>28</text:p>
            </table:table-cell>
            <table:table-cell table:style-name="ce4" office:value-type="string">
              <text:p>S07012139</text:p>
            </table:table-cell>
            <table:table-cell table:style-name="ce8" office:value-type="string">
              <text:p>SERRANO CARRION DESAR GIOVANNI</text:p>
            </table:table-cell>
            <table:table-cell table:style-name="ce2" office:value-type="string">
              <text:p>SECCION 701</text:p>
            </table:table-cell>
            <table:table-cell table:style-name="ce3" table:number-columns-repeated="2"/>
            <table:table-cell table:style-name="ce19" office:value-type="percentage" office:value="0.02">
              <text:p>2.00%</text:p>
            </table:table-cell>
            <table:table-cell table:style-name="ce19" office:value-type="percentage" office:value="0.005">
              <office:annotation draw:style-name="gr1" draw:text-style-name="P1" svg:width="4.321cm" svg:height="1.951cm" svg:x="23.196cm" svg:y="17.424cm" draw:caption-point-x="-0.516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5 falta carta de presentación.</text:span></text:p>
              </office:annotation>
              <text:p>0.50%</text:p>
            </table:table-cell>
            <table:table-cell table:style-name="ce19" office:value-type="percentage" office:value="0.018">
              <office:annotation draw:style-name="gr1" draw:text-style-name="P1" svg:width="4.32cm" svg:height="1.951cm" svg:x="25.896cm" svg:y="17.424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falto firmar, 0.1 horario no especificado.</text:span></text:p>
              </office:annotation>
              <text:p>1.80%</text:p>
            </table:table-cell>
            <table:table-cell table:style-name="ce19" office:value-type="percentage" office:value="0.043">
              <office:annotation draw:style-name="gr1" draw:text-style-name="P1" svg:width="4.32cm" svg:height="1.951cm" svg:x="28.595cm" svg:y="17.424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inconsistencia en el nombre oficial, 0.1 falto firmar. Ademas 0.5 por que los objetivos especificos no estan en infinitivo.</text:span></text:p>
              </office:annotation>
              <text:p>4.3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5"/>
            <table:table-cell table:style-name="ce33" table:formula="of:=SUM([.G32:.P32])*10" office:value-type="float" office:value="1.36">
              <text:p><text:s/>1.36 </text:p>
            </table:table-cell>
            <table:table-cell table:style-name="ce35" office:value-type="string">
              <text:p>CENTRO DE DESARROLLO Y PRODUCCIÓN TECNOLÓGICA U.V.</text:p>
            </table:table-cell>
            <table:table-cell table:style-name="ce35" office:value-type="string">
              <text:p>MTRA. MAYRA MINERVA MÉNDEZ ANOT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9">
              <text:p>29</text:p>
            </table:table-cell>
            <table:table-cell table:style-name="ce8" office:value-type="string">
              <text:p>S06012277</text:p>
            </table:table-cell>
            <table:table-cell table:style-name="ce8" office:value-type="string">
              <text:p>VAZQUEZ ARREVILLAGA VICTOR HUMBERTO</text:p>
            </table:table-cell>
            <table:table-cell table:style-name="ce2" office:value-type="string">
              <text:p>SECCION 701</text:p>
            </table:table-cell>
            <table:table-cell table:style-name="ce3" table:number-columns-repeated="2"/>
            <table:table-cell table:style-name="ce19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6">
              <office:annotation draw:style-name="gr1" draw:text-style-name="P1" svg:width="4.32cm" svg:height="1.95cm" svg:x="25.896cm" svg:y="17.952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despuento por espacio en blanco, 0.2 por que las fechas <text:s/>de inicio y culminación no son las del programa, ademas 0.1 por que la sección no es la correcta.</text:span></text:p>
              </office:annotation>
              <text:p>1.60%</text:p>
            </table:table-cell>
            <table:table-cell table:style-name="ce19" office:value-type="percentage" office:value="0.048">
              <office:annotation draw:style-name="gr1" draw:text-style-name="P1" svg:width="4.32cm" svg:height="1.95cm" svg:x="28.595cm" svg:y="17.952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2 por inconsistencia en el nombre oficial. EN LA SOLICITUD, EN LA CARTA DE PRESENTACIÓN Y EN PROGRAMA</text:span></text:p>
              </office:annotation>
              <text:p>4.8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33:.P33])*10" office:value-type="float" office:value="1.44">
              <text:p><text:s/>1.44 </text:p>
            </table:table-cell>
            <table:table-cell table:style-name="ce35" office:value-type="string">
              <text:p>DEPARTAMENTO DE MANTENIMIENTO DE SISTEMAS EN LA RECTORIA <text:s/>U.V.</text:p>
            </table:table-cell>
            <table:table-cell table:style-name="ce35" office:value-type="string">
              <text:p>MTRA. PATRICIA V. ARREDONDO VARGAS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3" office:value-type="float" office:value="30">
              <text:p>30</text:p>
            </table:table-cell>
            <table:table-cell table:style-name="ce8" office:value-type="string">
              <text:p>S07023272</text:p>
            </table:table-cell>
            <table:table-cell table:style-name="ce8" office:value-type="string">
              <text:p>VAZQUEZ OROPEZA DANIEL</text:p>
            </table:table-cell>
            <table:table-cell table:style-name="ce2" office:value-type="string">
              <text:p>SECCION 701</text:p>
            </table:table-cell>
            <table:table-cell table:style-name="ce3" table:number-columns-repeated="2"/>
            <table:table-cell table:style-name="ce19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9">
              <office:annotation draw:style-name="gr1" draw:text-style-name="P1" svg:width="4.32cm" svg:height="1.95cm" svg:x="25.896cm" svg:y="18.162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EL SECTOR ESTA EQUIVOCADO</text:span></text:p>
              </office:annotation>
              <text:p>1.90%</text:p>
            </table:table-cell>
            <table:table-cell table:style-name="ce19" office:value-type="percentage" office:value="0.044">
              <office:annotation draw:style-name="gr1" draw:text-style-name="P1" svg:width="4.32cm" svg:height="1.95cm" svg:x="28.595cm" svg:y="18.162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INCONSISTENCIA EN EL NOMBRE OFICIAL. Y 0.5 OBJETIVOS ESPECIFICOS NO ESTAN EN INFINITIVOS.</text:span></text:p>
              </office:annotation>
              <text:p>4.40%</text:p>
            </table:table-cell>
            <table:table-cell table:style-name="ce19" office:value-type="percentage" office:value="0.046">
              <office:annotation draw:style-name="gr1" draw:text-style-name="P1" svg:width="4.32cm" svg:height="1.95cm" svg:x="31.294cm" svg:y="18.162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4 FALTAS DE REDACCIÓN NOMBRE DEL MAESTRO ESTA EQUIVOCADO</text:span></text:p>
              </office:annotation>
              <text:p>4.6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34:.P34])*10" office:value-type="float" office:value="1.39">
              <text:p><text:s/>1.39 </text:p>
            </table:table-cell>
            <table:table-cell table:style-name="ce35" office:value-type="string">
              <text:p>SAVOIR CONSULTORES DE NEGOCIOS</text:p>
            </table:table-cell>
            <table:table-cell table:style-name="ce35" office:value-type="string">
              <text:p>LIC. JOSÉ EDGAR TRUJILLO MENDOZ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31">
              <text:p>31</text:p>
            </table:table-cell>
            <table:table-cell table:style-name="ce8" office:value-type="string">
              <text:p>S07023268</text:p>
            </table:table-cell>
            <table:table-cell table:style-name="ce8" office:value-type="string">
              <text:p>VELA IZOZORBE IVAN RUBEN </text:p>
            </table:table-cell>
            <table:table-cell table:style-name="ce2" office:value-type="string">
              <text:p>SECCION 701</text:p>
            </table:table-cell>
            <table:table-cell table:style-name="ce3" table:number-columns-repeated="2"/>
            <table:table-cell table:style-name="ce19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8">
              <office:annotation draw:style-name="gr1" draw:text-style-name="P1" svg:width="4.32cm" svg:height="1.95cm" svg:x="25.896cm" svg:y="18.689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FALTO FIRMAR Y 0.1 LA FECHA DE TERMINACIÓN ESTA MAL.</text:span></text:p>
              </office:annotation>
              <text:p>1.80%</text:p>
            </table:table-cell>
            <table:table-cell table:style-name="ce19" office:value-type="percentage" office:value="0.045">
              <office:annotation draw:style-name="gr1" draw:text-style-name="P1" svg:width="4.32cm" svg:height="1.95cm" svg:x="28.595cm" svg:y="18.689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5 LOS OBJETIVOS ESPECIFICOS NO ESTAN EN INFINITIVOS.</text:span></text:p>
              </office:annotation>
              <text:p>4.50%</text:p>
            </table:table-cell>
            <table:table-cell table:style-name="ce19" office:value-type="percentage" office:value="0.05">
              <text:p>5.00%</text:p>
            </table:table-cell>
            <table:table-cell table:style-name="ce4" table:number-columns-repeated="5"/>
            <table:table-cell table:style-name="ce33" table:formula="of:=SUM([.G35:.P35])*10" office:value-type="float" office:value="1.43">
              <text:p><text:s/>1.43 </text:p>
            </table:table-cell>
            <table:table-cell table:style-name="ce35" office:value-type="string">
              <text:p>COMISIÓN FEDERAL DE ELECTRICIDAD</text:p>
            </table:table-cell>
            <table:table-cell table:style-name="ce35" office:value-type="string">
              <text:p>JAVIER GANDARA ORTÍZ 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32">
              <text:p>32</text:p>
            </table:table-cell>
            <table:table-cell table:style-name="ce8" office:value-type="string">
              <text:p>S09013831</text:p>
            </table:table-cell>
            <table:table-cell table:style-name="ce8" office:value-type="string">
              <text:p>VIVEROS GONZÁLEZ MAYRA ALEJANDRA</text:p>
            </table:table-cell>
            <table:table-cell table:style-name="ce2" office:value-type="string">
              <text:p>SECCION 701</text:p>
            </table:table-cell>
            <table:table-cell table:style-name="ce3" table:number-columns-repeated="2"/>
            <table:table-cell table:style-name="ce19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9">
              <office:annotation draw:style-name="gr1" draw:text-style-name="P1" svg:width="4.32cm" svg:height="1.95cm" svg:x="25.896cm" svg:y="19.533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sección del servicio incorrecto 0.1</text:span></text:p>
              </office:annotation>
              <text:p>1.90%</text:p>
            </table:table-cell>
            <table:table-cell table:style-name="ce19" office:value-type="percentage" office:value="0.045">
              <office:annotation draw:style-name="gr1" draw:text-style-name="P1" svg:width="4.32cm" svg:height="1.95cm" svg:x="28.595cm" svg:y="19.533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los objetivos especificos no estan en infinitivo. 0.5</text:span></text:p>
              </office:annotation>
              <text:p>4.50%</text:p>
            </table:table-cell>
            <table:table-cell table:style-name="ce19" office:value-type="percentage" office:value="0.05">
              <text:p>5.00%</text:p>
            </table:table-cell>
            <table:table-cell table:style-name="ce4" table:number-columns-repeated="5"/>
            <table:table-cell table:style-name="ce33" table:formula="of:=SUM([.G36:.P36])*10" office:value-type="float" office:value="1.44">
              <text:p><text:s/>1.44 </text:p>
            </table:table-cell>
            <table:table-cell table:style-name="ce35" office:value-type="string">
              <text:p>DEPARTAMENTO DE OPERACIÓN TELEFÓNICA U.V.</text:p>
            </table:table-cell>
            <table:table-cell table:style-name="ce35" office:value-type="string">
              <text:p>M.C. JAVIER CANO DELGADO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4" table:number-columns-repeated="5"/>
            <table:table-cell table:style-name="ce14"/>
            <table:table-cell table:style-name="ce4"/>
            <table:table-cell table:style-name="ce20" table:number-columns-repeated="2"/>
            <table:table-cell table:style-name="ce4"/>
            <table:table-cell table:style-name="ce20"/>
            <table:table-cell table:style-name="ce4" table:number-columns-repeated="5"/>
            <table:table-cell table:style-name="ce33" table:formula="of:=SUM([.G37:.P37])*10" office:value-type="float" office:value="0">
              <text:p><text:s/>- <text:s text:c="2"/></text:p>
            </table:table-cell>
            <table:table-cell table:style-name="ce4" table:number-columns-repeated="4"/>
            <table:table-cell table:style-name="ce9" table:number-columns-repeated="1003"/>
          </table:table-row>
        </table:table-row-group>
        <table:table-row table:style-name="ro1">
          <table:table-cell table:style-name="ce4" table:number-columns-repeated="16"/>
          <table:table-cell table:style-name="ce33" table:formula="of:=SUM([.G38:.P38])*10" office:value-type="float" office:value="0">
            <text:p><text:s/>- <text:s text:c="2"/></text:p>
          </table:table-cell>
          <table:table-cell table:style-name="ce4" table:number-columns-repeated="4"/>
          <table:table-cell table:style-name="ce9" table:number-columns-repeated="1003"/>
        </table:table-row>
        <table:table-row table:style-name="ro1">
          <table:table-cell table:style-name="ce5"/>
          <table:table-cell table:style-name="ce4"/>
          <table:table-cell table:style-name="ce5" table:number-columns-repeated="19"/>
          <table:table-cell table:number-columns-repeated="100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6"/>
          <table:table-cell table:style-name="ce20" office:value-type="percentage" office:value="0.01">
            <text:p>1.00%</text:p>
          </table:table-cell>
          <table:table-cell table:style-name="ce20" office:value-type="percentage" office:value="0.012">
            <office:annotation draw:style-name="gr1" draw:text-style-name="P1" svg:width="4.321cm" svg:height="1.95cm" svg:x="23.196cm" svg:y="29.55cm" draw:caption-point-x="-0.516cm" draw:caption-point-y="-0.043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0.1 se descuenta pues lo colocó su carrera sino que escribió meif, 0.1 en la sección del servicio,0.4 espacios en blanco y 0.2 por la actividad o giro y el sector no son los correctos.</text:span></text:p>
            </office:annotation>
            <text:p>1.20%</text:p>
          </table:table-cell>
          <table:table-cell table:style-name="ce20" office:value-type="percentage" office:value="0.042">
            <office:annotation draw:style-name="gr1" draw:text-style-name="P1" svg:width="4.32cm" svg:height="1.95cm" svg:x="25.896cm" svg:y="29.55cm" draw:caption-point-x="-0.517cm" draw:caption-point-y="-0.043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0.2 se descuenta pues en programa académico colocó meif y no su carrera ademas la sección no corresponde a la de su servicio, 0.5 se descuenta por que los vervos de los objetivos especificos no estan en infinitivo y 0.1 por que no concuerdan las fechas de entrega de los documentos son diferentes.</text:span></text:p>
            </office:annotation>
            <text:p>4.20%</text:p>
          </table:table-cell>
          <table:table-cell table:style-name="ce20" office:value-type="percentage" office:value="0.045">
            <office:annotation draw:style-name="gr1" draw:text-style-name="P1" svg:width="4.32cm" svg:height="1.95cm" svg:x="28.595cm" svg:y="29.55cm" draw:caption-point-x="-0.517cm" draw:caption-point-y="-0.043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0.5 se descuenta (en general) por un dia de retraso en la entrega de documentos ya que no entrego una prorroga.</text:span></text:p>
            </office:annotation>
            <text:p>4.50%</text:p>
          </table:table-cell>
          <table:table-cell table:style-name="ce26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.C" table:style-name="ta2" table:print="false">
        <office:forms form:automatic-focus="false" form:apply-design-mode="false"/>
        <table:table-column table:style-name="co1" table:default-cell-style-name="Default"/>
        <table:table-column table:style-name="co9" table:default-cell-style-name="ce49"/>
        <table:table-column table:style-name="co10" table:default-cell-style-name="ce57"/>
        <table:table-column table:style-name="co11" table:default-cell-style-name="Default"/>
        <table:table-column table:style-name="co12" table:visibility="collapse" table:default-cell-style-name="Default"/>
        <table:table-column table:style-name="co2" table:visibility="collapse" table:default-cell-style-name="Default"/>
        <table:table-column table:style-name="co13" table:default-cell-style-name="ce73"/>
        <table:table-column table:style-name="co14" table:default-cell-style-name="ce77"/>
        <table:table-column table:style-name="co14" table:default-cell-style-name="ce73"/>
        <table:table-column table:style-name="co15" table:default-cell-style-name="ce77"/>
        <table:table-column table:style-name="co16" table:default-cell-style-name="ce73"/>
        <table:table-column table:style-name="co2" table:default-cell-style-name="ce77"/>
        <table:table-column table:style-name="co2" table:default-cell-style-name="ce73"/>
        <table:table-column table:style-name="co2" table:default-cell-style-name="ce77"/>
        <table:table-column table:style-name="co17" table:default-cell-style-name="ce86"/>
        <table:table-column table:style-name="co4" table:default-cell-style-name="ce90"/>
        <table:table-column table:style-name="co18" table:default-cell-style-name="ce96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04" table:default-cell-style-name="Default"/>
        <table:table-row table:style-name="ro1">
          <table:table-cell table:style-name="ce39" office:value-type="string" table:number-columns-spanned="1" table:number-rows-spanned="3">
            <text:p>No.</text:p>
          </table:table-cell>
          <table:table-cell table:style-name="ce46" office:value-type="string" table:number-columns-spanned="1" table:number-rows-spanned="3">
            <text:p>MATRICULA</text:p>
          </table:table-cell>
          <table:table-cell table:style-name="ce50" office:value-type="string" table:number-columns-spanned="1" table:number-rows-spanned="3">
            <text:p>ALUMNO</text:p>
          </table:table-cell>
          <table:table-cell table:style-name="ce58" office:value-type="string" table:number-columns-spanned="1" table:number-rows-spanned="3">
            <text:p>GRUPO</text:p>
          </table:table-cell>
          <table:table-cell table:style-name="ce58" office:value-type="string" table:number-columns-spanned="1" table:number-rows-spanned="3">
            <text:p>DURACIÓN EN MESES</text:p>
          </table:table-cell>
          <table:table-cell table:style-name="ce65" office:value-type="string" table:number-columns-spanned="1" table:number-rows-spanned="3">
            <text:p>EMPIEZA EN:</text:p>
          </table:table-cell>
          <table:table-cell table:style-name="ce68" office:value-type="string" table:number-columns-spanned="10" table:number-rows-spanned="1">
            <text:p>CRITERIOS A EVALUAR</text:p>
          </table:table-cell>
          <table:covered-table-cell table:number-columns-repeated="9" table:style-name="ce68"/>
          <table:table-cell table:style-name="ce91"/>
          <table:table-cell table:style-name="ce97" office:value-type="string" table:number-columns-spanned="1" table:number-rows-spanned="3">
            <text:p>EMPRESA</text:p>
          </table:table-cell>
          <table:table-cell table:style-name="ce101" office:value-type="string" table:number-columns-spanned="1" table:number-rows-spanned="3">
            <text:p>JEFE DIRECTO </text:p>
          </table:table-cell>
          <table:table-cell table:style-name="ce103" office:value-type="string" table:number-columns-spanned="1" table:number-rows-spanned="3">
            <text:p>SECTOR </text:p>
          </table:table-cell>
          <table:table-cell table:number-columns-repeated="1004"/>
        </table:table-row>
        <table:table-row table:style-name="ro2">
          <table:covered-table-cell table:style-name="ce40"/>
          <table:covered-table-cell table:style-name="ce47"/>
          <table:covered-table-cell table:style-name="ce51"/>
          <table:covered-table-cell table:style-name="ce59"/>
          <table:covered-table-cell table:style-name="ce62"/>
          <table:covered-table-cell table:style-name="ce66"/>
          <table:table-cell table:style-name="ce69" office:value-type="string" table:number-columns-spanned="1" table:number-rows-spanned="2">
            <text:p>PLATICA 2%</text:p>
          </table:table-cell>
          <table:table-cell table:style-name="ce74" office:value-type="string" table:number-columns-spanned="1" table:number-rows-spanned="2">
            <text:p>CARTA DE PRESENTACIÓN/ACEPTACIÓN <text:s text:c="4"/>1%</text:p>
          </table:table-cell>
          <table:table-cell table:style-name="ce69" office:value-type="string" table:number-columns-spanned="1" table:number-rows-spanned="2">
            <text:p>SOLICITUD DE REGISTRO 2%</text:p>
          </table:table-cell>
          <table:table-cell table:style-name="ce74" office:value-type="string" table:number-columns-spanned="1" table:number-rows-spanned="2">
            <text:p>PROGRAMA DE TrABAJO 5%</text:p>
          </table:table-cell>
          <table:table-cell table:style-name="ce69" office:value-type="string" table:number-columns-spanned="1" table:number-rows-spanned="2">
            <text:p>ACUERDO DE COLABORACIÓN 5%</text:p>
          </table:table-cell>
          <table:table-cell table:style-name="ce80" office:value-type="string" table:number-columns-spanned="3" table:number-rows-spanned="1">
            <text:p>INFORMES BIMESTRALES 10% C/U</text:p>
          </table:table-cell>
          <table:covered-table-cell table:number-columns-repeated="2" table:style-name="ce80"/>
          <table:table-cell table:style-name="ce83" office:value-type="string" table:number-columns-spanned="1" table:number-rows-spanned="2">
            <text:p>INFORME FINAL <text:s text:c="3"/>5%</text:p>
          </table:table-cell>
          <table:table-cell table:style-name="ce87" office:value-type="string" table:number-columns-spanned="1" table:number-rows-spanned="2">
            <text:p>EVAL. DEL JEFE 50%</text:p>
          </table:table-cell>
          <table:table-cell table:style-name="ce92" office:value-type="string" office:string-value="CALIFICACIÓN ACUMULADA" table:number-columns-spanned="1" table:number-rows-spanned="2">
            <text:p><text:s/>CALIFICACIÓN ACUMULADA </text:p>
          </table:table-cell>
          <table:covered-table-cell table:style-name="ce98"/>
          <table:covered-table-cell table:style-name="ce102"/>
          <table:covered-table-cell table:style-name="ce103"/>
          <table:table-cell table:number-columns-repeated="1004"/>
        </table:table-row>
        <table:table-row table:style-name="ro4">
          <table:covered-table-cell table:style-name="ce39"/>
          <table:covered-table-cell table:style-name="ce46"/>
          <table:covered-table-cell table:style-name="ce50"/>
          <table:covered-table-cell table:style-name="ce58"/>
          <table:covered-table-cell table:style-name="ce63"/>
          <table:covered-table-cell table:style-name="ce65"/>
          <table:covered-table-cell table:style-name="ce69"/>
          <table:covered-table-cell table:style-name="ce74"/>
          <table:covered-table-cell table:style-name="ce69"/>
          <table:covered-table-cell table:style-name="ce74"/>
          <table:covered-table-cell table:style-name="ce69"/>
          <table:table-cell table:style-name="ce81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covered-table-cell table:style-name="ce84"/>
          <table:covered-table-cell table:style-name="ce87"/>
          <table:covered-table-cell table:style-name="ce92"/>
          <table:covered-table-cell table:style-name="ce97"/>
          <table:covered-table-cell table:style-name="ce102"/>
          <table:covered-table-cell table:style-name="ce103"/>
          <table:table-cell table:number-columns-repeated="1004"/>
        </table:table-row>
        <table:table-row table:style-name="ro1">
          <table:table-cell table:style-name="ce41"/>
          <table:table-cell table:style-name="ce48"/>
          <table:table-cell table:style-name="ce52" office:value-type="string">
            <text:p>Seccion 701</text:p>
          </table:table-cell>
          <table:table-cell table:style-name="ce60"/>
          <table:table-cell table:style-name="ce41"/>
          <table:table-cell table:style-name="ce44"/>
          <table:table-cell table:style-name="ce70"/>
          <table:table-cell table:style-name="ce75"/>
          <table:table-cell table:style-name="ce78"/>
          <table:table-cell table:style-name="ce75"/>
          <table:table-cell table:style-name="ce78"/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3"/>
          <table:table-cell table:style-name="ce60" table:number-columns-repeated="3"/>
          <table:table-cell table:number-columns-repeated="1004"/>
        </table:table-row>
        <table:table-row-group>
          <table:table-row table:style-name="ro1">
            <table:table-cell table:style-name="ce41" office:value-type="float" office:value="1">
              <text:p>1</text:p>
            </table:table-cell>
            <table:table-cell table:style-name="ce48" office:value-type="string">
              <text:p>S07008451</text:p>
            </table:table-cell>
            <table:table-cell table:style-name="ce53" office:value-type="string">
              <text:p>AGUILAR CASTILLO ROSA ISELA</text:p>
            </table:table-cell>
            <table:table-cell table:style-name="ce60"/>
            <table:table-cell table:style-name="ce41"/>
            <table:table-cell table:style-name="ce44"/>
            <table:table-cell table:style-name="ce70" office:value-type="percentage" office:value="0">
              <text:p>0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5:.P5])" office:value-type="percentage" office:value="0">
              <text:p>0.0%</text:p>
            </table:table-cell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1" office:value-type="float" office:value="2">
              <text:p>2</text:p>
            </table:table-cell>
            <table:table-cell table:style-name="ce48" office:value-type="string">
              <text:p>S060004322</text:p>
            </table:table-cell>
            <table:table-cell table:style-name="ce53" office:value-type="string">
              <text:p>ALVARADO ROSARIO RAMON</text:p>
            </table:table-cell>
            <table:table-cell table:style-name="ce60"/>
            <table:table-cell table:style-name="ce41"/>
            <table:table-cell table:style-name="ce44"/>
            <table:table-cell table:style-name="ce70" office:value-type="percentage" office:value="0">
              <text:p>0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4">
              <office:annotation draw:style-name="gr1" draw:text-style-name="P1" svg:width="4.502cm" svg:height="1.95cm" svg:x="25.754cm" svg:y="2.531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NSISTENCIA ORTOGRAFIA FECHAS</text:span></text:p>
              </office:annotation>
              <text:p>1.40%</text:p>
            </table:table-cell>
            <table:table-cell table:style-name="ce75" office:value-type="percentage" office:value="0.039">
              <office:annotation draw:style-name="gr1" draw:text-style-name="P1" svg:width="4.5cm" svg:height="1.95cm" svg:x="29.235cm" svg:y="2.531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ACTIVIDADES, OBJETIVOS, ORTOGRAFIA</text:span></text:p>
              </office:annotation>
              <text:p>3.9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6:.P6])" office:value-type="percentage" office:value="0.113">
              <text:p>11.3%</text:p>
            </table:table-cell>
            <table:table-cell table:style-name="ce60" office:value-type="string">
              <text:p>UV. FCAYS Sistema Universitario de Mejora Empresarial </text:p>
            </table:table-cell>
            <table:table-cell table:style-name="ce60" office:value-type="string">
              <text:p>Lorena Hernandez Trejo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3">
              <text:p>3</text:p>
            </table:table-cell>
            <table:table-cell table:style-name="ce48" office:value-type="string">
              <text:p>S07008429</text:p>
            </table:table-cell>
            <table:table-cell table:style-name="ce53" office:value-type="string">
              <text:p>AQUINO SANCHEZ YEIMY LIZBETH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7">
              <office:annotation draw:style-name="gr1" draw:text-style-name="P1" svg:width="4.502cm" svg:height="1.95cm" svg:x="25.754cm" svg:y="3.058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ACTIVIDAD, CLASIFICACION Y GIRO</text:span></text:p>
              </office:annotation>
              <text:p>1.70%</text:p>
            </table:table-cell>
            <table:table-cell table:style-name="ce75" office:value-type="percentage" office:value="0.045">
              <office:annotation draw:style-name="gr1" draw:text-style-name="P1" svg:width="4.5cm" svg:height="1.95cm" svg:x="29.235cm" svg:y="3.058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BJETIVOS =ACTIVIDADES</text:span></text:p>
              </office:annotation>
              <text:p>4.5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7:.P7])" office:value-type="percentage" office:value="0.142">
              <text:p>14.2%</text:p>
            </table:table-cell>
            <table:table-cell table:style-name="ce60" office:value-type="string">
              <text:p>CRECIENDO SERVICIOS CORPORATIVOS S.C. </text:p>
            </table:table-cell>
            <table:table-cell table:style-name="ce60" office:value-type="string">
              <text:p>FRANCISCA ROJAS GARCIA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4">
              <text:p>4</text:p>
            </table:table-cell>
            <table:table-cell table:style-name="ce48" office:value-type="string">
              <text:p>S07008280</text:p>
            </table:table-cell>
            <table:table-cell table:style-name="ce53" office:value-type="string">
              <text:p>ARCOS SANCHEZ MARIBEL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9">
              <office:annotation draw:style-name="gr1" draw:text-style-name="P1" svg:width="4.502cm" svg:height="1.95cm" svg:x="25.754cm" svg:y="3.585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nsistencias</text:span></text:p>
              </office:annotation>
              <text:p>1.90%</text:p>
            </table:table-cell>
            <table:table-cell table:style-name="ce75" office:value-type="percentage" office:value="0.044">
              <office:annotation draw:style-name="gr1" draw:text-style-name="P1" svg:width="4.5cm" svg:height="1.95cm" svg:x="29.235cm" svg:y="3.585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nsistencias </text:span></text:p>
                <text:p text:style-name="P1"><text:span text:style-name="T4">actividades = objetivos</text:span></text:p>
              </office:annotation>
              <text:p>4.40%</text:p>
            </table:table-cell>
            <table:table-cell table:style-name="ce78" office:value-type="percentage" office:value="0.05">
              <office:annotation draw:style-name="gr1" draw:text-style-name="P1" svg:width="4.501cm" svg:height="1.95cm" svg:x="33.065cm" svg:y="3.585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/></text:p>
              </office:annotation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8:.P8])" office:value-type="percentage" office:value="0.143">
              <text:p>14.3%</text:p>
            </table:table-cell>
            <table:table-cell table:style-name="ce60" office:value-type="string">
              <text:p>Universidad Veracruzana <text:s/>Coordinacion de Ceneval FCAYS</text:p>
            </table:table-cell>
            <table:table-cell table:style-name="ce60" office:value-type="string">
              <text:p>Francisco Hernandez Quinto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5">
              <text:p>5</text:p>
            </table:table-cell>
            <table:table-cell table:style-name="ce48" office:value-type="string">
              <text:p>S07008260</text:p>
            </table:table-cell>
            <table:table-cell table:style-name="ce53" office:value-type="string">
              <text:p>BAEZ GALVAN LAURA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09">
              <text:p>0.90%</text:p>
            </table:table-cell>
            <table:table-cell table:style-name="ce78" office:value-type="percentage" office:value="0.02">
              <text:p>2.00%</text:p>
            </table:table-cell>
            <table:table-cell table:style-name="ce75" office:value-type="percentage" office:value="0.04">
              <office:annotation draw:style-name="gr1" draw:text-style-name="P1" svg:width="4.5cm" svg:height="1.95cm" svg:x="29.235cm" svg:y="4.112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Servicio Social:</text:span></text:p>
                <text:p text:style-name="P1"><text:span text:style-name="T4">ORTOGRAFIA, ACTIVIDADES, INCONSISTENCIA</text:span></text:p>
              </office:annotation>
              <text:p>4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9:.P9])" office:value-type="percentage" office:value="0.139">
              <text:p>13.9%</text:p>
            </table:table-cell>
            <table:table-cell table:style-name="ce60" office:value-type="string">
              <text:p>C.P. FELIPE DE JESUS GALVAN ZARATE</text:p>
            </table:table-cell>
            <table:table-cell table:style-name="ce60" office:value-type="string">
              <text:p>C.P. FELIPE DE JESUS GALVAN ZARATE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6">
              <text:p>6</text:p>
            </table:table-cell>
            <table:table-cell table:style-name="ce48" office:value-type="string">
              <text:p>S07005305</text:p>
            </table:table-cell>
            <table:table-cell table:style-name="ce53" office:value-type="string">
              <text:p>BAUTISTA MARTINEZ KATIA SUGEY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7">
              <office:annotation draw:style-name="gr1" draw:text-style-name="P1" svg:width="4.502cm" svg:height="1.95cm" svg:x="25.754cm" svg:y="4.639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ACTIVIDAD, SECOTR, CLASIFICACION </text:span></text:p>
              </office:annotation>
              <text:p>1.70%</text:p>
            </table:table-cell>
            <table:table-cell table:style-name="ce75" office:value-type="percentage" office:value="0.045">
              <office:annotation draw:style-name="gr1" draw:text-style-name="P1" svg:width="4.5cm" svg:height="1.95cm" svg:x="29.235cm" svg:y="4.639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BJETIVOS = ACTIVIDADES</text:span></text:p>
              </office:annotation>
              <text:p>4.5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0:.P10])" office:value-type="percentage" office:value="0.142">
              <text:p>14.2%</text:p>
            </table:table-cell>
            <table:table-cell table:style-name="ce60" office:value-type="string">
              <text:p>CRECIENDO SERVICIOS CORPORATIVOS S.C. </text:p>
            </table:table-cell>
            <table:table-cell table:style-name="ce60" office:value-type="string">
              <text:p>FRANCISCA ROJAS GARCIA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7">
              <text:p>7</text:p>
            </table:table-cell>
            <table:table-cell table:style-name="ce48" office:value-type="string">
              <text:p>S07008427</text:p>
            </table:table-cell>
            <table:table-cell table:style-name="ce53" office:value-type="string">
              <text:p>BENAVIDES ARMAS EDUARDO FRANCISCO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6">
              <office:annotation draw:style-name="gr1" draw:text-style-name="P1" svg:width="4.502cm" svg:height="1.951cm" svg:x="25.754cm" svg:y="5.166cm" draw:caption-point-x="-0.537cm" draw:caption-point-y="0.275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SISTENCIA ORTOGRAFIA, FECHA, FOTO</text:span></text:p>
              </office:annotation>
              <text:p>1.60%</text:p>
            </table:table-cell>
            <table:table-cell table:style-name="ce75" office:value-type="percentage" office:value="0.045">
              <office:annotation draw:style-name="gr1" draw:text-style-name="P1" svg:width="4.5cm" svg:height="1.951cm" svg:x="29.235cm" svg:y="5.166cm" draw:caption-point-x="-0.538cm" draw:caption-point-y="0.275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BJETIVOS Y ACTIVIDADES IGUALES </text:span></text:p>
              </office:annotation>
              <text:p>4.50%</text:p>
            </table:table-cell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1:.P11])" office:value-type="percentage" office:value="0.091">
              <text:p>9.1%</text:p>
            </table:table-cell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1" office:value-type="float" office:value="8">
              <text:p>8</text:p>
            </table:table-cell>
            <table:table-cell table:style-name="ce48" office:value-type="string">
              <text:p>S07008331</text:p>
            </table:table-cell>
            <table:table-cell table:style-name="ce53" office:value-type="string">
              <text:p>CALDERON VAZQUEZ ALBERTO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2">
              <text:p>2.00%</text:p>
            </table:table-cell>
            <table:table-cell table:style-name="ce75" office:value-type="percentage" office:value="0.05">
              <text:p>5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2:.P12])" office:value-type="percentage" office:value="0.15">
              <text:p>15.0%</text:p>
            </table:table-cell>
            <table:table-cell table:style-name="ce60" office:value-type="string">
              <text:p>RICARDEZ JIMENEZ CONTADORES Y AUDITORES</text:p>
            </table:table-cell>
            <table:table-cell table:style-name="ce60" office:value-type="string">
              <text:p>DR. JERONIMO D. RICARDEZ JIMENEZ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9">
              <text:p>9</text:p>
            </table:table-cell>
            <table:table-cell table:style-name="ce48" office:value-type="string">
              <text:p>S06003675</text:p>
            </table:table-cell>
            <table:table-cell table:style-name="ce53" office:value-type="string">
              <text:p>CALLEJAS GALICIA CARLOS DANIEL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2">
              <text:p>2.00%</text:p>
            </table:table-cell>
            <table:table-cell table:style-name="ce75" office:value-type="percentage" office:value="0.05">
              <text:p>5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3:.P13])" office:value-type="percentage" office:value="0.13">
              <text:p>13.0%</text:p>
            </table:table-cell>
            <table:table-cell table:style-name="ce60" office:value-type="string">
              <text:p>SISTEMA DE ADMINISTRACION TRIBUTARIA</text:p>
            </table:table-cell>
            <table:table-cell table:style-name="ce60" office:value-type="string">
              <text:p>JAIR DE JESUS PALAFOX HERNANDEZ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10">
              <text:p>10</text:p>
            </table:table-cell>
            <table:table-cell table:style-name="ce48" office:value-type="string">
              <text:p>S07008423</text:p>
            </table:table-cell>
            <table:table-cell table:style-name="ce53" office:value-type="string">
              <text:p>COLORADO REDUCINDO NATALIA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09">
              <office:annotation draw:style-name="gr1" draw:text-style-name="P1" svg:width="4.504cm" svg:height="1.95cm" svg:x="22.345cm" svg:y="6.748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CARTA DE PRESENTACION SIN FIRMA DE RECIBIDO</text:span></text:p>
              </office:annotation>
              <text:p>0.90%</text:p>
            </table:table-cell>
            <table:table-cell table:style-name="ce78" office:value-type="percentage" office:value="0.018">
              <office:annotation draw:style-name="gr1" draw:text-style-name="P1" svg:width="4.502cm" svg:height="1.95cm" svg:x="25.754cm" svg:y="6.748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ACTIVIDADES, INCONSISTENCIAS</text:span></text:p>
              </office:annotation>
              <text:p>1.80%</text:p>
            </table:table-cell>
            <table:table-cell table:style-name="ce75" office:value-type="percentage" office:value="0.05">
              <text:p>5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4:.P14])" office:value-type="percentage" office:value="0.147">
              <text:p>14.7%</text:p>
            </table:table-cell>
            <table:table-cell table:style-name="ce60" office:value-type="string">
              <text:p>C.P. FELIPE DE JESUS GALVAN ZARATE</text:p>
            </table:table-cell>
            <table:table-cell table:style-name="ce60" office:value-type="string">
              <text:p>C.P. FELIPE DE JESUS GALVAN ZARATE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11">
              <text:p>11</text:p>
            </table:table-cell>
            <table:table-cell table:style-name="ce48" office:value-type="string">
              <text:p>S07008255</text:p>
            </table:table-cell>
            <table:table-cell table:style-name="ce53" office:value-type="string">
              <text:p>CONTRERAS LOPEZ MIRIAM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 office:value-type="percentage" office:value="0.009">
              <office:annotation draw:style-name="gr1" draw:text-style-name="P1" svg:width="4.504cm" svg:height="1.95cm" svg:x="22.345cm" svg:y="7.275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CARTA DE PRES. SIN RECIBIDO</text:span></text:p>
              </office:annotation>
              <text:p>0.90%</text:p>
            </table:table-cell>
            <table:table-cell table:style-name="ce78" office:value-type="percentage" office:value="0.017">
              <office:annotation draw:style-name="gr1" draw:text-style-name="P1" svg:width="4.502cm" svg:height="1.95cm" svg:x="25.754cm" svg:y="7.275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RTOGRAFIA</text:span></text:p>
              </office:annotation>
              <text:p>1.70%</text:p>
            </table:table-cell>
            <table:table-cell table:style-name="ce75" office:value-type="percentage" office:value="0.05">
              <text:p>5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5:.P15])" office:value-type="percentage" office:value="0.126">
              <text:p>12.6%</text:p>
            </table:table-cell>
            <table:table-cell table:style-name="ce60" office:value-type="string">
              <text:p>C.P. FELIPE DE JESUS GALVAN ZARATE</text:p>
            </table:table-cell>
            <table:table-cell table:style-name="ce60" office:value-type="string">
              <text:p>C.P. FELIPE DE JESUS GALVAN ZARATE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2" office:value-type="float" office:value="12">
              <text:p>12</text:p>
            </table:table-cell>
            <table:table-cell table:style-name="ce48" office:value-type="string">
              <text:p>S06004357</text:p>
            </table:table-cell>
            <table:table-cell table:style-name="ce53" office:value-type="string">
              <text:p>CORTES ROBELO MARISELA</text:p>
            </table:table-cell>
            <table:table-cell table:style-name="ce61"/>
            <table:table-cell table:style-name="ce42"/>
            <table:table-cell table:style-name="ce67"/>
            <table:table-cell table:style-name="ce71" office:value-type="percentage" office:value="0">
              <text:p>0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6:.P16])" office:value-type="percentage" office:value="0">
              <text:p>0.0%</text:p>
            </table:table-cell>
            <table:table-cell table:style-name="ce61" table:number-columns-repeated="3"/>
            <table:table-cell table:style-name="ce104" table:number-columns-repeated="1004"/>
          </table:table-row>
          <table:table-row table:style-name="ro1">
            <table:table-cell table:style-name="ce41" office:value-type="float" office:value="13">
              <text:p>13</text:p>
            </table:table-cell>
            <table:table-cell table:style-name="ce48" office:value-type="string">
              <text:p>S07008269</text:p>
            </table:table-cell>
            <table:table-cell table:style-name="ce53" office:value-type="string">
              <text:p>CRUZ GONZALEZ ROCIO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7">
              <office:annotation draw:style-name="gr1" draw:text-style-name="P1" svg:width="4.502cm" svg:height="1.95cm" svg:x="25.754cm" svg:y="8.33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NOMBRE DEL PROGRAMA (INSOSISTENCIAS), SECTOR, CLASIFICACION.</text:span></text:p>
              </office:annotation>
              <text:p>1.70%</text:p>
            </table:table-cell>
            <table:table-cell table:style-name="ce75" office:value-type="percentage" office:value="0.05">
              <text:p>5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7:.P17])" office:value-type="percentage" office:value="0.147">
              <text:p>14.7%</text:p>
            </table:table-cell>
            <table:table-cell table:style-name="ce60" office:value-type="string">
              <text:p>UV DEPARTAMENTO DE CONTABILIDAD</text:p>
            </table:table-cell>
            <table:table-cell table:style-name="ce60" office:value-type="string">
              <text:p>NARCISO BAIZABAL VILLA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14">
              <text:p>14</text:p>
            </table:table-cell>
            <table:table-cell table:style-name="ce48" office:value-type="string">
              <text:p>S06003124</text:p>
            </table:table-cell>
            <table:table-cell table:style-name="ce53" office:value-type="string">
              <text:p>DE LA CRUZ HERNANDEZ JUAN 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8:.P18])" office:value-type="percentage" office:value="0">
              <text:p>0.0%</text:p>
            </table:table-cell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2" office:value-type="float" office:value="15">
              <text:p>15</text:p>
            </table:table-cell>
            <table:table-cell table:style-name="ce48" office:value-type="string">
              <text:p>S07008378</text:p>
            </table:table-cell>
            <table:table-cell table:style-name="ce53" office:value-type="string">
              <text:p>DE LA RIVA HUBER CARLOS ALBERTO</text:p>
            </table:table-cell>
            <table:table-cell table:style-name="ce61"/>
            <table:table-cell table:style-name="ce42"/>
            <table:table-cell table:style-name="ce67"/>
            <table:table-cell table:style-name="ce71" office:value-type="percentage" office:value="0">
              <text:p>0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9:.P19])" office:value-type="percentage" office:value="0">
              <text:p>0.0%</text:p>
            </table:table-cell>
            <table:table-cell table:style-name="ce61" table:number-columns-repeated="3"/>
            <table:table-cell table:style-name="ce104" table:number-columns-repeated="1004"/>
          </table:table-row>
          <table:table-row table:style-name="ro1">
            <table:table-cell table:style-name="ce41" office:value-type="float" office:value="16">
              <text:p>16</text:p>
            </table:table-cell>
            <table:table-cell table:style-name="ce48" office:value-type="string">
              <text:p>S07008279</text:p>
            </table:table-cell>
            <table:table-cell table:style-name="ce53" office:value-type="string">
              <text:p>DIAZ ORTEGA ARACELI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2">
              <text:p>2.00%</text:p>
            </table:table-cell>
            <table:table-cell table:style-name="ce75" office:value-type="percentage" office:value="0.045">
              <office:annotation draw:style-name="gr1" draw:text-style-name="P1" svg:width="4.5cm" svg:height="1.95cm" svg:x="29.235cm" svg:y="9.911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BJETIVOS INFINITIVO</text:span></text:p>
              </office:annotation>
              <text:p>4.5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0:.P20])" office:value-type="percentage" office:value="0.145">
              <text:p>14.5%</text:p>
            </table:table-cell>
            <table:table-cell table:style-name="ce60" office:value-type="string">
              <text:p>UV DIRECCION DE NOMINAS</text:p>
            </table:table-cell>
            <table:table-cell table:style-name="ce60" office:value-type="string">
              <text:p>HUMBERTO DE J. SILVA LEON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17">
              <text:p>17</text:p>
            </table:table-cell>
            <table:table-cell table:style-name="ce48" office:value-type="string">
              <text:p>S06002898</text:p>
            </table:table-cell>
            <table:table-cell table:style-name="ce53" office:value-type="string">
              <text:p>DOMINGUEZ NAVARRO JOSE CARLOS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 office:value-type="percentage" office:value="0.005">
              <office:annotation draw:style-name="gr1" draw:text-style-name="P1" svg:width="4.504cm" svg:height="1.951cm" svg:x="22.345cm" svg:y="10.438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RETRASO 4 DIAS</text:span></text:p>
              </office:annotation>
              <text:p>0.50%</text:p>
            </table:table-cell>
            <table:table-cell table:style-name="ce78" office:value-type="percentage" office:value="0.01">
              <office:annotation draw:style-name="gr1" draw:text-style-name="P1" svg:width="4.502cm" svg:height="1.951cm" svg:x="25.754cm" svg:y="10.438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RETRASO 4 DIAS</text:span></text:p>
              </office:annotation>
              <text:p>1.00%</text:p>
            </table:table-cell>
            <table:table-cell table:style-name="ce75" office:value-type="percentage" office:value="0.025">
              <office:annotation draw:style-name="gr1" draw:text-style-name="P1" svg:width="4.5cm" svg:height="1.951cm" svg:x="29.235cm" svg:y="10.438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RETRASO 4 DIAS</text:span></text:p>
              </office:annotation>
              <text:p>2.50%</text:p>
            </table:table-cell>
            <table:table-cell table:style-name="ce78" office:value-type="percentage" office:value="0.025">
              <office:annotation draw:style-name="gr1" draw:text-style-name="P1" svg:width="4.501cm" svg:height="1.951cm" svg:x="33.065cm" svg:y="10.438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RETRASO 4 DIAS</text:span></text:p>
              </office:annotation>
              <text:p>2.5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1:.P21])" office:value-type="percentage" office:value="0.065">
              <text:p>6.5%</text:p>
            </table:table-cell>
            <table:table-cell table:style-name="ce60" office:value-type="string">
              <text:p>AFAE CONTADORES PUBLICOS Y ASOC. </text:p>
            </table:table-cell>
            <table:table-cell table:style-name="ce60" office:value-type="string">
              <text:p>GERARDO LEON HERNANDEZ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18">
              <text:p>18</text:p>
            </table:table-cell>
            <table:table-cell table:style-name="ce48" office:value-type="string">
              <text:p>S06018834</text:p>
            </table:table-cell>
            <table:table-cell table:style-name="ce53" office:value-type="string">
              <text:p>FERNANDEZ GOMEZ LAURA NATIVIDAD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 office:value-type="percentage" office:value="0.008">
              <office:annotation draw:style-name="gr1" draw:text-style-name="P1" svg:width="4.504cm" svg:height="1.95cm" svg:x="22.345cm" svg:y="10.966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CARTA P. SIN FIRMA, SIN RECIBIDO</text:span></text:p>
              </office:annotation>
              <text:p>0.80%</text:p>
            </table:table-cell>
            <table:table-cell table:style-name="ce78" office:value-type="percentage" office:value="0.019">
              <office:annotation draw:style-name="gr1" draw:text-style-name="P1" svg:width="4.502cm" svg:height="1.95cm" svg:x="25.754cm" svg:y="10.966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RTOGRAFIA</text:span></text:p>
              </office:annotation>
              <text:p>1.90%</text:p>
            </table:table-cell>
            <table:table-cell table:style-name="ce75" office:value-type="percentage" office:value="0.049">
              <office:annotation draw:style-name="gr1" draw:text-style-name="P1" svg:width="4.5cm" svg:height="1.95cm" svg:x="29.235cm" svg:y="10.966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NSISTENCIA</text:span></text:p>
              </office:annotation>
              <text:p>4.9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2:.P22])" office:value-type="percentage" office:value="0.126">
              <text:p>12.6%</text:p>
            </table:table-cell>
            <table:table-cell table:style-name="ce60" office:value-type="string">
              <text:p>UNIVERSIDAD VERACRUZANA DIRECCION EDITORIAL</text:p>
            </table:table-cell>
            <table:table-cell table:style-name="ce60" office:value-type="string">
              <text:p>JESUS EZEQUIEL RODRIGUEZ MORENO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19">
              <text:p>19</text:p>
            </table:table-cell>
            <table:table-cell table:style-name="ce48" office:value-type="string">
              <text:p>S07008263</text:p>
            </table:table-cell>
            <table:table-cell table:style-name="ce54" office:value-type="string">
              <office:annotation draw:style-name="gr1" draw:text-style-name="P1" svg:width="4.501cm" svg:height="1.95cm" svg:x="15.07cm" svg:y="11.493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MANDAR UN CORREO PARA QUE PASE POR SU ACUERDO PARA QUE LO FIRME LA EMPRESA</text:span></text:p>
              </office:annotation>
              <text:p>GARCIA CORDOBA KARINA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8">
              <office:annotation draw:style-name="gr1" draw:text-style-name="P1" svg:width="4.502cm" svg:height="1.95cm" svg:x="25.754cm" svg:y="11.493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RTOGRAFIA</text:span></text:p>
              </office:annotation>
              <text:p>1.80%</text:p>
            </table:table-cell>
            <table:table-cell table:style-name="ce75" office:value-type="percentage" office:value="0.04">
              <office:annotation draw:style-name="gr1" draw:text-style-name="P1" svg:width="4.5cm" svg:height="1.95cm" svg:x="29.235cm" svg:y="11.493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BJETIVOS EN INFINITIVO </text:span></text:p>
                <text:p text:style-name="P1"><text:span text:style-name="T4">OBJETIVOS IGUALES A LAS ACTIVIDADES </text:span></text:p>
              </office:annotation>
              <text:p>4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3:.P23])" office:value-type="percentage" office:value="0.138">
              <text:p>13.8%</text:p>
            </table:table-cell>
            <table:table-cell table:style-name="ce60" office:value-type="string">
              <text:p>ADMINISTRACION LOCAL DE SERVICIOS DEL CONTRIBUYENTE DEL SAT</text:p>
            </table:table-cell>
            <table:table-cell table:style-name="ce60" office:value-type="string">
              <text:p>JAIR DE JESUS PALAFOX HERNANDEZ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20">
              <text:p>20</text:p>
            </table:table-cell>
            <table:table-cell table:style-name="ce48" office:value-type="string">
              <text:p>S06004374</text:p>
            </table:table-cell>
            <table:table-cell table:style-name="ce53" office:value-type="string">
              <text:p>GARCIA DIAZ DANIEL PAULINO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2">
              <text:p>2.00%</text:p>
            </table:table-cell>
            <table:table-cell table:style-name="ce75" office:value-type="percentage" office:value="0.045">
              <office:annotation draw:style-name="gr1" draw:text-style-name="P1" svg:width="4.5cm" svg:height="1.95cm" svg:x="29.235cm" svg:y="12.02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BJETIVOS IGUALES A ACTIVIDADES</text:span></text:p>
              </office:annotation>
              <text:p>4.5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4:.P24])" office:value-type="percentage" office:value="0.125">
              <text:p>12.5%</text:p>
            </table:table-cell>
            <table:table-cell table:style-name="ce60" office:value-type="string">
              <text:p>PJF CONSEJO DE LA JUDICATURA FEDERAL ADMINISTRACION REGIONAL XALAPA</text:p>
            </table:table-cell>
            <table:table-cell table:style-name="ce60" office:value-type="string">
              <text:p>CLARIVEL HERNANDEZ LIRA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3" office:value-type="float" office:value="21">
              <text:p>21</text:p>
            </table:table-cell>
            <table:table-cell table:style-name="ce48" office:value-type="string">
              <text:p>S07008256</text:p>
            </table:table-cell>
            <table:table-cell table:style-name="ce53" office:value-type="string">
              <text:p>GOMEZ JIMENEZ ISABEL</text:p>
            </table:table-cell>
            <table:table-cell table:style-name="ce61"/>
            <table:table-cell table:style-name="ce42"/>
            <table:table-cell table:style-name="ce67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2">
              <text:p>2.00%</text:p>
            </table:table-cell>
            <table:table-cell table:style-name="ce75" office:value-type="percentage" office:value="0.045">
              <office:annotation draw:style-name="gr1" draw:text-style-name="P1" svg:width="4.5cm" svg:height="1.95cm" svg:x="29.235cm" svg:y="12.547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NO TIENE OBJETIVOS</text:span></text:p>
              </office:annotation>
              <text:p>4.5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5:.P25])" office:value-type="percentage" office:value="0.145">
              <text:p>14.5%</text:p>
            </table:table-cell>
            <table:table-cell table:style-name="ce61" office:value-type="string">
              <text:p>INFONAVIT RECAUDACION FISCAL</text:p>
            </table:table-cell>
            <table:table-cell table:style-name="ce61" office:value-type="string">
              <text:p>BLANCA PATRICIA PRIETO SANCHEZ</text:p>
            </table:table-cell>
            <table:table-cell table:style-name="ce61" office:value-type="string">
              <text:p>Terciario. </text:p>
            </table:table-cell>
            <table:table-cell table:style-name="ce104" table:number-columns-repeated="1004"/>
          </table:table-row>
          <table:table-row table:style-name="ro1">
            <table:table-cell table:style-name="ce41" office:value-type="float" office:value="22">
              <text:p>22</text:p>
            </table:table-cell>
            <table:table-cell table:style-name="ce48" office:value-type="string">
              <text:p>S07008277</text:p>
            </table:table-cell>
            <table:table-cell table:style-name="ce53" office:value-type="string">
              <text:p>GUZMAN JUAN VIANNEY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6:.P26])" office:value-type="percentage" office:value="0">
              <text:p>0.0%</text:p>
            </table:table-cell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1" office:value-type="float" office:value="23">
              <text:p>23</text:p>
            </table:table-cell>
            <table:table-cell table:style-name="ce48" office:value-type="string">
              <text:p>S07015624</text:p>
            </table:table-cell>
            <table:table-cell table:style-name="ce53" office:value-type="string">
              <text:p>HERNANDEZ CEBALLOS MIGUEL ANGEL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7:.P27])" office:value-type="percentage" office:value="0.02">
              <text:p>2.0%</text:p>
            </table:table-cell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1" office:value-type="float" office:value="24">
              <text:p>24</text:p>
            </table:table-cell>
            <table:table-cell table:style-name="ce48" office:value-type="string">
              <text:p>S07008330</text:p>
            </table:table-cell>
            <table:table-cell table:style-name="ce53" office:value-type="string">
              <text:p>HUESCA GUZMAN JUAN EDUARDO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9">
              <office:annotation draw:style-name="gr1" draw:text-style-name="P1" svg:width="4.502cm" svg:height="1.95cm" svg:x="25.754cm" svg:y="14.129cm" draw:caption-point-x="-0.53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ORTOGRAFIA</text:span></text:p>
              </office:annotation>
              <text:p>1.90%</text:p>
            </table:table-cell>
            <table:table-cell table:style-name="ce75" office:value-type="percentage" office:value="0.045">
              <office:annotation draw:style-name="gr1" draw:text-style-name="P1" svg:width="4.5cm" svg:height="1.95cm" svg:x="29.235cm" svg:y="14.129cm" draw:caption-point-x="-0.538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TIVIDADES</text:span></text:p>
              </office:annotation>
              <text:p>4.5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8:.P28])" office:value-type="percentage" office:value="0.144">
              <text:p>14.4%</text:p>
            </table:table-cell>
            <table:table-cell table:style-name="ce60" office:value-type="string">
              <text:p>CTM UNION DE TRANSPORTISTAS MATERIALES PARA LA CONSTRUCCION, CAMINOS, FLETES, DE MUNICIPIOS VARIOS</text:p>
            </table:table-cell>
            <table:table-cell table:style-name="ce60" office:value-type="string">
              <text:p>DR. FERNANDO RODRIGUEZ LANDA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2" office:value-type="float" office:value="25">
              <text:p>25</text:p>
            </table:table-cell>
            <table:table-cell table:style-name="ce48" office:value-type="string">
              <text:p>S07008351</text:p>
            </table:table-cell>
            <table:table-cell table:style-name="ce53" office:value-type="string">
              <text:p>LANDA AVILA GENESIS ARGENTINA</text:p>
            </table:table-cell>
            <table:table-cell table:style-name="ce61"/>
            <table:table-cell table:style-name="ce42"/>
            <table:table-cell table:style-name="ce67"/>
            <table:table-cell table:style-name="ce71" office:value-type="percentage" office:value="0.02">
              <text:p>2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9"/>
            <table:table-cell table:style-name="ce94" table:formula="of:=SUM([.G29:.P29])" office:value-type="percentage" office:value="0.02">
              <text:p>2.0%</text:p>
            </table:table-cell>
            <table:table-cell table:style-name="ce61" table:number-columns-repeated="3"/>
            <table:table-cell table:style-name="ce104" table:number-columns-repeated="1004"/>
          </table:table-row>
          <table:table-row table:style-name="ro1">
            <table:table-cell table:style-name="ce42" office:value-type="float" office:value="26">
              <text:p>26</text:p>
            </table:table-cell>
            <table:table-cell table:style-name="ce48" office:value-type="string">
              <text:p>S07008329</text:p>
            </table:table-cell>
            <table:table-cell table:style-name="ce53" office:value-type="string">
              <text:p>LANDA CANSECO MARIA ANGELICA</text:p>
            </table:table-cell>
            <table:table-cell table:style-name="ce61"/>
            <table:table-cell table:style-name="ce42"/>
            <table:table-cell table:style-name="ce67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6">
              <office:annotation draw:style-name="gr1" draw:text-style-name="P1" svg:width="4.502cm" svg:height="1.95cm" svg:x="25.754cm" svg:y="15.183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SISTENCIAS, ACTIVIDADES, CLASIFICACION, SECTOR</text:span></text:p>
              </office:annotation>
              <text:p>1.60%</text:p>
            </table:table-cell>
            <table:table-cell table:style-name="ce75" office:value-type="percentage" office:value="0.044">
              <office:annotation draw:style-name="gr1" draw:text-style-name="P1" svg:width="4.5cm" svg:height="1.95cm" svg:x="29.235cm" svg:y="15.183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SISTENCIAS EN NOMBRE OFICIAL</text:span></text:p>
                <text:p text:style-name="P1"><text:span text:style-name="T4">ACTIVIDADES IGUALES A OBJETIVOS</text:span></text:p>
              </office:annotation>
              <text:p>4.4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9"/>
            <table:table-cell table:style-name="ce94" table:formula="of:=SUM([.G30:.P30])" office:value-type="percentage" office:value="0.14">
              <text:p>14.0%</text:p>
            </table:table-cell>
            <table:table-cell table:style-name="ce61" office:value-type="string">
              <text:p>UV FCAYS SISTEMA UNIVERSIARIO DE MEJORA EMPRESARIAL</text:p>
            </table:table-cell>
            <table:table-cell table:style-name="ce61" office:value-type="string">
              <text:p>Lorena Hernandez Trejo</text:p>
            </table:table-cell>
            <table:table-cell table:style-name="ce61" office:value-type="string">
              <text:p>Terciario. </text:p>
            </table:table-cell>
            <table:table-cell table:style-name="ce61"/>
            <table:table-cell table:style-name="ce104" table:number-columns-repeated="1003"/>
          </table:table-row>
        </table:table-row-group>
        <table:table-row table:style-name="ro1">
          <table:table-cell table:style-name="ce44" office:value-type="float" office:value="27">
            <text:p>27</text:p>
          </table:table-cell>
          <table:table-cell table:style-name="ce48" office:value-type="string">
            <text:p>S07015637</text:p>
          </table:table-cell>
          <table:table-cell table:style-name="ce53" office:value-type="string">
            <text:p>LANDA RODRIGUEZ JORGE ALBERTO</text:p>
          </table:table-cell>
          <table:table-cell table:style-name="ce60"/>
          <table:table-cell table:style-name="ce41"/>
          <table:table-cell table:style-name="ce44"/>
          <table:table-cell table:style-name="ce71" office:value-type="percentage" office:value="0">
            <text:p>0.0%</text:p>
          </table:table-cell>
          <table:table-cell table:style-name="ce75" office:value-type="percentage" office:value="0.01">
            <text:p>1.00%</text:p>
          </table:table-cell>
          <table:table-cell table:style-name="ce78" office:value-type="percentage" office:value="0.018">
            <office:annotation draw:style-name="gr1" draw:text-style-name="P1" svg:width="4.502cm" svg:height="1.95cm" svg:x="25.754cm" svg:y="15.71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SISTENCIAS NOMBRES</text:span></text:p>
            </office:annotation>
            <text:p>1.80%</text:p>
          </table:table-cell>
          <table:table-cell table:style-name="ce75" office:value-type="percentage" office:value="0.044">
            <office:annotation draw:style-name="gr1" draw:text-style-name="P1" svg:width="4.5cm" svg:height="1.95cm" svg:x="29.235cm" svg:y="15.71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FIRMA Y SELLO, ACTIVIDADES IGUALES A OBJETIVOS</text:span></text:p>
            </office:annotation>
            <text:p>4.4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1:.P31])" office:value-type="percentage" office:value="0.122">
            <text:p>12.2%</text:p>
          </table:table-cell>
          <table:table-cell table:style-name="ce60" office:value-type="string">
            <text:p>UV FCAYS SISTEMA UNIVERSIARIO DE MEJORA EMPRESARIAL</text:p>
          </table:table-cell>
          <table:table-cell table:style-name="ce60" office:value-type="string">
            <text:p>Lorena Hernandez Trejo</text:p>
          </table:table-cell>
          <table:table-cell table:style-name="ce60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4" office:value-type="float" office:value="28">
            <text:p>28</text:p>
          </table:table-cell>
          <table:table-cell table:style-name="ce48" office:value-type="string">
            <text:p>S07015620</text:p>
          </table:table-cell>
          <table:table-cell table:style-name="ce53" office:value-type="string">
            <text:p>LARA CORTEZ SUSANA</text:p>
          </table:table-cell>
          <table:table-cell table:style-name="ce60"/>
          <table:table-cell table:style-name="ce41"/>
          <table:table-cell table:style-name="ce44"/>
          <table:table-cell table:style-name="ce71" office:value-type="percentage" office:value="0.02">
            <text:p>2.0%</text:p>
          </table:table-cell>
          <table:table-cell table:style-name="ce75" office:value-type="percentage" office:value="0.01">
            <text:p>1.00%</text:p>
          </table:table-cell>
          <table:table-cell table:style-name="ce78" office:value-type="percentage" office:value="0.018">
            <office:annotation draw:style-name="gr1" draw:text-style-name="P1" svg:width="4.502cm" svg:height="1.951cm" svg:x="25.754cm" svg:y="16.237cm" draw:caption-point-x="-0.537cm" draw:caption-point-y="0.275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LASIFICACION </text:span></text:p>
              <text:p text:style-name="P1"><text:span text:style-name="T4">ORTOGRAFIA</text:span></text:p>
            </office:annotation>
            <text:p>1.80%</text:p>
          </table:table-cell>
          <table:table-cell table:style-name="ce75" office:value-type="percentage" office:value="0.05">
            <text:p>5.0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2:.P32])" office:value-type="percentage" office:value="0.148">
            <text:p>14.8%</text:p>
          </table:table-cell>
          <table:table-cell table:style-name="ce60" office:value-type="string">
            <text:p>UV DEPARTAMENTO DE CONTABILIDAD</text:p>
          </table:table-cell>
          <table:table-cell table:style-name="ce60" office:value-type="string">
            <text:p>NARCISO BAIZABAL VILLA</text:p>
          </table:table-cell>
          <table:table-cell table:style-name="ce60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4" office:value-type="float" office:value="29">
            <text:p>29</text:p>
          </table:table-cell>
          <table:table-cell table:style-name="ce48" office:value-type="string">
            <text:p>S07008361</text:p>
          </table:table-cell>
          <table:table-cell table:style-name="ce55" office:value-type="string">
            <text:p>LOPEZ ESPINOZA ELIZABETH</text:p>
          </table:table-cell>
          <table:table-cell table:style-name="ce60"/>
          <table:table-cell table:style-name="ce41"/>
          <table:table-cell table:style-name="ce44"/>
          <table:table-cell table:style-name="ce71" office:value-type="percentage" office:value="0.02">
            <text:p>2.0%</text:p>
          </table:table-cell>
          <table:table-cell table:style-name="ce75" office:value-type="percentage" office:value="0.009">
            <office:annotation draw:style-name="gr1" draw:text-style-name="P1" svg:width="4.504cm" svg:height="1.95cm" svg:x="22.345cm" svg:y="16.765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ARTA SIN FIRMA</text:span></text:p>
            </office:annotation>
            <text:p>0.90%</text:p>
          </table:table-cell>
          <table:table-cell table:style-name="ce78" office:value-type="percentage" office:value="0.017">
            <office:annotation draw:style-name="gr1" draw:text-style-name="P1" svg:width="4.502cm" svg:height="1.95cm" svg:x="25.754cm" svg:y="16.765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, INCONSISTENCIAS CLASIFICACION, ACTIVIDAD</text:span></text:p>
            </office:annotation>
            <text:p>1.70%</text:p>
          </table:table-cell>
          <table:table-cell table:style-name="ce75" office:value-type="percentage" office:value="0.048">
            <office:annotation draw:style-name="gr1" draw:text-style-name="P1" svg:width="4.5cm" svg:height="1.95cm" svg:x="29.235cm" svg:y="16.765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S ORTOGRAFIA</text:span></text:p>
            </office:annotation>
            <text:p>4.8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3:.P33])" office:value-type="percentage" office:value="0.144">
            <text:p>14.4%</text:p>
          </table:table-cell>
          <table:table-cell table:style-name="ce60" office:value-type="string">
            <text:p>MORALES VELAZQUEZ GUILLERMO ROMAN</text:p>
          </table:table-cell>
          <table:table-cell table:style-name="ce60" office:value-type="string">
            <text:p>ADRIANA ARIZMENDI HERRERA</text:p>
          </table:table-cell>
          <table:table-cell table:style-name="ce60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0">
            <text:p>30</text:p>
          </table:table-cell>
          <table:table-cell table:style-name="ce48" office:value-type="string">
            <text:p>S07008380</text:p>
          </table:table-cell>
          <table:table-cell table:style-name="ce55" office:value-type="string">
            <text:p>LOPEZ HERNANDEZ GERARDO ANTONIO</text:p>
          </table:table-cell>
          <table:table-cell table:style-name="ce60"/>
          <table:table-cell table:style-name="ce64" table:number-columns-repeated="2"/>
          <table:table-cell table:style-name="ce71" office:value-type="percentage" office:value="0.02">
            <text:p>2.0%</text:p>
          </table:table-cell>
          <table:table-cell table:style-name="ce75" office:value-type="percentage" office:value="0.01">
            <text:p>1.00%</text:p>
          </table:table-cell>
          <table:table-cell table:style-name="ce78" office:value-type="percentage" office:value="0.017">
            <office:annotation draw:style-name="gr1" draw:text-style-name="P1" svg:width="4.502cm" svg:height="1.95cm" svg:x="25.754cm" svg:y="17.29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ACTIVIDAD, CLASIFICACION, SECTOR</text:span></text:p>
            </office:annotation>
            <text:p>1.70%</text:p>
          </table:table-cell>
          <table:table-cell table:style-name="ce75" office:value-type="percentage" office:value="0.045">
            <office:annotation draw:style-name="gr1" draw:text-style-name="P1" svg:width="4.5cm" svg:height="1.95cm" svg:x="29.235cm" svg:y="17.292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</text:span></text:p>
            </office:annotation>
            <text:p>4.5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4:.P34])" office:value-type="percentage" office:value="0.142">
            <text:p>14.2%</text:p>
          </table:table-cell>
          <table:table-cell table:style-name="ce99" office:value-type="string">
            <text:p>CBS BONZ</text:p>
          </table:table-cell>
          <table:table-cell table:style-name="ce99" office:value-type="string">
            <text:p>LIC. NAYESHE MATUS LERMA</text:p>
          </table:table-cell>
          <table:table-cell table:style-name="ce99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1">
            <text:p>31</text:p>
          </table:table-cell>
          <table:table-cell table:style-name="ce48" office:value-type="string">
            <text:p>S07008356</text:p>
          </table:table-cell>
          <table:table-cell table:style-name="ce55" office:value-type="string">
            <text:p>LOPEZ HERRERA OSCAR</text:p>
          </table:table-cell>
          <table:table-cell table:style-name="ce60"/>
          <table:table-cell table:style-name="ce64" table:number-columns-repeated="2"/>
          <table:table-cell table:style-name="ce71" office:value-type="percentage" office:value="0.02">
            <text:p>2.0%</text:p>
          </table:table-cell>
          <table:table-cell table:style-name="ce75" office:value-type="percentage" office:value="0.01">
            <text:p>1.00%</text:p>
          </table:table-cell>
          <table:table-cell table:style-name="ce78" office:value-type="percentage" office:value="0.02">
            <text:p>2.00%</text:p>
          </table:table-cell>
          <table:table-cell table:style-name="ce75" office:value-type="percentage" office:value="0.05">
            <text:p>5.0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5:.P35])" office:value-type="percentage" office:value="0.15">
            <text:p>15.0%</text:p>
          </table:table-cell>
          <table:table-cell table:style-name="ce64" office:value-type="string">
            <text:p>SUBDIRECCION DE EVALUACION DE LA GESTION PUBLICA DE LA CONTRALORIA GRAL DEL EDO</text:p>
          </table:table-cell>
          <table:table-cell table:style-name="ce64" office:value-type="string">
            <text:p>JORGE ALBERTO GUZMAN CRUZ</text:p>
          </table:table-cell>
          <table:table-cell table:style-name="ce64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2">
            <text:p>32</text:p>
          </table:table-cell>
          <table:table-cell table:style-name="ce48" office:value-type="string">
            <text:p>S07008409</text:p>
          </table:table-cell>
          <table:table-cell table:style-name="ce55" office:value-type="string">
            <text:p>LUNA SAGAYO SOFIA ALEJANDRA</text:p>
          </table:table-cell>
          <table:table-cell table:style-name="ce60"/>
          <table:table-cell table:style-name="ce64" table:number-columns-repeated="2"/>
          <table:table-cell table:style-name="ce71" office:value-type="percentage" office:value="0.02">
            <text:p>2.0%</text:p>
          </table:table-cell>
          <table:table-cell table:style-name="ce75" office:value-type="percentage" office:value="0.01">
            <text:p>1.00%</text:p>
          </table:table-cell>
          <table:table-cell table:style-name="ce78" office:value-type="percentage" office:value="0.017">
            <office:annotation draw:style-name="gr1" draw:text-style-name="P1" svg:width="4.502cm" svg:height="1.95cm" svg:x="25.754cm" svg:y="18.346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S ORTOGRAFIA</text:span></text:p>
            </office:annotation>
            <text:p>1.70%</text:p>
          </table:table-cell>
          <table:table-cell table:style-name="ce75" office:value-type="percentage" office:value="0.048">
            <office:annotation draw:style-name="gr1" draw:text-style-name="P1" svg:width="4.5cm" svg:height="1.95cm" svg:x="29.235cm" svg:y="18.346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, SIN FIRMA</text:span></text:p>
            </office:annotation>
            <text:p>4.8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6:.P36])" office:value-type="percentage" office:value="0.145">
            <text:p>14.5%</text:p>
          </table:table-cell>
          <table:table-cell table:style-name="ce100" office:value-type="string">
            <text:p>GARFIAS <text:s/>DOMINGUEZ <text:s/>CONTADORES</text:p>
          </table:table-cell>
          <table:table-cell table:style-name="ce100" office:value-type="string">
            <text:p>FRANCISCO JAVIER GARFIAS GALICIA </text:p>
          </table:table-cell>
          <table:table-cell table:style-name="ce100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3">
            <text:p>33</text:p>
          </table:table-cell>
          <table:table-cell table:style-name="ce48" office:value-type="string">
            <text:p>S06014736</text:p>
          </table:table-cell>
          <table:table-cell table:style-name="ce55" office:value-type="string">
            <text:p>MARGAIN BRETON MARIO ALEJANDRO</text:p>
          </table:table-cell>
          <table:table-cell table:style-name="ce60"/>
          <table:table-cell table:style-name="ce64" table:number-columns-repeated="2"/>
          <table:table-cell table:style-name="ce71" office:value-type="percentage" office:value="0.02">
            <text:p>2.0%</text:p>
          </table:table-cell>
          <table:table-cell table:style-name="ce75" office:value-type="percentage" office:value="0.01">
            <text:p>1.00%</text:p>
          </table:table-cell>
          <table:table-cell table:style-name="ce78" office:value-type="percentage" office:value="0.02">
            <text:p>2.00%</text:p>
          </table:table-cell>
          <table:table-cell table:style-name="ce75" office:value-type="percentage" office:value="0.05">
            <text:p>5.0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7:.P37])" office:value-type="percentage" office:value="0.15">
            <text:p>15.0%</text:p>
          </table:table-cell>
          <table:table-cell table:style-name="ce64" office:value-type="string">
            <text:p>UV DEPARTAMENTO DE SERVICIO SOCIAL</text:p>
          </table:table-cell>
          <table:table-cell table:style-name="ce64" office:value-type="string">
            <text:p>BRENDA MARINA MARTINEZ HERRERA </text:p>
          </table:table-cell>
          <table:table-cell table:style-name="ce64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4">
            <text:p>34</text:p>
          </table:table-cell>
          <table:table-cell table:style-name="ce48" office:value-type="string">
            <text:p>S06004299</text:p>
          </table:table-cell>
          <table:table-cell table:style-name="ce55" office:value-type="string">
            <text:p>MARTINEZ HERNANDEZ CONSUELO BERENICE</text:p>
          </table:table-cell>
          <table:table-cell table:style-name="ce60"/>
          <table:table-cell table:style-name="ce64"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19.401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 </text:span></text:p>
            </office:annotation>
            <text:p>1.80%</text:p>
          </table:table-cell>
          <table:table-cell table:style-name="ce76" office:value-type="percentage" office:value="0.047">
            <office:annotation draw:style-name="gr1" draw:text-style-name="P1" svg:width="4.5cm" svg:height="1.95cm" svg:x="29.235cm" svg:y="19.401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ía</text:span></text:p>
              <text:p text:style-name="P1"><text:span text:style-name="T4">objetivos y actividades</text:span></text:p>
            </office:annotation>
            <text:p>4.7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8:.P38])" office:value-type="percentage" office:value="0.125">
            <text:p>12.5%</text:p>
          </table:table-cell>
          <table:table-cell table:style-name="ce64" office:value-type="string">
            <text:p>UV. FCAYS Sistema Universitario de Mejora Empresarial </text:p>
          </table:table-cell>
          <table:table-cell table:style-name="ce64" office:value-type="string">
            <text:p>Lorena Hernandez Trejo</text:p>
          </table:table-cell>
          <table:table-cell table:style-name="ce64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5">
            <text:p>35</text:p>
          </table:table-cell>
          <table:table-cell table:style-name="ce48" office:value-type="string">
            <text:p>S07008337</text:p>
          </table:table-cell>
          <table:table-cell table:style-name="ce56" office:value-type="string">
            <text:p>MARTINEZ HERNANDEZ ELIZABETH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05">
            <office:annotation draw:style-name="gr1" draw:text-style-name="P1" svg:width="4.504cm" svg:height="1.95cm" svg:x="22.345cm" svg:y="19.928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4 DIAS</text:span></text:p>
            </office:annotation>
            <text:p>0.50%</text:p>
          </table:table-cell>
          <table:table-cell table:style-name="ce79" office:value-type="percentage" office:value="0.01">
            <office:annotation draw:style-name="gr1" draw:text-style-name="P1" svg:width="4.502cm" svg:height="1.95cm" svg:x="25.754cm" svg:y="19.928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4 DIAS</text:span></text:p>
            </office:annotation>
            <text:p>1.00%</text:p>
          </table:table-cell>
          <table:table-cell table:style-name="ce76" office:value-type="percentage" office:value="0.025">
            <office:annotation draw:style-name="gr1" draw:text-style-name="P1" svg:width="4.5cm" svg:height="1.95cm" svg:x="29.235cm" svg:y="19.928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4 DIAS</text:span></text:p>
            </office:annotation>
            <text:p>2.50%</text:p>
          </table:table-cell>
          <table:table-cell table:style-name="ce79" office:value-type="percentage" office:value="0.025">
            <office:annotation draw:style-name="gr1" draw:text-style-name="P1" svg:width="4.501cm" svg:height="1.95cm" svg:x="33.065cm" svg:y="19.928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4 DIAS</text:span></text:p>
            </office:annotation>
            <text:p>2.5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9:.P39])" office:value-type="percentage" office:value="0.065">
            <text:p>6.5%</text:p>
          </table:table-cell>
          <table:table-cell table:style-name="ce100" office:value-type="string">
            <text:p>DESPACHO CASTAÑEDA BARTINICKI Y ASOCIADOS</text:p>
          </table:table-cell>
          <table:table-cell table:style-name="ce100" office:value-type="string">
            <text:p>GERMAN SALAS RIVERA</text:p>
          </table:table-cell>
          <table:table-cell table:style-name="ce100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6">
            <text:p>36</text:p>
          </table:table-cell>
          <table:table-cell table:style-name="ce48" office:value-type="string">
            <text:p>S07015627</text:p>
          </table:table-cell>
          <table:table-cell table:style-name="ce56" office:value-type="string">
            <text:p>MEJIA HERNANDEZ MARIA IMELD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cm" svg:x="25.754cm" svg:y="20.455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LASIFICACION, SECTOR, ORTOGRAFIA</text:span></text:p>
            </office:annotation>
            <text:p>1.7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0:.P40])" office:value-type="percentage" office:value="0.147">
            <text:p>14.7%</text:p>
          </table:table-cell>
          <table:table-cell office:value-type="string">
            <text:p>UV DEPARTAMENTO DE CONTABILIDAD</text:p>
          </table:table-cell>
          <table:table-cell office:value-type="string">
            <text:p>NARCISO BAIZABAL VILL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7">
            <text:p>37</text:p>
          </table:table-cell>
          <table:table-cell table:style-name="ce48" office:value-type="string">
            <text:p>S06017790</text:p>
          </table:table-cell>
          <table:table-cell table:style-name="ce56" office:value-type="string">
            <text:p>MEJIA UTRERA ORMAR BERNABE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4">
            <office:annotation draw:style-name="gr1" draw:text-style-name="P1" svg:width="4.502cm" svg:height="1.95cm" svg:x="25.754cm" svg:y="20.98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2 INCOSISTENCIAS</text:span></text:p>
              <text:p text:style-name="P1"><text:span text:style-name="T4">FOTO</text:span></text:p>
              <text:p text:style-name="P1"><text:span text:style-name="T4">ACTIVIDAD</text:span></text:p>
              <text:p text:style-name="P1"><text:span text:style-name="T4">GIRO</text:span></text:p>
              <text:p text:style-name="P1"><text:span text:style-name="T4">CLASIFICACION</text:span></text:p>
              <text:p text:style-name="P1"><text:span text:style-name="T4">SECTOR</text:span></text:p>
            </office:annotation>
            <text:p>1.40%</text:p>
          </table:table-cell>
          <table:table-cell table:style-name="ce76" office:value-type="percentage" office:value="0.045">
            <office:annotation draw:style-name="gr1" draw:text-style-name="P1" svg:width="4.5cm" svg:height="1.95cm" svg:x="29.235cm" svg:y="20.982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 IGUALES A ACTIVIDADES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1:.P41])" office:value-type="percentage" office:value="0.139">
            <text:p>13.9%</text:p>
          </table:table-cell>
          <table:table-cell office:value-type="string">
            <text:p>INFONAVIT</text:p>
          </table:table-cell>
          <table:table-cell office:value-type="string">
            <text:p>BLANCA PATRICIA PRIETO SANCHEZ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8">
            <text:p>38</text:p>
          </table:table-cell>
          <table:table-cell table:style-name="ce48" office:value-type="string">
            <text:p>S07008414</text:p>
          </table:table-cell>
          <table:table-cell table:style-name="ce56" office:value-type="string">
            <text:p>MENDEZ VALDEZ JOAQUIN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1cm" svg:x="25.754cm" svg:y="21.509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-2 por ortografia</text:span></text:p>
            </office:annotation>
            <text:p>1.8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2:.P42])" office:value-type="percentage" office:value="0.128">
            <text:p>12.8%</text:p>
          </table:table-cell>
          <table:table-cell office:value-type="string">
            <text:p>UV FCAYS Coordinación de Autofinancibles</text:p>
          </table:table-cell>
          <table:table-cell office:value-type="string">
            <text:p>Jessica Garizurieta Bernabe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9">
            <text:p>39</text:p>
          </table:table-cell>
          <table:table-cell table:style-name="ce48" office:value-type="string">
            <text:p>S06004329</text:p>
          </table:table-cell>
          <table:table-cell table:style-name="ce56" office:value-type="string">
            <text:p>MENDOZA DURAN CARLOS RAUL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3:.P43])" office:value-type="percentage" office:value="0.02">
            <text:p>2.0%</text:p>
          </table:table-cell>
          <table:table-cell table:number-columns-repeated="1007"/>
        </table:table-row>
        <table:table-row table:style-name="ro1">
          <table:table-cell table:style-name="ce45" office:value-type="float" office:value="40">
            <text:p>40</text:p>
          </table:table-cell>
          <table:table-cell table:style-name="ce48" office:value-type="string">
            <text:p>S07008335</text:p>
          </table:table-cell>
          <table:table-cell table:style-name="ce56" office:value-type="string">
            <text:p>MOVIS SANCHEZ LUIS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5">
            <office:annotation draw:style-name="gr1" draw:text-style-name="P1" svg:width="4.502cm" svg:height="1.95cm" svg:x="25.754cm" svg:y="22.564cm" draw:caption-point-x="-0.537cm" draw:caption-point-y="0.274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INCOSISTENCIAS, ERROR EN ACTIVIDAD, GIRO, SECTOR, NO DICE SI TIENE ACUERDO.</text:span></text:p>
            </office:annotation>
            <text:p>1.50%</text:p>
          </table:table-cell>
          <table:table-cell table:style-name="ce76" office:value-type="percentage" office:value="0.04">
            <office:annotation draw:style-name="gr1" draw:text-style-name="P1" svg:width="4.5cm" svg:height="1.95cm" svg:x="29.235cm" svg:y="22.564cm" draw:caption-point-x="-0.538cm" draw:caption-point-y="0.274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ACTIVIDADES IGUALES A OBJETIVOS</text:span></text:p>
              <text:p text:style-name="P1"><text:span text:style-name="T2">OBJETIVOS MAL REDACTADOS</text:span></text:p>
            </office:annotation>
            <text:p>4.00%</text:p>
          </table:table-cell>
          <table:table-cell table:style-name="ce79" office:value-type="percentage" office:value="0.05">
            <office:annotation draw:style-name="gr1" draw:text-style-name="P1" svg:width="4.501cm" svg:height="1.95cm" svg:x="33.065cm" svg:y="22.564cm" draw:caption-point-x="-0.537cm" draw:caption-point-y="0.274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/></text:p>
            </office:annotation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4:.P44])" office:value-type="percentage" office:value="0.135">
            <text:p>13.5%</text:p>
          </table:table-cell>
          <table:table-cell office:value-type="string">
            <text:p>INSTITUTO DE INFRAESTRUCTURA FISICA DE ESCUELAS DEL ESTADO DE VERACRUZ</text:p>
          </table:table-cell>
          <table:table-cell office:value-type="string">
            <text:p>ARQ ANTONIO SOMARRIBA ERRASQUIN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41">
            <text:p>41</text:p>
          </table:table-cell>
          <table:table-cell table:style-name="ce48" office:value-type="string">
            <text:p>S07008338</text:p>
          </table:table-cell>
          <table:table-cell table:style-name="ce56" office:value-type="string">
            <text:p>OROZCO GARCIA KAREN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23.091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FOTOGRAFIA A DESTIEMPO, ORTOGRAFIA</text:span></text:p>
            </office:annotation>
            <text:p>1.80%</text:p>
          </table:table-cell>
          <table:table-cell table:style-name="ce76" office:value-type="percentage" office:value="0.046">
            <office:annotation draw:style-name="gr1" draw:text-style-name="P1" svg:width="4.5cm" svg:height="1.95cm" svg:x="29.235cm" svg:y="23.091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, INCONSISTENCIAS</text:span></text:p>
            </office:annotation>
            <text:p>4.6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5:.P45])" office:value-type="percentage" office:value="0.144">
            <text:p>14.4%</text:p>
          </table:table-cell>
          <table:table-cell office:value-type="string">
            <text:p>SEFIPLAN</text:p>
          </table:table-cell>
          <table:table-cell office:value-type="string">
            <text:p>LAE EFREN HERRERA COBOS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42">
            <text:p>42</text:p>
          </table:table-cell>
          <table:table-cell table:style-name="ce48" office:value-type="string">
            <text:p>S06004237</text:p>
          </table:table-cell>
          <table:table-cell table:style-name="ce56" office:value-type="string">
            <text:p>OVANDO TELLEZ JOSE ANWAR</text:p>
          </table:table-cell>
          <table:table-cell table:style-name="ce60"/>
          <table:table-cell table:number-columns-repeated="2"/>
          <table:table-cell table:style-name="ce72" office:value-type="float" office:value="0">
            <text:p>0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6:.P46])" office:value-type="percentage" office:value="0">
            <text:p>0.0%</text:p>
          </table:table-cell>
          <table:table-cell table:number-columns-repeated="1007"/>
        </table:table-row>
        <table:table-row table:style-name="ro1">
          <table:table-cell table:style-name="ce45" office:value-type="float" office:value="43">
            <text:p>43</text:p>
          </table:table-cell>
          <table:table-cell table:style-name="ce48" office:value-type="string">
            <text:p>S07008324</text:p>
          </table:table-cell>
          <table:table-cell table:style-name="ce56" office:value-type="string">
            <text:p>PEREZ GUZMAN ARMANDO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7:.P47])" office:value-type="percentage" office:value="0.02">
            <text:p>2.0%</text:p>
          </table:table-cell>
          <table:table-cell table:number-columns-repeated="1007"/>
        </table:table-row>
        <table:table-row table:style-name="ro1">
          <table:table-cell table:style-name="ce45" office:value-type="float" office:value="44">
            <text:p>44</text:p>
          </table:table-cell>
          <table:table-cell table:style-name="ce48" office:value-type="string">
            <text:p>S07008293</text:p>
          </table:table-cell>
          <table:table-cell table:style-name="ce56" office:value-type="string">
            <text:p>PIEDRA FERNANDEZ OLOFI ALEJANDRO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8:.P48])" office:value-type="percentage" office:value="0.02">
            <text:p>2.0%</text:p>
          </table:table-cell>
          <table:table-cell table:number-columns-repeated="1007"/>
        </table:table-row>
        <table:table-row table:style-name="ro1">
          <table:table-cell table:style-name="ce45" office:value-type="float" office:value="45">
            <text:p>45</text:p>
          </table:table-cell>
          <table:table-cell table:style-name="ce48" office:value-type="string">
            <text:p>S07008311 </text:p>
          </table:table-cell>
          <table:table-cell table:style-name="ce56" office:value-type="string">
            <text:p>PRUDENCIO SABINO AUROR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25.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SISTENCIAS NOMBRES EQUIVOCOS</text:span></text:p>
            </office:annotation>
            <text:p>1.8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9:.P49])" office:value-type="percentage" office:value="0.148">
            <text:p>14.8%</text:p>
          </table:table-cell>
          <table:table-cell office:value-type="string">
            <text:p>DESPACHO CONTABLE GARFIAS DOMINGUEZ</text:p>
          </table:table-cell>
          <table:table-cell office:value-type="string">
            <text:p>ANDRES RODRIGUEZ VAZQUEZ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46">
            <text:p>46</text:p>
          </table:table-cell>
          <table:table-cell table:style-name="ce48" office:value-type="string">
            <text:p>S07018788</text:p>
          </table:table-cell>
          <table:table-cell table:style-name="ce56" office:value-type="string">
            <text:p>QUIROZ ELOTLAN ROSALB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09">
            <office:annotation draw:style-name="gr1" draw:text-style-name="P1" svg:width="4.504cm" svg:height="1.95cm" svg:x="22.345cm" svg:y="25.727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NO TIENE FIRMA DE RECIBIDO</text:span></text:p>
            </office:annotation>
            <text:p>0.9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25.727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, ACTIVIDADES</text:span></text:p>
              <text:p text:style-name="P1"><text:span text:style-name="T4"/></text:p>
            </office:annotation>
            <text:p>1.8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0:.P50])" office:value-type="percentage" office:value="0.147">
            <text:p>14.7%</text:p>
          </table:table-cell>
          <table:table-cell office:value-type="string">
            <text:p>C.P. FELIPE DE JESUS GALVAN ZARATE</text:p>
          </table:table-cell>
          <table:table-cell office:value-type="string">
            <text:p>C.P. FELIPE DE JESUS GALVAN ZARATE 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47">
            <text:p>47</text:p>
          </table:table-cell>
          <table:table-cell table:style-name="ce48" office:value-type="string">
            <text:p>S06003016</text:p>
          </table:table-cell>
          <table:table-cell table:style-name="ce56" office:value-type="string">
            <text:p>QUIROZ GARCIA EDGAR ISRAEL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4">
            <office:annotation draw:style-name="gr1" draw:text-style-name="P1" svg:width="4.502cm" svg:height="1.95cm" svg:x="25.754cm" svg:y="26.254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 PROGRAMA ACADEMICO, MATRICULA, ACUERDO, ACTIVIDADES, SECTOR, INCONSISTENCIA, </text:span></text:p>
            </office:annotation>
            <text:p>1.40%</text:p>
          </table:table-cell>
          <table:table-cell table:style-name="ce76" office:value-type="percentage" office:value="0.044">
            <office:annotation draw:style-name="gr1" draw:text-style-name="P1" svg:width="4.5cm" svg:height="1.95cm" svg:x="29.235cm" svg:y="26.254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 Y ACTIVIDADES</text:span></text:p>
            </office:annotation>
            <text:p>4.4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1:.P51])" office:value-type="percentage" office:value="0.138">
            <text:p>13.8%</text:p>
          </table:table-cell>
          <table:table-cell office:value-type="string">
            <text:p>INSTITUTO DE LA POLICIA AUXILIAR Y PROTECCION PATRIMONIAL</text:p>
          </table:table-cell>
          <table:table-cell office:value-type="string">
            <text:p>VICTOR MANUEL ESTUDILLO RIOS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48">
            <text:p>48</text:p>
          </table:table-cell>
          <table:table-cell table:style-name="ce48" office:value-type="string">
            <text:p>S07008306</text:p>
          </table:table-cell>
          <table:table-cell table:style-name="ce56" office:value-type="string">
            <text:p>REYES LARA OMAR</text:p>
          </table:table-cell>
          <table:table-cell table:style-name="ce60"/>
          <table:table-cell table:number-columns-repeated="2"/>
          <table:table-cell table:style-name="ce72" office:value-type="float" office:value="0">
            <text:p>0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2:.P52])" office:value-type="percentage" office:value="0">
            <text:p>0.0%</text:p>
          </table:table-cell>
          <table:table-cell table:number-columns-repeated="1007"/>
        </table:table-row>
        <table:table-row table:style-name="ro1">
          <table:table-cell table:style-name="ce45" office:value-type="float" office:value="49">
            <text:p>49</text:p>
          </table:table-cell>
          <table:table-cell table:style-name="ce48" office:value-type="string">
            <text:p>S07002697</text:p>
          </table:table-cell>
          <table:table-cell table:style-name="ce56" office:value-type="string">
            <text:p>REYES MORALES OSCAR</text:p>
          </table:table-cell>
          <table:table-cell table:style-name="ce60"/>
          <table:table-cell table:number-columns-repeated="2"/>
          <table:table-cell table:style-name="ce72" office:value-type="float" office:value="0">
            <text:p>0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3:.P53])" office:value-type="percentage" office:value="0">
            <text:p>0.0%</text:p>
          </table:table-cell>
          <table:table-cell table:number-columns-repeated="1007"/>
        </table:table-row>
        <table:table-row table:style-name="ro1">
          <table:table-cell table:style-name="ce45" office:value-type="float" office:value="50">
            <text:p>50</text:p>
          </table:table-cell>
          <table:table-cell table:style-name="ce48" office:value-type="string">
            <text:p>S07008396</text:p>
          </table:table-cell>
          <table:table-cell table:style-name="ce56" office:value-type="string">
            <text:p>RIVERA AGUIRRE AZUCEN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cm" svg:x="25.754cm" svg:y="27.836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</text:span></text:p>
              <text:p text:style-name="P1"><text:span text:style-name="T4">ORTOGRAFIA</text:span></text:p>
              <text:p text:style-name="P1"><text:span text:style-name="T4">INCOSISTENCIAS</text:span></text:p>
            </office:annotation>
            <text:p>1.70%</text:p>
          </table:table-cell>
          <table:table-cell table:style-name="ce76" office:value-type="percentage" office:value="0.04">
            <office:annotation draw:style-name="gr1" draw:text-style-name="P1" svg:width="4.5cm" svg:height="1.95cm" svg:x="29.235cm" svg:y="27.836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 NO EN INFINITIVO</text:span></text:p>
              <text:p text:style-name="P1"><text:span text:style-name="T4">OBJETIVOS IGUALES A ACTIVIDADES</text:span></text:p>
            </office:annotation>
            <text:p>4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4:.P54])" office:value-type="percentage" office:value="0.137">
            <text:p>13.7%</text:p>
          </table:table-cell>
          <table:table-cell office:value-type="string">
            <text:p>JUST PRICE</text:p>
          </table:table-cell>
          <table:table-cell office:value-type="string">
            <text:p>RAFAEL AMEZCUA AGUILAR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1">
            <text:p>51</text:p>
          </table:table-cell>
          <table:table-cell table:style-name="ce48" office:value-type="string">
            <text:p>S07008387</text:p>
          </table:table-cell>
          <table:table-cell table:style-name="ce56" office:value-type="string">
            <text:p>RODRIGUEZ DE LA ROSA MARIA MAGDALEN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01">
            <office:annotation draw:style-name="gr1" draw:text-style-name="P1" svg:width="4.504cm" svg:height="1.95cm" svg:x="22.345cm" svg:y="28.363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SIN CARTA DE PRESENTACION RETRASO 3 DIAS</text:span></text:p>
            </office:annotation>
            <text:p>0.10%</text:p>
          </table:table-cell>
          <table:table-cell table:style-name="ce79" office:value-type="percentage" office:value="0.007">
            <office:annotation draw:style-name="gr1" draw:text-style-name="P1" svg:width="4.502cm" svg:height="1.95cm" svg:x="25.754cm" svg:y="28.363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3 DIAS SECTOR, CLASIFICACION, SIN FIRMA</text:span></text:p>
            </office:annotation>
            <text:p>0.70%</text:p>
          </table:table-cell>
          <table:table-cell table:style-name="ce76" office:value-type="percentage" office:value="0.02">
            <office:annotation draw:style-name="gr1" draw:text-style-name="P1" svg:width="4.5cm" svg:height="1.95cm" svg:x="29.235cm" svg:y="28.363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3 DIAS OBJETIVOS, ACTIVIDADES, ORTOGRAFIA</text:span></text:p>
            </office:annotation>
            <text:p>2.00%</text:p>
          </table:table-cell>
          <table:table-cell table:style-name="ce79" office:value-type="percentage" office:value="0.025">
            <office:annotation draw:style-name="gr1" draw:text-style-name="P1" svg:width="4.501cm" svg:height="1.95cm" svg:x="33.065cm" svg:y="28.363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3 DIAS </text:span></text:p>
            </office:annotation>
            <text:p>2.5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5:.P55])" office:value-type="percentage" office:value="0.073">
            <text:p>7.3%</text:p>
          </table:table-cell>
          <table:table-cell office:value-type="string">
            <text:p>SEFIPLAN</text:p>
          </table:table-cell>
          <table:table-cell office:value-type="string">
            <text:p>LAE EFREN HERRERA COBOS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2">
            <text:p>52</text:p>
          </table:table-cell>
          <table:table-cell table:style-name="ce48" office:value-type="string">
            <text:p>S07008297</text:p>
          </table:table-cell>
          <table:table-cell table:style-name="ce56" office:value-type="string">
            <text:p>ROMERO CONTRERAS AZUCEN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2">
            <text:p>2.0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6:.P56])" office:value-type="percentage" office:value="0.15">
            <text:p>15.0%</text:p>
          </table:table-cell>
          <table:table-cell office:value-type="string">
            <text:p>COORDINACIÓN DE FORMACION Y ACTUALIZACION DE LA DIRECCION GRAL DE BACHILLERATO</text:p>
          </table:table-cell>
          <table:table-cell office:value-type="string">
            <text:p>SOCORRO DEL CARMEN GUTIERREZ VAZQUEZ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3">
            <text:p>53</text:p>
          </table:table-cell>
          <table:table-cell table:style-name="ce48" office:value-type="string">
            <text:p>S07015631</text:p>
          </table:table-cell>
          <table:table-cell table:style-name="ce56" office:value-type="string">
            <text:p>SALAS AGUILAR MARISOL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2">
            <text:p>2.0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7:.P57])" office:value-type="percentage" office:value="0.15">
            <text:p>15.0%</text:p>
          </table:table-cell>
          <table:table-cell office:value-type="string">
            <text:p>UV DEPARTAMENTO DE CONTABILIDAD</text:p>
          </table:table-cell>
          <table:table-cell office:value-type="string">
            <text:p>NARCISO BAIZABAL VILL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4">
            <text:p>54</text:p>
          </table:table-cell>
          <table:table-cell table:style-name="ce48" office:value-type="string">
            <text:p>S07008320</text:p>
          </table:table-cell>
          <table:table-cell table:style-name="ce56" office:value-type="string">
            <text:p>SANCHEZ PEÑA MARIO ALBERTO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1cm" svg:x="25.754cm" svg:y="29.944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FECHA Y ORTOGRAFIA</text:span></text:p>
            </office:annotation>
            <text:p>1.8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8:.P58])" office:value-type="percentage" office:value="0.148">
            <text:p>14.8%</text:p>
          </table:table-cell>
          <table:table-cell office:value-type="string">
            <text:p>RECAUDACION TRIBUTARIA DE LA TESORERIA MPAL COATEPEC</text:p>
          </table:table-cell>
          <table:table-cell office:value-type="string">
            <text:p>RICARDO MENDIZABAL FIGUERO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5">
          <table:table-cell table:style-name="ce45" office:value-type="float" office:value="55">
            <text:p>55</text:p>
          </table:table-cell>
          <table:table-cell table:style-name="ce48" office:value-type="string">
            <text:p>S07008315</text:p>
          </table:table-cell>
          <table:table-cell table:style-name="ce56" office:value-type="string">
            <text:p>SEGOVIA SARABIA ANDRE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9">
            <office:annotation draw:style-name="gr1" draw:text-style-name="P1" svg:width="4.502cm" svg:height="1.95cm" svg:x="25.754cm" svg:y="30.47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SECTOR</text:span></text:p>
            </office:annotation>
            <text:p>1.9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9:.P59])" office:value-type="percentage" office:value="0.149">
            <text:p>14.9%</text:p>
          </table:table-cell>
          <table:table-cell office:value-type="string">
            <text:p>CONTRALORIA GENERAL DEL ESTADO DE VERACRUZ</text:p>
          </table:table-cell>
          <table:table-cell office:value-type="string">
            <text:p>LISSI CRISTIANI CHAZAR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6">
            <text:p>56</text:p>
          </table:table-cell>
          <table:table-cell table:style-name="ce48" office:value-type="string">
            <text:p>S07008291</text:p>
          </table:table-cell>
          <table:table-cell table:style-name="ce56" office:value-type="string">
            <text:p>TORRES FUENTES MAURICIO YAID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04">
            <office:annotation draw:style-name="gr1" draw:text-style-name="P1" svg:width="4.504cm" svg:height="1.951cm" svg:x="22.345cm" svg:y="30.97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ARTA DE PRESENTACION RETRASO 3 DIAS</text:span></text:p>
            </office:annotation>
            <text:p>0.40%</text:p>
          </table:table-cell>
          <table:table-cell table:style-name="ce79" office:value-type="percentage" office:value="0.009">
            <office:annotation draw:style-name="gr1" draw:text-style-name="P1" svg:width="4.502cm" svg:height="1.951cm" svg:x="25.754cm" svg:y="30.97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3 DIAS ORTOGRAFIA</text:span></text:p>
            </office:annotation>
            <text:p>0.90%</text:p>
          </table:table-cell>
          <table:table-cell table:style-name="ce76" office:value-type="percentage" office:value="0.025">
            <office:annotation draw:style-name="gr1" draw:text-style-name="P1" svg:width="4.5cm" svg:height="1.951cm" svg:x="29.235cm" svg:y="30.972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3 DIAS</text:span></text:p>
            </office:annotation>
            <text:p>2.50%</text:p>
          </table:table-cell>
          <table:table-cell table:style-name="ce79" office:value-type="percentage" office:value="0.025">
            <office:annotation draw:style-name="gr1" draw:text-style-name="P1" svg:width="4.501cm" svg:height="1.951cm" svg:x="33.065cm" svg:y="30.97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3 DIAS</text:span></text:p>
            </office:annotation>
            <text:p>2.5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0:.P60])" office:value-type="percentage" office:value="0.083">
            <text:p>8.3%</text:p>
          </table:table-cell>
          <table:table-cell office:value-type="string">
            <text:p>SECRETARIA DEL TRABAJO, PREVISION SOCIAL Y PRODUCTIVIDAD</text:p>
          </table:table-cell>
          <table:table-cell office:value-type="string">
            <text:p>L.N.I FIDEL FERNANDEZ D'ARCANGELIS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7">
            <text:p>57</text:p>
          </table:table-cell>
          <table:table-cell table:style-name="ce48" office:value-type="string">
            <text:p>S07008302</text:p>
          </table:table-cell>
          <table:table-cell table:style-name="ce56" office:value-type="string">
            <text:p>TREVIÑO GUERSON ALFREDO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9">
            <office:annotation draw:style-name="gr1" draw:text-style-name="P1" svg:width="4.502cm" svg:height="1.95cm" svg:x="25.754cm" svg:y="31.5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</text:span></text:p>
            </office:annotation>
            <text:p>1.9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1:.P61])" office:value-type="percentage" office:value="0.149">
            <text:p>14.9%</text:p>
          </table:table-cell>
          <table:table-cell office:value-type="string">
            <text:p>ESTDIO XALAPEÑO HERIBERTO JARA CORONA</text:p>
          </table:table-cell>
          <table:table-cell office:value-type="string">
            <text:p>LIDIA ROSA BELL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8">
            <text:p>58</text:p>
          </table:table-cell>
          <table:table-cell table:style-name="ce48" office:value-type="string">
            <text:p>S07008308</text:p>
          </table:table-cell>
          <table:table-cell table:style-name="ce56" office:value-type="string">
            <text:p>VAZQUEZ HERNANDEZ MARICRUZ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cm" svg:x="25.754cm" svg:y="32.027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ACTIVIDAD, SECTOR Y CLASIFICACION</text:span></text:p>
            </office:annotation>
            <text:p>1.70%</text:p>
          </table:table-cell>
          <table:table-cell table:style-name="ce76" office:value-type="percentage" office:value="0.045">
            <office:annotation draw:style-name="gr1" draw:text-style-name="P1" svg:width="4.5cm" svg:height="1.95cm" svg:x="29.235cm" svg:y="32.027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ACTIVIDADES = OBJETIVOS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2:.P62])" office:value-type="percentage" office:value="0.142">
            <text:p>14.2%</text:p>
          </table:table-cell>
          <table:table-cell office:value-type="string">
            <text:p>CRECIENDO SERVICIOS CORPORATIVOS S.C. </text:p>
          </table:table-cell>
          <table:table-cell office:value-type="string">
            <text:p>FRANCISCA ROJAS GARCI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9">
            <text:p>59</text:p>
          </table:table-cell>
          <table:table-cell table:style-name="ce48" office:value-type="string">
            <text:p>S07008395</text:p>
          </table:table-cell>
          <table:table-cell table:style-name="ce56" office:value-type="string">
            <text:p>VELAZQUEZ VAZQUEZ JACQUELINE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09">
            <office:annotation draw:style-name="gr1" draw:text-style-name="P1" svg:width="4.504cm" svg:height="1.95cm" svg:x="22.345cm" svg:y="32.554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ARTA PRES, ERROR</text:span></text:p>
            </office:annotation>
            <text:p>0.90%</text:p>
          </table:table-cell>
          <table:table-cell table:style-name="ce79" office:value-type="percentage" office:value="0.019">
            <office:annotation draw:style-name="gr1" draw:text-style-name="P1" svg:width="4.502cm" svg:height="1.95cm" svg:x="25.754cm" svg:y="32.554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</text:span></text:p>
            </office:annotation>
            <text:p>1.90%</text:p>
          </table:table-cell>
          <table:table-cell table:style-name="ce76" office:value-type="percentage" office:value="0.049">
            <office:annotation draw:style-name="gr1" draw:text-style-name="P1" svg:width="4.5cm" svg:height="1.95cm" svg:x="29.235cm" svg:y="32.554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</text:span></text:p>
            </office:annotation>
            <text:p>4.9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3:.P63])" office:value-type="percentage" office:value="0.147">
            <text:p>14.7%</text:p>
          </table:table-cell>
          <table:table-cell office:value-type="string">
            <text:p>UV. FCAYS Sistema Universitario de Mejora Empresarial </text:p>
          </table:table-cell>
          <table:table-cell office:value-type="string">
            <text:p>Lorena Hernandez Trej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0">
            <text:p>60</text:p>
          </table:table-cell>
          <table:table-cell table:style-name="ce48" office:value-type="string">
            <text:p>S07015630</text:p>
          </table:table-cell>
          <table:table-cell table:style-name="ce56" office:value-type="string">
            <text:p>VIVEROS VIVEROS LILIAN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cm" svg:x="25.754cm" svg:y="33.081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LASIFICACION, SECTOR Y ACTIVIDAD.</text:span></text:p>
            </office:annotation>
            <text:p>1.7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4:.P64])" office:value-type="percentage" office:value="0.147">
            <text:p>14.7%</text:p>
          </table:table-cell>
          <table:table-cell office:value-type="string">
            <text:p>UV DEPARTAMENTO DE CONTABILIDAD</text:p>
          </table:table-cell>
          <table:table-cell office:value-type="string">
            <text:p>NARCISO BAIZABAL VILL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1">
            <text:p>61</text:p>
          </table:table-cell>
          <table:table-cell table:style-name="ce48" office:value-type="string">
            <text:p>S06014769</text:p>
          </table:table-cell>
          <table:table-cell table:style-name="ce56" office:value-type="string">
            <text:p>CUEVAS BAEZ JULISS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33.635cm" draw:caption-point-x="-0.537cm" draw:caption-point-y="0.247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</text:span></text:p>
              <text:p text:style-name="P1"><text:span text:style-name="T4">FECHA DE CULMINACION</text:span></text:p>
            </office:annotation>
            <text:p>1.80%</text:p>
          </table:table-cell>
          <table:table-cell table:style-name="ce76" office:value-type="percentage" office:value="0.049">
            <office:annotation draw:style-name="gr1" draw:text-style-name="P1" svg:width="4.5cm" svg:height="1.95cm" svg:x="29.235cm" svg:y="33.635cm" draw:caption-point-x="-0.538cm" draw:caption-point-y="0.247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</text:span></text:p>
            </office:annotation>
            <text:p>4.9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5:.P65])" office:value-type="percentage" office:value="0.147">
            <text:p>14.7%</text:p>
          </table:table-cell>
          <table:table-cell office:value-type="string">
            <text:p>UV FCAYS CENTRO DE COMPUTO DE LA FACULTAD</text:p>
          </table:table-cell>
          <table:table-cell office:value-type="string">
            <text:p>INGRID GARCIA ALVAREZ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2">
            <text:p>62</text:p>
          </table:table-cell>
          <table:table-cell table:style-name="ce48" office:value-type="string">
            <text:p>S07015633</text:p>
          </table:table-cell>
          <table:table-cell table:style-name="ce56" office:value-type="string">
            <text:p>TRUJILLO TELLES MARIAN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34.136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LASIFICACION EMPRESA</text:span></text:p>
              <text:p text:style-name="P1"><text:span text:style-name="T4">INCONSISTENCIAS</text:span></text:p>
            </office:annotation>
            <text:p>1.80%</text:p>
          </table:table-cell>
          <table:table-cell table:style-name="ce76" office:value-type="percentage" office:value="0.045">
            <office:annotation draw:style-name="gr1" draw:text-style-name="P1" svg:width="4.5cm" svg:height="1.95cm" svg:x="29.235cm" svg:y="34.136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 IGUALES A ACTIVIDADES. 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6:.P66])" office:value-type="percentage" office:value="0.143">
            <text:p>14.3%</text:p>
          </table:table-cell>
          <table:table-cell office:value-type="string">
            <text:p>UV DEPARTAMENTO DE CONTABILIDAD</text:p>
          </table:table-cell>
          <table:table-cell office:value-type="string">
            <text:p>NARCISO BAIZABAL VILL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3">
            <text:p>63</text:p>
          </table:table-cell>
          <table:table-cell table:style-name="ce48" office:value-type="string">
            <text:p>S07008305</text:p>
          </table:table-cell>
          <table:table-cell table:style-name="ce56" office:value-type="string">
            <text:p>TAPIA HERNANDEZ JESUS MIGUEL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7:.P67])" office:value-type="percentage" office:value="0.02">
            <text:p>2.0%</text:p>
          </table:table-cell>
          <table:table-cell table:number-columns-repeated="1007"/>
        </table:table-row>
        <table:table-row table:style-name="ro1">
          <table:table-cell table:style-name="ce45" office:value-type="float" office:value="64">
            <text:p>64</text:p>
          </table:table-cell>
          <table:table-cell table:style-name="ce48" office:value-type="string">
            <text:p>S07015643</text:p>
          </table:table-cell>
          <table:table-cell table:style-name="ce56" office:value-type="string">
            <text:p>ESPINOZA GOMEZ ADRIAN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35.19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</text:span></text:p>
              <text:p text:style-name="P1"><text:span text:style-name="T4">HORARIO</text:span></text:p>
            </office:annotation>
            <text:p>1.80%</text:p>
          </table:table-cell>
          <table:table-cell table:style-name="ce76" office:value-type="percentage" office:value="0.045">
            <office:annotation draw:style-name="gr1" draw:text-style-name="P1" svg:width="4.5cm" svg:height="1.95cm" svg:x="29.235cm" svg:y="35.19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8:.P68])" office:value-type="percentage" office:value="0.143">
            <text:p>14.3%</text:p>
          </table:table-cell>
          <table:table-cell office:value-type="string">
            <text:p>TREVIÑO COMPUTACION</text:p>
          </table:table-cell>
          <table:table-cell office:value-type="string">
            <text:p>ROSA MARIA LOPEZ HERNANDEZ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5">
            <text:p>65</text:p>
          </table:table-cell>
          <table:table-cell table:style-name="ce48" office:value-type="string">
            <text:p>S08008719</text:p>
          </table:table-cell>
          <table:table-cell table:style-name="ce56" office:value-type="string">
            <text:p>BARDO CASTILLO JAZMIN MONSERRAT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9:.P69])" office:value-type="percentage" office:value="0.02">
            <text:p>2.0%</text:p>
          </table:table-cell>
          <table:table-cell table:number-columns-repeated="1007"/>
        </table:table-row>
        <table:table-row table:style-name="ro1">
          <table:table-cell table:style-name="ce45" office:value-type="float" office:value="66">
            <text:p>66</text:p>
          </table:table-cell>
          <table:table-cell table:style-name="ce48" office:value-type="string">
            <text:p>S06002922</text:p>
          </table:table-cell>
          <table:table-cell table:style-name="ce56" office:value-type="string">
            <text:p>NARCISO DOMINGUEZ BLANCA ISABEL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9">
            <office:annotation draw:style-name="gr1" draw:text-style-name="P1" svg:width="4.502cm" svg:height="1.95cm" svg:x="25.754cm" svg:y="36.244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FOTO</text:span></text:p>
            </office:annotation>
            <text:p>1.9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0:.P70])" office:value-type="percentage" office:value="0.149">
            <text:p>14.9%</text:p>
          </table:table-cell>
          <table:table-cell office:value-type="string">
            <text:p>UV DEPARTAMENTO DE SERVICIO SOCIAL</text:p>
          </table:table-cell>
          <table:table-cell office:value-type="string">
            <text:p>BRENDA MARINA MARTINEZ HERRERA 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7">
            <text:p>67</text:p>
          </table:table-cell>
          <table:table-cell table:style-name="ce48" office:value-type="string">
            <text:p>S06004325</text:p>
          </table:table-cell>
          <table:table-cell table:style-name="ce56" office:value-type="string">
            <text:p>TORRES ABURTO YOCELIN LETICIA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cm" svg:x="25.754cm" svg:y="36.798cm" draw:caption-point-x="-0.537cm" draw:caption-point-y="0.248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-2 POR ORTOGRAFIA</text:span></text:p>
              <text:p text:style-name="P1"><text:span text:style-name="T4">-1 POR ACTIVIDAD</text:span></text:p>
            </office:annotation>
            <text:p>1.70%</text:p>
          </table:table-cell>
          <table:table-cell table:style-name="ce76" office:value-type="percentage" office:value="0.044">
            <office:annotation draw:style-name="gr1" draw:text-style-name="P1" svg:width="4.5cm" svg:height="1.95cm" svg:x="29.235cm" svg:y="36.798cm" draw:caption-point-x="-0.538cm" draw:caption-point-y="0.248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ACITIVIDADES = OBJETIVOS</text:span></text:p>
              <text:p text:style-name="P1"><text:span text:style-name="T4">FIRMA</text:span></text:p>
            </office:annotation>
            <text:p>4.4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1:.P71])" office:value-type="percentage" office:value="0.121">
            <text:p>12.1%</text:p>
          </table:table-cell>
          <table:table-cell table:style-name="ce64" office:value-type="string">
            <text:p>UV. FCAYS Sistema Universitario de Mejora Empresarial </text:p>
          </table:table-cell>
          <table:table-cell table:style-name="ce64" office:value-type="string">
            <text:p>Lorena Hernandez Trej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8">
            <text:p>68</text:p>
          </table:table-cell>
          <table:table-cell table:style-name="ce48" office:value-type="string">
            <text:p>S07008339</text:p>
          </table:table-cell>
          <table:table-cell table:style-name="ce56" office:value-type="string">
            <text:p>LUNA GOMEZ SALVADOR 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9">
            <office:annotation draw:style-name="gr1" draw:text-style-name="P1" svg:width="4.502cm" svg:height="1.95cm" svg:x="25.754cm" svg:y="37.299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HORARIO</text:span></text:p>
            </office:annotation>
            <text:p>1.9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2:.P72])" office:value-type="percentage" office:value="0.129">
            <text:p>12.9%</text:p>
          </table:table-cell>
          <table:table-cell office:value-type="string">
            <text:p>MOVIMIENTO POPULAR INDEPENDIENTE A.C. </text:p>
          </table:table-cell>
          <table:table-cell office:value-type="string">
            <text:p>URIEL FLORES AGUAYO 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9">
            <text:p>69</text:p>
          </table:table-cell>
          <table:table-cell table:style-name="ce48" office:value-type="string">
            <text:p>S07015641</text:p>
          </table:table-cell>
          <table:table-cell table:style-name="ce56" office:value-type="string">
            <text:p>CONTRERAS FLORES HECTOR RAMON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37.826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S, ACTVIDAD</text:span></text:p>
            </office:annotation>
            <text:p>1.80%</text:p>
          </table:table-cell>
          <table:table-cell table:style-name="ce76" office:value-type="percentage" office:value="0.044">
            <office:annotation draw:style-name="gr1" draw:text-style-name="P1" svg:width="4.5cm" svg:height="1.95cm" svg:x="29.235cm" svg:y="37.826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FIRMA</text:span></text:p>
              <text:p text:style-name="P1"><text:span text:style-name="T4">ACTIVIDADES IGUALES A OBJETIVOS</text:span></text:p>
            </office:annotation>
            <text:p>4.4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3:.P73])" office:value-type="percentage" office:value="0.122">
            <text:p>12.2%</text:p>
          </table:table-cell>
          <table:table-cell office:value-type="string">
            <text:p>UV FCAYS JEFATURA DE LA CARRERA DE GESTION</text:p>
          </table:table-cell>
          <table:table-cell office:value-type="string">
            <text:p>LUIS RICARDO OLIVARES MENDOZ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string">
            <text:p>esta mal la matricula</text:p>
          </table:table-cell>
          <table:table-cell table:style-name="ce48" office:value-type="string">
            <text:p>S07008331</text:p>
          </table:table-cell>
          <table:table-cell table:style-name="ce56" office:value-type="string">
            <text:p>LOPEZ GARRIDO PAOLA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2">
            <text:p>2.00%</text:p>
          </table:table-cell>
          <table:table-cell table:style-name="ce76" office:value-type="percentage" office:value="0.045">
            <office:annotation draw:style-name="gr1" draw:text-style-name="P1" svg:width="4.5cm" svg:height="1.95cm" svg:x="29.235cm" svg:y="38.353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 IGUALES A ACTIVIDADES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4:.P74])" office:value-type="percentage" office:value="0.125">
            <text:p>12.5%</text:p>
          </table:table-cell>
          <table:table-cell office:value-type="string">
            <text:p>UV FCAYS SISTEMA UNIVERSIARIO DE MEJORA EMPRESARIAL</text:p>
          </table:table-cell>
          <table:table-cell office:value-type="string">
            <text:p>Lorena Hernandez Trej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71">
            <text:p>71</text:p>
          </table:table-cell>
          <table:table-cell table:style-name="ce48" office:value-type="string">
            <text:p>S07015626</text:p>
          </table:table-cell>
          <table:table-cell table:style-name="ce56" office:value-type="string">
            <text:p>JIMENEZ GOMEZ ERICK ERNESTO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cm" svg:x="25.754cm" svg:y="38.88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 Y ACTIVIDAD</text:span></text:p>
            </office:annotation>
            <text:p>1.70%</text:p>
          </table:table-cell>
          <table:table-cell table:style-name="ce76" office:value-type="percentage" office:value="0.045">
            <office:annotation draw:style-name="gr1" draw:text-style-name="P1" svg:width="4.5cm" svg:height="1.95cm" svg:x="29.235cm" svg:y="38.88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ACTIVIDADES = OBJETIVOS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5:.P75])" office:value-type="percentage" office:value="0.122">
            <text:p>12.2%</text:p>
          </table:table-cell>
          <table:table-cell office:value-type="string">
            <text:p>UV FCAYS SISTEMA UNIVERSIARIO DE MEJORA EMPRESARIAL</text:p>
          </table:table-cell>
          <table:table-cell office:value-type="string">
            <text:p>Lorena Hernandez Trej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72">
            <text:p>72</text:p>
          </table:table-cell>
          <table:table-cell table:style-name="ce48" office:value-type="string">
            <text:p>S07005238</text:p>
          </table:table-cell>
          <table:table-cell table:style-name="ce56" office:value-type="string">
            <text:p>MENDEZ ESPINOSA ALEJANDRO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1cm" svg:x="25.754cm" svg:y="39.407cm" draw:caption-point-x="-0.537cm" draw:caption-point-y="0.275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2 INCOSISTENCIAS</text:span></text:p>
              <text:p text:style-name="P1"><text:span text:style-name="T4">FOTO</text:span></text:p>
            </office:annotation>
            <text:p>1.70%</text:p>
          </table:table-cell>
          <table:table-cell table:style-name="ce76" office:value-type="percentage" office:value="0.045">
            <office:annotation draw:style-name="gr1" draw:text-style-name="P1" svg:width="4.5cm" svg:height="1.951cm" svg:x="29.235cm" svg:y="39.407cm" draw:caption-point-x="-0.538cm" draw:caption-point-y="0.275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 IGUALES A ACTIVIDADES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6:.P76])" office:value-type="percentage" office:value="0.122">
            <text:p>12.2%</text:p>
          </table:table-cell>
          <table:table-cell office:value-type="string">
            <text:p>UV FCAYS SISTEMA UNIVERSIARIO DE MEJORA EMPRESARIAL</text:p>
          </table:table-cell>
          <table:table-cell office:value-type="string">
            <text:p>Lorena Hernandez Trej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73">
            <text:p>73</text:p>
          </table:table-cell>
          <table:table-cell table:style-name="ce48" office:value-type="string">
            <text:p>S04002031</text:p>
          </table:table-cell>
          <table:table-cell table:style-name="ce56" office:value-type="string">
            <text:p>MARTINEZ ORTIZ MIGUEL ANGEL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5">
            <office:annotation draw:style-name="gr1" draw:text-style-name="P1" svg:width="4.502cm" svg:height="1.95cm" svg:x="25.754cm" svg:y="39.935cm" draw:caption-point-x="-0.537cm" draw:caption-point-y="0.274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INCOSISTENCIAS, OBJETIVO, FECHAS, ORTOGRAFIA</text:span></text:p>
            </office:annotation>
            <text:p>1.50%</text:p>
          </table:table-cell>
          <table:table-cell table:style-name="ce76" office:value-type="percentage" office:value="0.048">
            <office:annotation draw:style-name="gr1" draw:text-style-name="P1" svg:width="4.5cm" svg:height="1.95cm" svg:x="29.235cm" svg:y="39.935cm" draw:caption-point-x="-0.538cm" draw:caption-point-y="0.274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OBJETIVO GENERAL. ORTOGRAFIA</text:span></text:p>
            </office:annotation>
            <text:p>4.8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5" table:formula="of:=SUM([.G77:.P77])" office:value-type="percentage" office:value="0.123">
            <text:p>12.30%</text:p>
          </table:table-cell>
          <table:table-cell office:value-type="string">
            <text:p>SISTEMA DE ADMINISTRACION TRIBUTARIA</text:p>
          </table:table-cell>
          <table:table-cell office:value-type="string">
            <text:p>LUZ DELC ARMEN MENDEZ GARCI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74">
            <text:p>74</text:p>
          </table:table-cell>
          <table:table-cell table:style-name="ce48" office:value-type="string">
            <text:p>S06014765</text:p>
          </table:table-cell>
          <table:table-cell table:style-name="ce56" office:value-type="string">
            <text:p>POUS CRUZ HERLINDO DEL ANGEL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01">
            <text:p>0.10%</text:p>
          </table:table-cell>
          <table:table-cell table:style-name="ce79" office:value-type="percentage" office:value="0.002">
            <text:p>0.20%</text:p>
          </table:table-cell>
          <table:table-cell table:style-name="ce76" office:value-type="percentage" office:value="0.005">
            <text:p>0.50%</text:p>
          </table:table-cell>
          <table:table-cell table:style-name="ce79" office:value-type="percentage" office:value="0.005">
            <text:p>0.50%</text:p>
          </table:table-cell>
          <table:table-cell table:number-columns-repeated="5"/>
          <table:table-cell table:style-name="ce95" table:formula="of:=SUM([.G78:.P78])" office:value-type="percentage" office:value="0.013">
            <text:p>1.30%</text:p>
          </table:table-cell>
          <table:table-cell table:style-name="ce100" office:value-type="string">
            <text:p>INFONAVIT <text:s/></text:p>
          </table:table-cell>
          <table:table-cell office:value-type="string">
            <text:p>BLANCA PATRICIA PRIETO SANCHEZ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75">
            <text:p>75</text:p>
          </table:table-cell>
          <table:table-cell table:number-columns-repeated="1023"/>
        </table:table-row>
        <table:table-row table:style-name="ro1">
          <table:table-cell table:style-name="ce45" office:value-type="float" office:value="76">
            <text:p>76</text:p>
          </table:table-cell>
          <table:table-cell table:number-columns-repeated="1023"/>
        </table:table-row>
        <table:table-row table:style-name="ro1">
          <table:table-cell table:style-name="ce45" office:value-type="float" office:value="77">
            <text:p>77</text:p>
          </table:table-cell>
          <table:table-cell table:number-columns-repeated="1023"/>
        </table:table-row>
        <table:table-row table:style-name="ro1">
          <table:table-cell table:style-name="ce45" office:value-type="float" office:value="78">
            <text:p>78</text:p>
          </table:table-cell>
          <table:table-cell table:number-columns-repeated="1023"/>
        </table:table-row>
        <table:table-row table:style-name="ro1">
          <table:table-cell table:style-name="ce45" office:value-type="float" office:value="79">
            <text:p>79</text:p>
          </table:table-cell>
          <table:table-cell table:number-columns-repeated="1023"/>
        </table:table-row>
        <table:table-row table:style-name="ro1">
          <table:table-cell table:style-name="ce45" office:value-type="float" office:value="80">
            <text:p>80</text:p>
          </table:table-cell>
          <table:table-cell table:number-columns-repeated="1023"/>
        </table:table-row>
        <table:table-row table:style-name="ro1">
          <table:table-cell table:style-name="ce45" office:value-type="float" office:value="81">
            <text:p>81</text:p>
          </table:table-cell>
          <table:table-cell table:number-columns-repeated="1023"/>
        </table:table-row>
        <table:table-row table:style-name="ro1">
          <table:table-cell table:style-name="ce45" office:value-type="float" office:value="82">
            <text:p>82</text:p>
          </table:table-cell>
          <table:table-cell table:number-columns-repeated="1023"/>
        </table:table-row>
        <table:table-row table:style-name="ro1">
          <table:table-cell table:style-name="ce45" office:value-type="float" office:value="83">
            <text:p>83</text:p>
          </table:table-cell>
          <table:table-cell table:number-columns-repeated="1023"/>
        </table:table-row>
        <table:table-row table:style-name="ro1">
          <table:table-cell table:style-name="ce45" office:value-type="float" office:value="84">
            <text:p>84</text:p>
          </table:table-cell>
          <table:table-cell table:number-columns-repeated="1023"/>
        </table:table-row>
        <table:table-row table:style-name="ro1">
          <table:table-cell table:style-name="ce45" office:value-type="float" office:value="85">
            <text:p>85</text:p>
          </table:table-cell>
          <table:table-cell table:number-columns-repeated="1023"/>
        </table:table-row>
        <table:table-row table:style-name="ro1">
          <table:table-cell table:style-name="ce45" office:value-type="float" office:value="86">
            <text:p>86</text:p>
          </table:table-cell>
          <table:table-cell table:number-columns-repeated="1023"/>
        </table:table-row>
        <table:table-row table:style-name="ro1">
          <table:table-cell table:style-name="ce45" office:value-type="float" office:value="87">
            <text:p>87</text:p>
          </table:table-cell>
          <table:table-cell table:number-columns-repeated="1023"/>
        </table:table-row>
        <table:table-row table:style-name="ro1">
          <table:table-cell table:style-name="ce45" office:value-type="float" office:value="88">
            <text:p>88</text:p>
          </table:table-cell>
          <table:table-cell table:number-columns-repeated="1023"/>
        </table:table-row>
        <table:table-row table:style-name="ro1">
          <table:table-cell table:style-name="ce45" office:value-type="float" office:value="89">
            <text:p>89</text:p>
          </table:table-cell>
          <table:table-cell table:number-columns-repeated="1023"/>
        </table:table-row>
        <table:table-row table:style-name="ro1">
          <table:table-cell table:style-name="ce45" office:value-type="float" office:value="90">
            <text:p>90</text:p>
          </table:table-cell>
          <table:table-cell table:number-columns-repeated="1023"/>
        </table:table-row>
        <table:table-row table:style-name="ro1">
          <table:table-cell table:style-name="ce45" office:value-type="float" office:value="91">
            <text:p>91</text:p>
          </table:table-cell>
          <table:table-cell table:number-columns-repeated="1023"/>
        </table:table-row>
        <table:table-row table:style-name="ro1">
          <table:table-cell table:style-name="ce45" office:value-type="float" office:value="92">
            <text:p>92</text:p>
          </table:table-cell>
          <table:table-cell table:number-columns-repeated="1023"/>
        </table:table-row>
        <table:table-row table:style-name="ro1">
          <table:table-cell table:style-name="ce45" office:value-type="float" office:value="93">
            <text:p>93</text:p>
          </table:table-cell>
          <table:table-cell table:number-columns-repeated="1023"/>
        </table:table-row>
        <table:table-row table:style-name="ro1">
          <table:table-cell table:style-name="ce45" office:value-type="float" office:value="94">
            <text:p>94</text:p>
          </table:table-cell>
          <table:table-cell table:number-columns-repeated="1023"/>
        </table:table-row>
        <table:table-row table:style-name="ro1">
          <table:table-cell table:style-name="ce45" office:value-type="float" office:value="95">
            <text:p>95</text:p>
          </table:table-cell>
          <table:table-cell table:number-columns-repeated="1023"/>
        </table:table-row>
        <table:table-row table:style-name="ro1">
          <table:table-cell table:style-name="ce45" office:value-type="float" office:value="96">
            <text:p>96</text:p>
          </table:table-cell>
          <table:table-cell table:number-columns-repeated="1023"/>
        </table:table-row>
        <table:table-row table:style-name="ro1">
          <table:table-cell table:style-name="ce45" office:value-type="float" office:value="97">
            <text:p>97</text:p>
          </table:table-cell>
          <table:table-cell table:number-columns-repeated="1023"/>
        </table:table-row>
        <table:table-row table:style-name="ro1">
          <table:table-cell table:style-name="ce45" office:value-type="float" office:value="98">
            <text:p>98</text:p>
          </table:table-cell>
          <table:table-cell table:number-columns-repeated="1023"/>
        </table:table-row>
        <table:table-row table:style-name="ro1">
          <table:table-cell table:style-name="ce45" office:value-type="float" office:value="99">
            <text:p>99</text:p>
          </table:table-cell>
          <table:table-cell table:number-columns-repeated="1023"/>
        </table:table-row>
        <table:table-row table:style-name="ro1">
          <table:table-cell table:style-name="ce45" office:value-type="float" office:value="100">
            <text:p>100</text:p>
          </table:table-cell>
          <table:table-cell table:number-columns-repeated="1023"/>
        </table:table-row>
        <table:table-row table:style-name="ro1">
          <table:table-cell table:style-name="ce45" office:value-type="float" office:value="101">
            <text:p>101</text:p>
          </table:table-cell>
          <table:table-cell table:number-columns-repeated="1023"/>
        </table:table-row>
        <table:table-row table:style-name="ro1">
          <table:table-cell table:style-name="ce45" office:value-type="float" office:value="102">
            <text:p>102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.A" table:style-name="ta3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ce26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4" table:default-cell-style-name="Default"/>
        <table:table-row table:style-name="ro1">
          <table:table-cell table:style-name="ce39" office:value-type="string" table:number-columns-spanned="1" table:number-rows-spanned="3">
            <text:p>No.</text:p>
          </table:table-cell>
          <table:table-cell table:style-name="ce106" office:value-type="string" table:number-columns-spanned="1" table:number-rows-spanned="3">
            <text:p>MATRICULA</text:p>
          </table:table-cell>
          <table:table-cell table:style-name="ce106" office:value-type="string" table:number-columns-spanned="1" table:number-rows-spanned="3">
            <text:p>ALUMNO</text:p>
          </table:table-cell>
          <table:table-cell table:style-name="ce112" office:value-type="string" table:number-columns-spanned="1" table:number-rows-spanned="3">
            <text:p>GRUPO</text:p>
          </table:table-cell>
          <table:table-cell table:style-name="ce58" office:value-type="string" table:number-columns-spanned="1" table:number-rows-spanned="3">
            <text:p>DURACIÓN EN MESES</text:p>
          </table:table-cell>
          <table:table-cell table:style-name="ce65" office:value-type="string" table:number-columns-spanned="1" table:number-rows-spanned="3">
            <text:p>EMPIEZA EN:</text:p>
          </table:table-cell>
          <table:table-cell table:style-name="ce119" office:value-type="string" table:number-columns-spanned="10" table:number-rows-spanned="1">
            <text:p><text:s text:c="11"/></text:p>
          </table:table-cell>
          <table:covered-table-cell table:number-columns-repeated="9" table:style-name="ce119"/>
          <table:table-cell table:style-name="ce133"/>
          <table:table-cell table:style-name="ce136" office:value-type="string" table:number-columns-spanned="1" table:number-rows-spanned="3">
            <text:p>EMPRESA</text:p>
          </table:table-cell>
          <table:table-cell table:style-name="ce139" office:value-type="string" table:number-columns-spanned="1" table:number-rows-spanned="3">
            <text:p>JEFE DIRECTO </text:p>
          </table:table-cell>
          <table:table-cell table:style-name="ce143" office:value-type="string" table:number-columns-spanned="1" table:number-rows-spanned="3">
            <text:p>SECTOR </text:p>
          </table:table-cell>
          <table:table-cell table:number-columns-repeated="1004"/>
        </table:table-row>
        <table:table-row table:style-name="ro2">
          <table:covered-table-cell table:style-name="ce40"/>
          <table:covered-table-cell table:number-columns-repeated="2" table:style-name="ce107"/>
          <table:covered-table-cell table:style-name="ce113"/>
          <table:covered-table-cell table:style-name="ce62"/>
          <table:covered-table-cell table:style-name="ce66"/>
          <table:table-cell table:style-name="ce120" office:value-type="string" table:number-columns-spanned="1" table:number-rows-spanned="2">
            <text:p>PLATICA 2%</text:p>
          </table:table-cell>
          <table:table-cell table:style-name="ce120" office:value-type="string" table:number-columns-spanned="1" table:number-rows-spanned="2">
            <text:p>CARTA DE PRESENTACIÓN/ACEPTACIÓN <text:s text:c="4"/>1%</text:p>
          </table:table-cell>
          <table:table-cell table:style-name="ce120" office:value-type="string" table:number-columns-spanned="1" table:number-rows-spanned="2">
            <text:p>SOLICITUD DE REGISTRO 2%</text:p>
          </table:table-cell>
          <table:table-cell table:style-name="ce120" office:value-type="string" table:number-columns-spanned="1" table:number-rows-spanned="2">
            <text:p>PROGRAMA DE TRABAJO 5%</text:p>
          </table:table-cell>
          <table:table-cell table:style-name="ce120" office:value-type="string" table:number-columns-spanned="1" table:number-rows-spanned="2">
            <text:p>ACUERDO DE COLABORACIÓN 5%</text:p>
          </table:table-cell>
          <table:table-cell table:style-name="ce127" office:value-type="string" table:number-columns-spanned="3" table:number-rows-spanned="1">
            <text:p>INFORMES BIMESTRALES 10% C/U</text:p>
          </table:table-cell>
          <table:covered-table-cell table:number-columns-repeated="2" table:style-name="ce127"/>
          <table:table-cell table:style-name="ce130" office:value-type="string" table:number-columns-spanned="1" table:number-rows-spanned="2">
            <text:p>INFORME FINAL <text:s text:c="3"/>5%</text:p>
          </table:table-cell>
          <table:table-cell table:style-name="ce130" office:value-type="string" table:number-columns-spanned="1" table:number-rows-spanned="2">
            <text:p>EVAL. DEL JEFE 50%</text:p>
          </table:table-cell>
          <table:table-cell table:style-name="ce134" office:value-type="string" table:number-columns-spanned="1" table:number-rows-spanned="2">
            <text:p>CALIFICACIÓN ACUMULADA 100%</text:p>
          </table:table-cell>
          <table:covered-table-cell table:style-name="ce137"/>
          <table:covered-table-cell table:style-name="ce140"/>
          <table:covered-table-cell table:style-name="ce143"/>
          <table:table-cell table:number-columns-repeated="1004"/>
        </table:table-row>
        <table:table-row table:style-name="ro6">
          <table:covered-table-cell table:style-name="ce39"/>
          <table:covered-table-cell table:number-columns-repeated="2" table:style-name="ce106"/>
          <table:covered-table-cell table:style-name="ce112"/>
          <table:covered-table-cell table:style-name="ce63"/>
          <table:covered-table-cell table:style-name="ce65"/>
          <table:covered-table-cell table:number-columns-repeated="5" table:style-name="ce120"/>
          <table:table-cell table:style-name="ce128" office:value-type="float" office:value="1">
            <text:p>1</text:p>
          </table:table-cell>
          <table:table-cell table:style-name="ce120" office:value-type="float" office:value="2">
            <text:p>2</text:p>
          </table:table-cell>
          <table:table-cell table:style-name="ce130" office:value-type="percentage" office:value="3">
            <text:p>300.00%</text:p>
          </table:table-cell>
          <table:covered-table-cell table:style-name="ce132"/>
          <table:covered-table-cell table:style-name="ce130"/>
          <table:covered-table-cell table:style-name="ce134"/>
          <table:covered-table-cell table:style-name="ce136"/>
          <table:covered-table-cell table:style-name="ce140"/>
          <table:covered-table-cell table:style-name="ce143"/>
          <table:table-cell table:number-columns-repeated="1004"/>
        </table:table-row>
        <table:table-row table:style-name="ro1">
          <table:table-cell table:style-name="ce105"/>
          <table:table-cell table:style-name="ce108"/>
          <table:table-cell table:style-name="ce109" office:value-type="string">
            <text:p>SECCION 701</text:p>
          </table:table-cell>
          <table:table-cell table:style-name="ce108" table:number-columns-repeated="3"/>
          <table:table-cell table:style-name="ce121"/>
          <table:table-cell table:style-name="ce123" table:number-columns-repeated="10"/>
          <table:table-cell table:style-name="ce108"/>
          <table:table-cell table:style-name="ce141"/>
          <table:table-cell table:style-name="ce108" table:number-columns-repeated="2"/>
          <table:table-cell table:number-columns-repeated="1003"/>
        </table:table-row>
        <table:table-row-group>
          <table:table-row table:style-name="ro1">
            <table:table-cell table:style-name="ce105" office:value-type="float" office:value="1">
              <text:p>1</text:p>
            </table:table-cell>
            <table:table-cell table:style-name="ce104" office:value-type="string">
              <text:p>S07015327</text:p>
            </table:table-cell>
            <table:table-cell table:style-name="ce104" office:value-type="string">
              <text:p>ACOSTA ACOSTA JESUS JAZMIN</text:p>
            </table:table-cell>
            <table:table-cell table:style-name="ce10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5:.P5])" office:value-type="percentage" office:value="0">
              <text:p>0.00%</text:p>
            </table:table-cell>
            <table:table-cell table:style-name="ce138" table:number-columns-repeated="3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">
              <text:p>2</text:p>
            </table:table-cell>
            <table:table-cell table:style-name="ce104" office:value-type="string">
              <text:p>S07015282</text:p>
            </table:table-cell>
            <table:table-cell table:style-name="ce104" office:value-type="string">
              <text:p>ALARCON HERNNDEZ JOSE LUIS</text:p>
            </table:table-cell>
            <table:table-cell table:style-name="ce114" table:number-columns-repeated="3"/>
            <table:table-cell table:style-name="ce122" office:value-type="percentage" office:value="0.02">
              <text:p>2.00%</text:p>
            </table:table-cell>
            <table:table-cell table:style-name="ce122" table:number-columns-repeated="9"/>
            <table:table-cell table:style-name="ce135" table:formula="of:=SUM([.G6:.P6])" office:value-type="percentage" office:value="0.02">
              <text:p>2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">
              <text:p>3</text:p>
            </table:table-cell>
            <table:table-cell table:style-name="ce104" office:value-type="string">
              <text:p>S07007039</text:p>
            </table:table-cell>
            <table:table-cell table:style-name="ce104" office:value-type="string">
              <text:p>ALTAMIRANO RODRIGUEZ JOSE GUDALUPE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9">
              <office:annotation draw:style-name="gr1" draw:text-style-name="P1" svg:width="2.442cm" svg:height="1.001cm" svg:x="34.907cm" svg:y="3.163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Mayúscula</text:span></text:p>
              </office:annotation>
              <text:p>1.90%</text:p>
            </table:table-cell>
            <table:table-cell table:style-name="ce122" office:value-type="percentage" office:value="0.045">
              <office:annotation draw:style-name="gr1" draw:text-style-name="P1" svg:width="6.987cm" svg:height="0.896cm" svg:x="37.627cm" svg:y="3.163cm" draw:caption-point-x="-0.53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Objetivo infinitivo</text:span></text:p>
              </office:annotation>
              <text:p>4.5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7:.P7])" office:value-type="percentage" office:value="0.144">
              <text:p>14.40%</text:p>
            </table:table-cell>
            <table:table-cell table:style-name="ce114" office:value-type="string">
              <text:p>U.V.</text:p>
            </table:table-cell>
            <table:table-cell table:style-name="ce142" office:value-type="string">
              <text:p>L.A. Francisco Hérnandez Quinto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">
              <text:p>4</text:p>
            </table:table-cell>
            <table:table-cell table:style-name="ce104" office:value-type="string">
              <text:p>S07007169</text:p>
            </table:table-cell>
            <table:table-cell table:style-name="ce104" office:value-type="string">
              <text:p>AMEZCUA DE MARCOS ERIKA GIOVANNA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8:.P8])" office:value-type="percentage" office:value="0">
              <text:p>0.00%</text:p>
            </table:table-cell>
            <table:table-cell table:style-name="ce114" office:value-type="string">
              <text:p>FCA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5">
              <text:p>5</text:p>
            </table:table-cell>
            <table:table-cell table:style-name="ce104" office:value-type="string">
              <text:p>S07007124</text:p>
            </table:table-cell>
            <table:table-cell table:style-name="ce104" office:value-type="string">
              <text:p>ARAUJO PEREZ ALINA LIZETH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2">
              <text:p>2.00%</text:p>
            </table:table-cell>
            <table:table-cell table:number-columns-repeated="2"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9:.P9])" office:value-type="percentage" office:value="0.15">
              <text:p>15.00%</text:p>
            </table:table-cell>
            <table:table-cell table:style-name="ce114" office:value-type="string">
              <text:p>FCA</text:p>
            </table:table-cell>
            <table:table-cell table:style-name="ce142" office:value-type="string">
              <text:p>M.A. José Vicente Díaz Martínez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6">
              <text:p>6</text:p>
            </table:table-cell>
            <table:table-cell table:style-name="ce104" office:value-type="string">
              <text:p>S07015288</text:p>
            </table:table-cell>
            <table:table-cell table:style-name="ce104" office:value-type="string">
              <text:p>AROCHI MUÑOS BOSCO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0:.P10])" office:value-type="percentage" office:value="0">
              <text:p>0.00%</text:p>
            </table:table-cell>
            <table:table-cell table:number-columns-repeated="3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7">
              <text:p>7</text:p>
            </table:table-cell>
            <table:table-cell table:style-name="ce104" office:value-type="string">
              <text:p>S07007121</text:p>
            </table:table-cell>
            <table:table-cell table:style-name="ce104" office:value-type="string">
              <text:p>AVENDAÑO ARAUJO INGRID MELISA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1:.P11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8">
              <text:p>8</text:p>
            </table:table-cell>
            <table:table-cell table:style-name="ce104" office:value-type="string">
              <text:p>S07007029</text:p>
            </table:table-cell>
            <table:table-cell table:style-name="ce104" office:value-type="string">
              <text:p>CARBONELL BOLDU LIDIA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9">
              <office:annotation draw:style-name="gr1" draw:text-style-name="P1" svg:width="2.442cm" svg:height="0.923cm" svg:x="34.907cm" svg:y="5.772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tividad</text:span></text:p>
              </office:annotation>
              <text:p>1.90%</text:p>
            </table:table-cell>
            <table:table-cell table:style-name="ce122" office:value-type="percentage" office:value="0.049">
              <office:annotation draw:style-name="gr1" draw:text-style-name="P1" svg:width="6.987cm" svg:height="1.055cm" svg:x="37.627cm" svg:y="5.772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</text:span></text:p>
              </office:annotation>
              <text:p>4.90%</text:p>
            </table:table-cell>
            <table:table-cell table:style-name="ce122" table:number-columns-repeated="6"/>
            <table:table-cell table:style-name="ce135" table:formula="of:=SUM([.G12:.P12])" office:value-type="percentage" office:value="0.078">
              <text:p>7.80%</text:p>
            </table:table-cell>
            <table:table-cell table:style-name="ce114" office:value-type="string">
              <text:p>Red Internacionel d Organizaciones Culturales No Gubernamentales GFU A.C.</text:p>
            </table:table-cell>
            <table:table-cell table:style-name="ce142" office:value-type="string">
              <text:p>I.Q. Fernando Castañeda López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9">
              <text:p>9</text:p>
            </table:table-cell>
            <table:table-cell table:style-name="ce104" office:value-type="string">
              <text:p>S07006965</text:p>
            </table:table-cell>
            <table:table-cell table:style-name="ce104" office:value-type="string">
              <text:p>CARREIRO CORBAL ALFONSO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3:.P13])" office:value-type="percentage" office:value="0">
              <text:p>0.00%</text:p>
            </table:table-cell>
            <table:table-cell table:style-name="ce114" office:value-type="string">
              <text:p>Empeños la Piedad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0">
              <text:p>10</text:p>
            </table:table-cell>
            <table:table-cell table:style-name="ce104" office:value-type="string">
              <text:p>S07015267</text:p>
            </table:table-cell>
            <table:table-cell table:style-name="ce104" office:value-type="string">
              <text:p>CASTILLO NAVARRETE ISIS DEL CARMEN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4">
              <office:annotation draw:style-name="gr1" draw:text-style-name="P1" svg:width="3.289cm" svg:height="1.239cm" svg:x="34.907cm" svg:y="6.827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 5</text:span></text:p>
                <text:p text:style-name="P1"><text:span text:style-name="T2">Nombre Oficial no coincide</text:span></text:p>
              </office:annotation>
              <text:p>1.40%</text:p>
            </table:table-cell>
            <table:table-cell table:style-name="ce122" office:value-type="percentage" office:value="0.039">
              <office:annotation draw:style-name="gr1" draw:text-style-name="P1" svg:width="6.987cm" svg:height="1.213cm" svg:x="37.627cm" svg:y="6.827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 6</text:span></text:p>
                <text:p text:style-name="P1"><text:span text:style-name="T2">Ob. Infinitivo</text:span></text:p>
              </office:annotation>
              <text:p>3.9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14:.P14])" office:value-type="percentage" office:value="0.113">
              <text:p>11.30%</text:p>
            </table:table-cell>
            <table:table-cell table:style-name="ce114" office:value-type="string">
              <text:p>U.V.</text:p>
            </table:table-cell>
            <table:table-cell table:style-name="ce142" office:value-type="string">
              <text:p>C.P. Eduardo S. Burgos Suárez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1">
              <text:p>11</text:p>
            </table:table-cell>
            <table:table-cell table:style-name="ce104" office:value-type="string">
              <text:p>S07007078</text:p>
            </table:table-cell>
            <table:table-cell table:style-name="ce104" office:value-type="string">
              <text:p>CERECEDO ZALETA ANGELA CRISTINA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5:.P15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2">
              <text:p>12</text:p>
            </table:table-cell>
            <table:table-cell table:style-name="ce104" office:value-type="string">
              <text:p>S05007332</text:p>
            </table:table-cell>
            <table:table-cell table:style-name="ce104" office:value-type="string">
              <text:p>CONTRERAS HERNANDEZ ILSE ISABEL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6:.P16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3">
              <text:p>13</text:p>
            </table:table-cell>
            <table:table-cell table:style-name="ce104" office:value-type="string">
              <text:p>S07015311</text:p>
            </table:table-cell>
            <table:table-cell table:style-name="ce104" office:value-type="string">
              <text:p>CRIOLLO REYES ALINA CONCEPCION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7:.P17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4">
              <text:p>14</text:p>
            </table:table-cell>
            <table:table-cell table:style-name="ce104" office:value-type="string">
              <text:p>S07007042</text:p>
            </table:table-cell>
            <table:table-cell table:style-name="ce104" office:value-type="string">
              <text:p>DAVILA HERNANDEZ MIRIAM YAZMIN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7">
              <office:annotation draw:style-name="gr1" draw:text-style-name="P1" svg:width="2.442cm" svg:height="1.636cm" svg:x="34.907cm" svg:y="8.935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S/firma</text:span></text:p>
                <text:p text:style-name="P1"><text:span text:style-name="T2">Mayúscula</text:span></text:p>
                <text:p text:style-name="P1"><text:span text:style-name="T2">Acento 1</text:span></text:p>
              </office:annotation>
              <text:p>1.70%</text:p>
            </table:table-cell>
            <table:table-cell table:style-name="ce122" office:value-type="percentage" office:value="0.048">
              <office:annotation draw:style-name="gr1" draw:text-style-name="P1" svg:width="8.577cm" svg:height="1.45cm" svg:x="37.627cm" svg:y="8.935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nombre oficial no coincide con SR</text:span></text:p>
                <text:p text:style-name="P1"><text:span text:style-name="T2">S/firma</text:span></text:p>
                <text:p text:style-name="P1"><text:span text:style-name="T2"/></text:p>
              </office:annotation>
              <text:p>4.8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18:.P18])" office:value-type="percentage" office:value="0.145">
              <text:p>14.50%</text:p>
            </table:table-cell>
            <table:table-cell table:style-name="ce114" office:value-type="string">
              <text:p>FCA</text:p>
            </table:table-cell>
            <table:table-cell table:style-name="ce142" office:value-type="string">
              <text:p>Mtra. Mayra Minerva Méndez Anota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5">
              <text:p>15</text:p>
            </table:table-cell>
            <table:table-cell table:style-name="ce104" office:value-type="string">
              <text:p>S07018680</text:p>
            </table:table-cell>
            <table:table-cell table:style-name="ce104" office:value-type="string">
              <text:p>DOMINGUEZ NADAL ANA LAURA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9:.P19])" office:value-type="percentage" office:value="0">
              <text:p>0.00%</text:p>
            </table:table-cell>
            <table:table-cell table:style-name="ce114" office:value-type="string">
              <text:p>FCA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6">
              <text:p>16</text:p>
            </table:table-cell>
            <table:table-cell table:style-name="ce104" office:value-type="string">
              <text:p>S05007372</text:p>
            </table:table-cell>
            <table:table-cell table:style-name="ce104" office:value-type="string">
              <text:p>FERNANDEZ MOTA MIRIAM GUADALUPE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20:.P20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7">
              <text:p>17</text:p>
            </table:table-cell>
            <table:table-cell table:style-name="ce104" office:value-type="string">
              <text:p>S07007128</text:p>
            </table:table-cell>
            <table:table-cell table:style-name="ce104" office:value-type="string">
              <text:p>FERNANDEZ TAPIA IRMA YADIRA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2">
              <office:annotation draw:style-name="gr1" draw:text-style-name="P1" svg:width="2.442cm" svg:height="1.977cm" svg:x="34.907cm" svg:y="10.517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S/foto</text:span></text:p>
                <text:p text:style-name="P1"><text:span text:style-name="T2">Actividad, clase, sector</text:span></text:p>
                <text:p text:style-name="P1"><text:span text:style-name="T2">Acento 3</text:span></text:p>
                <text:p text:style-name="P1"><text:span text:style-name="T2">ortografia 1</text:span></text:p>
              </office:annotation>
              <text:p>1.20%</text:p>
            </table:table-cell>
            <table:table-cell table:style-name="ce122" office:value-type="percentage" office:value="0.043">
              <office:annotation draw:style-name="gr1" draw:text-style-name="P1" svg:width="7.799cm" svg:height="1.74cm" svg:x="37.627cm" svg:y="10.517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Inconsistencia en actividades</text:span></text:p>
                <text:p text:style-name="P1"><text:span text:style-name="T2">Inconsistencia área de trabajo</text:span></text:p>
                <text:p text:style-name="P1"><text:span text:style-name="T2">Acento 1</text:span></text:p>
              </office:annotation>
              <text:p>4.3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21:.P21])" office:value-type="percentage" office:value="0.115">
              <text:p>11.50%</text:p>
            </table:table-cell>
            <table:table-cell table:style-name="ce114" office:value-type="string">
              <text:p>Comisión Municipal de Agua y Saneamiento de Xalapa</text:p>
            </table:table-cell>
            <table:table-cell table:style-name="ce114" office:value-type="string">
              <text:p>José Luis Zavaleta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8">
              <text:p>18</text:p>
            </table:table-cell>
            <table:table-cell table:style-name="ce104" office:value-type="string">
              <text:p>S07018682</text:p>
            </table:table-cell>
            <table:table-cell table:style-name="ce110" office:value-type="string">
              <text:p>FRIAS HERRERA MAYRA SELENE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01">
              <text:p>01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5">
              <office:annotation draw:style-name="gr1" draw:text-style-name="P1" svg:width="2.442cm" svg:height="1.977cm" svg:x="34.907cm" svg:y="11.044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tividad, clase, sector</text:span></text:p>
                <text:p text:style-name="P1"><text:span text:style-name="T2">Fechas</text:span></text:p>
              </office:annotation>
              <text:p>1.50%</text:p>
            </table:table-cell>
            <table:table-cell table:style-name="ce122" office:value-type="percentage" office:value="0.041">
              <office:annotation draw:style-name="gr1" draw:text-style-name="P1" svg:width="6.987cm" svg:height="1.977cm" svg:x="37.627cm" svg:y="11.044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Comas 2</text:span></text:p>
                <text:p text:style-name="P1"><text:span text:style-name="T2">Acento 2</text:span></text:p>
                <text:p text:style-name="P1"><text:span text:style-name="T2">Acitvidades no coinciden</text:span></text:p>
              </office:annotation>
              <text:p>4.10%</text:p>
            </table:table-cell>
            <table:table-cell table:style-name="ce122">
              <office:annotation draw:style-name="gr1" draw:text-style-name="P1" svg:width="2.433cm" svg:height="1.977cm" svg:x="42.421cm" svg:y="11.044cm" draw:caption-point-x="-0.516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sin acuerdo de colaboración</text:span></text:p>
              </office:annotation>
            </table:table-cell>
            <table:table-cell table:style-name="ce122" table:number-columns-repeated="5"/>
            <table:table-cell table:style-name="ce135" table:formula="of:=SUM([.G22:.P22])" office:value-type="percentage" office:value="0.066">
              <text:p>6.60%</text:p>
            </table:table-cell>
            <table:table-cell table:style-name="ce114" office:value-type="string">
              <text:p>Instituto de Antropología</text:p>
            </table:table-cell>
            <table:table-cell table:style-name="ce142" office:value-type="string">
              <text:p>C. P. Angelina Molina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9">
              <text:p>19</text:p>
            </table:table-cell>
            <table:table-cell table:style-name="ce104" office:value-type="string">
              <text:p>S05007343</text:p>
            </table:table-cell>
            <table:table-cell table:style-name="ce104" office:value-type="string">
              <text:p>GARCIA OROPEZA TAMARA ARLETTE</text:p>
            </table:table-cell>
            <table:table-cell table:style-name="ce114" table:number-columns-repeated="3"/>
            <table:table-cell table:style-name="ce122" office:value-type="percentage" office:value="0.02">
              <text:p>2.00%</text:p>
            </table:table-cell>
            <table:table-cell table:style-name="ce122" table:number-columns-repeated="9"/>
            <table:table-cell table:style-name="ce135" table:formula="of:=SUM([.G23:.P23])" office:value-type="percentage" office:value="0.02">
              <text:p>2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0">
              <text:p>20</text:p>
            </table:table-cell>
            <table:table-cell table:style-name="ce104" office:value-type="string">
              <text:p>S05015407</text:p>
            </table:table-cell>
            <table:table-cell table:style-name="ce104" office:value-type="string">
              <text:p>GONZALEZ CAMPILLO LETICIA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24:.P24])" office:value-type="percentage" office:value="0">
              <text:p>0.00%</text:p>
            </table:table-cell>
            <table:table-cell table:style-name="ce114" office:value-type="string">
              <text:p>Alimexa S.A de C.V.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1">
              <text:p>21</text:p>
            </table:table-cell>
            <table:table-cell table:style-name="ce104" office:value-type="string">
              <text:p>S07018683</text:p>
            </table:table-cell>
            <table:table-cell table:style-name="ce104" office:value-type="string">
              <text:p>GONZALEZ ORTIGOZA LILIANA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01">
              <text:p>01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5">
              <office:annotation draw:style-name="gr1" draw:text-style-name="P1" svg:width="2.442cm" svg:height="1.24cm" svg:x="34.907cm" svg:y="12.626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Fechas</text:span></text:p>
                <text:p text:style-name="P1"><text:span text:style-name="T2">Acento 3</text:span></text:p>
              </office:annotation>
              <text:p>1.50%</text:p>
            </table:table-cell>
            <table:table-cell table:style-name="ce122" office:value-type="percentage" office:value="0.047">
              <office:annotation draw:style-name="gr1" draw:text-style-name="P1" svg:width="6.987cm" svg:height="1.977cm" svg:x="37.627cm" svg:y="12.626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Redacción 1</text:span></text:p>
                <text:p text:style-name="P1"><text:span text:style-name="T2">Acentos 1</text:span></text:p>
                <text:p text:style-name="P1"><text:span text:style-name="T2">Inconsistencia área de trabajo</text:span></text:p>
              </office:annotation>
              <text:p>4.7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25:.P25])" office:value-type="percentage" office:value="0.142">
              <text:p>14.20%</text:p>
            </table:table-cell>
            <table:table-cell table:style-name="ce114" office:value-type="string">
              <text:p>FCA</text:p>
            </table:table-cell>
            <table:table-cell table:style-name="ce142" office:value-type="string">
              <text:p>M. A. José Álvaro Pérez Salinas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2">
              <text:p>22</text:p>
            </table:table-cell>
            <table:table-cell table:style-name="ce104" office:value-type="string">
              <text:p>S07015270</text:p>
            </table:table-cell>
            <table:table-cell table:style-name="ce104" office:value-type="string">
              <text:p>HERNANDEZ CASTAÑEDA ALEJANDRO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6">
              <office:annotation draw:style-name="gr1" draw:text-style-name="P1" svg:width="2.442cm" svg:height="1.977cm" svg:x="34.907cm" svg:y="13.153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Fecha final</text:span></text:p>
                <text:p text:style-name="P1"><text:span text:style-name="T2">Actividad</text:span></text:p>
                <text:p text:style-name="P1"><text:span text:style-name="T2">Nombre oficial mal</text:span></text:p>
                <text:p text:style-name="P1"><text:span text:style-name="T2">Horario</text:span></text:p>
              </office:annotation>
              <text:p>1.60%</text:p>
            </table:table-cell>
            <table:table-cell table:number-columns-repeated="2"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26:.P26])" office:value-type="percentage" office:value="0.126">
              <text:p>12.60%</text:p>
            </table:table-cell>
            <table:table-cell table:style-name="ce114" office:value-type="string">
              <text:p>Fábrica de calzado Rosana</text:p>
            </table:table-cell>
            <table:table-cell table:style-name="ce142" office:value-type="string">
              <text:p>Rosa María Castañeda Polanco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3">
              <text:p>23</text:p>
            </table:table-cell>
            <table:table-cell table:style-name="ce104" office:value-type="string">
              <text:p>S07018677</text:p>
            </table:table-cell>
            <table:table-cell table:style-name="ce104" office:value-type="string">
              <text:p>HERNANDEZ GALVAN MANUEL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6">
              <office:annotation draw:style-name="gr1" draw:text-style-name="P1" svg:width="2.442cm" svg:height="1.291cm" svg:x="34.907cm" svg:y="13.68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1">Actividad</text:span></text:p>
                <text:p text:style-name="P1"><text:span text:style-name="T1">Acentos 3</text:span></text:p>
                <text:p text:style-name="P1"><text:span text:style-name="T2"/></text:p>
                <text:p text:style-name="P1"><text:span text:style-name="T2"/></text:p>
              </office:annotation>
              <text:p>1.60%</text:p>
            </table:table-cell>
            <table:table-cell table:style-name="ce122" office:value-type="percentage" office:value="0.033">
              <office:annotation draw:style-name="gr1" draw:text-style-name="P1" svg:width="8.036cm" svg:height="1.977cm" svg:x="37.627cm" svg:y="13.68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Objetivos</text:span></text:p>
                <text:p text:style-name="P1"><text:span text:style-name="T2">Inconsistencia Actividades</text:span></text:p>
                <text:p text:style-name="P1"><text:span text:style-name="T2">Acentos 7</text:span></text:p>
                <text:p text:style-name="P1"><text:span text:style-name="T2">Cronograma</text:span></text:p>
              </office:annotation>
              <text:p>3.3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27:.P27])" office:value-type="percentage" office:value="0.129">
              <text:p>12.90%</text:p>
            </table:table-cell>
            <table:table-cell table:style-name="ce114" office:value-type="string">
              <text:p>Centro de Incubación y Desarrollo Empresarial, A.C.</text:p>
            </table:table-cell>
            <table:table-cell table:style-name="ce142" office:value-type="string">
              <text:p>Lic.Beatriz Aguirre Barradas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4">
              <text:p>24</text:p>
            </table:table-cell>
            <table:table-cell table:style-name="ce104" office:value-type="string">
              <text:p>S07007146</text:p>
            </table:table-cell>
            <table:table-cell table:style-name="ce111" office:value-type="string">
              <text:p>HERNANDEZ RODRIGUEZ JUAN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09">
              <text:p>0.90%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44">
              <office:annotation draw:style-name="gr1" draw:text-style-name="P1" svg:width="6.987cm" svg:height="1.977cm" svg:x="37.627cm" svg:y="14.207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Objetivos inf.</text:span></text:p>
                <text:p text:style-name="P1"><text:span text:style-name="T2">Acento 1</text:span></text:p>
              </office:annotation>
              <text:p>4.4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28:.P28])" office:value-type="percentage" office:value="0.143">
              <text:p>14.30%</text:p>
            </table:table-cell>
            <table:table-cell table:style-name="ce114" office:value-type="string">
              <text:p>U.V.</text:p>
            </table:table-cell>
            <table:table-cell table:style-name="ce142" office:value-type="string">
              <text:p>José Manuel Mávil 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5">
              <text:p>25</text:p>
            </table:table-cell>
            <table:table-cell table:style-name="ce104" office:value-type="string">
              <text:p>S07018673</text:p>
            </table:table-cell>
            <table:table-cell table:style-name="ce104" office:value-type="string">
              <text:p>HERRERA HERNANDEZ GERMAN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8">
              <office:annotation draw:style-name="gr1" draw:text-style-name="P1" svg:width="2.442cm" svg:height="1.239cm" svg:x="34.907cm" svg:y="14.735cm" draw:caption-point-x="-0.517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tividad</text:span></text:p>
                <text:p text:style-name="P1"><text:span text:style-name="T2">Acento 1</text:span></text:p>
              </office:annotation>
              <text:p>1.80%</text:p>
            </table:table-cell>
            <table:table-cell table:style-name="ce122" office:value-type="percentage" office:value="0.046">
              <office:annotation draw:style-name="gr1" draw:text-style-name="P1" svg:width="6.987cm" svg:height="1.977cm" svg:x="37.627cm" svg:y="14.735cm" draw:caption-point-x="-0.537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 4</text:span></text:p>
              </office:annotation>
              <text:p>4.6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29:.P29])" office:value-type="percentage" office:value="0.144">
              <text:p>14.40%</text:p>
            </table:table-cell>
            <table:table-cell table:style-name="ce114" office:value-type="string">
              <text:p>Centro de Incubación y Desarrollo Empresarial, A.C.</text:p>
            </table:table-cell>
            <table:table-cell table:style-name="ce142" office:value-type="string">
              <text:p>Lic.Beatriz Aguirre Barradas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6">
              <text:p>26</text:p>
            </table:table-cell>
            <table:table-cell table:style-name="ce104" office:value-type="string">
              <text:p>S07007155</text:p>
            </table:table-cell>
            <table:table-cell table:style-name="ce104" office:value-type="string">
              <text:p>HERRERA ORTEGA JESUS FERNANDO</text:p>
            </table:table-cell>
            <table:table-cell table:style-name="ce10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30:.P30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7">
              <text:p>27</text:p>
            </table:table-cell>
            <table:table-cell table:style-name="ce104" office:value-type="string">
              <text:p>S07015276</text:p>
            </table:table-cell>
            <table:table-cell table:style-name="ce104" office:value-type="string">
              <text:p>HILARIO BERISTAIN VICTOR OMAR</text:p>
            </table:table-cell>
            <table:table-cell table:style-name="ce104" table:number-columns-repeated="2"/>
            <table:table-cell table:style-name="ce117"/>
            <table:table-cell table:style-name="ce122" office:value-type="percentage" office:value="0.02">
              <text:p>2.00%</text:p>
            </table:table-cell>
            <table:table-cell table:style-name="ce122" table:number-columns-repeated="9"/>
            <table:table-cell table:style-name="ce135" table:formula="of:=SUM([.G31:.P31])" office:value-type="percentage" office:value="0.02">
              <text:p>2.00%</text:p>
            </table:table-cell>
            <table:table-cell table:style-name="ce114" office:value-type="string">
              <text:p>Distribuidora volkswagen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8">
              <text:p>28</text:p>
            </table:table-cell>
            <table:table-cell table:style-name="ce104" office:value-type="string">
              <text:p>S06000127</text:p>
            </table:table-cell>
            <table:table-cell table:style-name="ce104" office:value-type="string">
              <text:p>JACOME JUAREZ YAZMIN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32:.P32])" office:value-type="percentage" office:value="0">
              <text:p>0.00%</text:p>
            </table:table-cell>
            <table:table-cell table:style-name="ce114" office:value-type="string">
              <text:p>Proveedora Silvícola <text:s/>Internacional S.A de C. V.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9">
              <text:p>29</text:p>
            </table:table-cell>
            <table:table-cell table:style-name="ce104" office:value-type="string">
              <text:p>S07018675</text:p>
            </table:table-cell>
            <table:table-cell table:style-name="ce104" office:value-type="string">
              <text:p>JIMENEZ CONTRERAS VICTOR HUGO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.02">
              <text:p>2.00%</text:p>
            </table:table-cell>
            <table:table-cell table:style-name="ce122" table:number-columns-repeated="9"/>
            <table:table-cell table:style-name="ce135" table:formula="of:=SUM([.G33:.P33])" office:value-type="percentage" office:value="0.02">
              <text:p>2.00%</text:p>
            </table:table-cell>
            <table:table-cell table:style-name="ce114" office:value-type="string">
              <text:p>FCA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0">
              <text:p>30</text:p>
            </table:table-cell>
            <table:table-cell table:style-name="ce104" office:value-type="string">
              <text:p>S07007012</text:p>
            </table:table-cell>
            <table:table-cell table:style-name="ce104" office:value-type="string">
              <text:p>MAGAÑA CASTRO JAIME DE JESUS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7">
              <office:annotation draw:style-name="gr1" draw:text-style-name="P1" svg:width="2.442cm" svg:height="1.636cm" svg:x="34.907cm" svg:y="17.37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Clasificacion</text:span></text:p>
                <text:p text:style-name="P1"><text:span text:style-name="T2">Acento 1</text:span></text:p>
                <text:p text:style-name="P1"><text:span text:style-name="T2">U.V. NO</text:span></text:p>
              </office:annotation>
              <text:p>1.70%</text:p>
            </table:table-cell>
            <table:table-cell table:style-name="ce122" office:value-type="percentage" office:value="0.019">
              <office:annotation draw:style-name="gr1" draw:text-style-name="P1" svg:width="6.987cm" svg:height="0.977cm" svg:x="37.627cm" svg:y="17.37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 </text:span></text:p>
              </office:annotation>
              <text:p>1.9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34:.P34])" office:value-type="percentage" office:value="0.116">
              <text:p>11.60%</text:p>
            </table:table-cell>
            <table:table-cell table:style-name="ce114" office:value-type="string">
              <text:p>Diconsa Sucursal Veracruz</text:p>
            </table:table-cell>
            <table:table-cell table:style-name="ce142" office:value-type="string">
              <text:p>L. E. Jesús López Toledano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1">
              <text:p>31</text:p>
            </table:table-cell>
            <table:table-cell table:style-name="ce104" office:value-type="string">
              <text:p>S05007275</text:p>
            </table:table-cell>
            <table:table-cell table:style-name="ce104" office:value-type="string">
              <text:p>MARTINEZ CID EDGAR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35:.P35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2">
              <text:p>32</text:p>
            </table:table-cell>
            <table:table-cell table:style-name="ce104" office:value-type="string">
              <text:p>S07006947</text:p>
            </table:table-cell>
            <table:table-cell table:style-name="ce104" office:value-type="string">
              <text:p>MARTINEZ GONZALEZ LORENA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36:.P36])" office:value-type="percentage" office:value="0">
              <text:p>0.00%</text:p>
            </table:table-cell>
            <table:table-cell table:style-name="ce114" office:value-type="string">
              <text:p>Ayuntamiento de Xalapa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3">
              <text:p>33</text:p>
            </table:table-cell>
            <table:table-cell table:style-name="ce104" office:value-type="string">
              <text:p>S07007179</text:p>
            </table:table-cell>
            <table:table-cell table:style-name="ce104" office:value-type="string">
              <text:p>MARTINEZ GONZALEZ PATRICIA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1900-01-13">
              <text:p>13/ene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7">
              <office:annotation draw:style-name="gr1" draw:text-style-name="P1" svg:width="2.442cm" svg:height="1.24cm" svg:x="34.907cm" svg:y="18.952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Fecha</text:span></text:p>
                <text:p text:style-name="P1"><text:span text:style-name="T2">Actividad, Sector</text:span></text:p>
              </office:annotation>
              <text:p>1.70%</text:p>
            </table:table-cell>
            <table:table-cell table:style-name="ce122" office:value-type="percentage" office:value="0.042">
              <office:annotation draw:style-name="gr1" draw:text-style-name="P1" svg:width="6.977cm" svg:height="1.635cm" svg:x="37.1cm" svg:y="18.952cm" draw:caption-point-x="-0.01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Obj. Infinitivo</text:span></text:p>
                <text:p text:style-name="P1"><text:span text:style-name="T2">Acento 2</text:span></text:p>
                <text:p text:style-name="P1"><text:span text:style-name="T2">Ortografía 1 </text:span></text:p>
                <text:p text:style-name="P1"><text:span text:style-name="T2"/></text:p>
              </office:annotation>
              <text:p>4.2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37:.P37])" office:value-type="percentage" office:value="0.139">
              <text:p>13.90%</text:p>
            </table:table-cell>
            <table:table-cell table:style-name="ce114" office:value-type="string">
              <text:p>Servicios de Salud de Veracruz</text:p>
            </table:table-cell>
            <table:table-cell table:style-name="ce142" office:value-type="string">
              <text:p>Mario Ceballos González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4">
              <text:p>34</text:p>
            </table:table-cell>
            <table:table-cell table:style-name="ce104" office:value-type="string">
              <text:p>S05007382</text:p>
            </table:table-cell>
            <table:table-cell table:style-name="ce104" office:value-type="string">
              <text:p>MENDOZA DOMINGUEZ LINDA CRISTAL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38:.P38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5">
              <text:p>35</text:p>
            </table:table-cell>
            <table:table-cell table:style-name="ce104" office:value-type="string">
              <text:p>S07007105</text:p>
            </table:table-cell>
            <table:table-cell table:style-name="ce104" office:value-type="string">
              <text:p>OLASCOAGA CASO MIGUEL ANGEL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3">
              <office:annotation draw:style-name="gr1" draw:text-style-name="P1" svg:width="2.442cm" svg:height="1.24cm" svg:x="34.907cm" svg:y="20.006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Mayúscula 1</text:span></text:p>
                <text:p text:style-name="P1"><text:span text:style-name="T2">Acentos 6</text:span></text:p>
              </office:annotation>
              <text:p>1.30%</text:p>
            </table:table-cell>
            <table:table-cell table:style-name="ce122" office:value-type="percentage" office:value="0.044">
              <office:annotation draw:style-name="gr1" draw:text-style-name="P1" svg:width="7.514cm" svg:height="1.977cm" svg:x="37.1cm" svg:y="20.006cm" draw:caption-point-x="-0.01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Nombre Oficial no coincide</text:span></text:p>
                <text:p text:style-name="P1"><text:span text:style-name="T2">Mayúscula 1</text:span></text:p>
                <text:p text:style-name="P1"><text:span text:style-name="T2">Acentos 4</text:span></text:p>
              </office:annotation>
              <text:p>4.4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39:.P39])" office:value-type="percentage" office:value="0.117">
              <text:p>11.70%</text:p>
            </table:table-cell>
            <table:table-cell table:style-name="ce114" office:value-type="string">
              <text:p>F.C.A.</text:p>
            </table:table-cell>
            <table:table-cell table:style-name="ce142" office:value-type="string">
              <text:p>Mtra. Mayra Minerva Méndez Anota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6">
              <text:p>36</text:p>
            </table:table-cell>
            <table:table-cell table:style-name="ce104" office:value-type="string">
              <text:p>S07007147</text:p>
            </table:table-cell>
            <table:table-cell table:style-name="ce104" office:value-type="string">
              <text:p>OLIVEROS MARTINEZ MARIO URIEL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9">
              <office:annotation draw:style-name="gr1" draw:text-style-name="P1" svg:width="2.409cm" svg:height="1.977cm" svg:x="34.907cm" svg:y="20.534cm" draw:caption-point-x="-0.517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Horario</text:span></text:p>
              </office:annotation>
              <text:p>1.90%</text:p>
            </table:table-cell>
            <table:table-cell table:style-name="ce122" office:value-type="percentage" office:value="0.047">
              <office:annotation draw:style-name="gr1" draw:text-style-name="P1" svg:width="6.911cm" svg:height="1.977cm" svg:x="37.1cm" svg:y="20.534cm" draw:caption-point-x="-0.01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 3</text:span></text:p>
              </office:annotation>
              <text:p>4.7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40:.P40])" office:value-type="percentage" office:value="0.146">
              <text:p>14.60%</text:p>
            </table:table-cell>
            <table:table-cell table:style-name="ce114" office:value-type="string">
              <text:p>SAGARPA</text:p>
            </table:table-cell>
            <table:table-cell table:style-name="ce142" office:value-type="string">
              <text:p>Ing. Ismael Alemán Rodríguez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7">
              <text:p>37</text:p>
            </table:table-cell>
            <table:table-cell table:style-name="ce104" office:value-type="string">
              <text:p>S07007015</text:p>
            </table:table-cell>
            <table:table-cell table:style-name="ce104" office:value-type="string">
              <text:p>REYES PEREZ DORA LUZ 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41:.P41])" office:value-type="percentage" office:value="0">
              <text:p>0.00%</text:p>
            </table:table-cell>
            <table:table-cell table:style-name="ce114" office:value-type="string">
              <text:p><text:s/>Consejo Mexicano de Ciencias Jurídicas y de la Salud A. C.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8">
              <text:p>38</text:p>
            </table:table-cell>
            <table:table-cell table:style-name="ce104" office:value-type="string">
              <text:p>S07006999</text:p>
            </table:table-cell>
            <table:table-cell table:style-name="ce104" office:value-type="string">
              <text:p>RIVERA SOLANO ROSA ISELA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09">
              <office:annotation draw:style-name="gr1" draw:text-style-name="P1" svg:width="3.511cm" svg:height="1.977cm" svg:x="32.208cm" svg:y="21.588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C. P. sin firma</text:span></text:p>
              </office:annotation>
              <text:p>0.90%</text:p>
            </table:table-cell>
            <table:table-cell table:style-name="ce122" office:value-type="percentage" office:value="0.014">
              <office:annotation draw:style-name="gr1" draw:text-style-name="P1" svg:width="2.401cm" svg:height="1.45cm" svg:x="34.807cm" svg:y="21.588cm" draw:caption-point-x="-0.4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uerdo</text:span></text:p>
                <text:p text:style-name="P1"><text:span text:style-name="T2">Acentos 5</text:span></text:p>
              </office:annotation>
              <text:p>1.40%</text:p>
            </table:table-cell>
            <table:table-cell table:style-name="ce122" office:value-type="percentage" office:value="0.035">
              <office:annotation draw:style-name="gr1" draw:text-style-name="P1" svg:width="7.514cm" svg:height="1.977cm" svg:x="37.1cm" svg:y="21.588cm" draw:caption-point-x="-0.01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Obj. En infinivito</text:span></text:p>
                <text:p text:style-name="P1"><text:span text:style-name="T2">Actividad no coincide</text:span></text:p>
                <text:p text:style-name="P1"><text:span text:style-name="T2">Área de trabajo no coincide</text:span></text:p>
                <text:p text:style-name="P1"><text:span text:style-name="T2">Acentos 4</text:span></text:p>
              </office:annotation>
              <text:p>3.5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42:.P42])" office:value-type="percentage" office:value="0.128">
              <text:p>12.80%</text:p>
            </table:table-cell>
            <table:table-cell table:style-name="ce114" office:value-type="string">
              <text:p>Analisis del cambio en las pequeñas y medianas organizaciones</text:p>
            </table:table-cell>
            <table:table-cell table:style-name="ce142" office:value-type="string">
              <text:p>Dr. <text:s/>José Manuel Mávil Aguilera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9">
              <text:p>39</text:p>
            </table:table-cell>
            <table:table-cell table:style-name="ce104" office:value-type="string">
              <text:p>S07007059</text:p>
            </table:table-cell>
            <table:table-cell table:style-name="ce104" office:value-type="string">
              <text:p>ROA ZAINZ ROGELIO ENRIQUE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1">
              <text:p>11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001">
              <office:annotation draw:style-name="gr1" draw:text-style-name="P1" svg:width="3.511cm" svg:height="1.662cm" svg:x="32.208cm" svg:y="22.115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</text:span></text:p>
                <text:p text:style-name="P1"><text:span text:style-name="T2">Redacción</text:span></text:p>
                <text:p text:style-name="P1"><text:span text:style-name="T2">Nombre de coordinadora</text:span></text:p>
              </office:annotation>
              <text:p>0.01%</text:p>
            </table:table-cell>
            <table:table-cell table:style-name="ce122" office:value-type="percentage" office:value="0.008">
              <office:annotation draw:style-name="gr1" draw:text-style-name="P1" svg:width="2.409cm" svg:height="2.795cm" svg:x="34.907cm" svg:y="22.115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Fechas .2</text:span></text:p>
                <text:p text:style-name="P1"><text:span text:style-name="T2">Act. Y Clasif. <text:s/>.2</text:span></text:p>
                <text:p text:style-name="P1"><text:span text:style-name="T2">Horario .1</text:span></text:p>
                <text:p text:style-name="P1"><text:span text:style-name="T2">Acentos .5</text:span></text:p>
                <text:p text:style-name="P1"><text:span text:style-name="T2">Área de trabajo .1</text:span></text:p>
                <text:p text:style-name="P1"><text:span text:style-name="T2">U.V. .1</text:span></text:p>
              </office:annotation>
              <text:p>0.80%</text:p>
            </table:table-cell>
            <table:table-cell table:style-name="ce122" office:value-type="percentage" office:value="0.02">
              <office:annotation draw:style-name="gr1" draw:text-style-name="P1" svg:width="6.911cm" svg:height="2.214cm" svg:x="37.1cm" svg:y="22.115cm" draw:caption-point-x="-0.01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S/ cronograma .5 </text:span></text:p>
                <text:p text:style-name="P1"><text:span text:style-name="T2">Obj. Inf. .5</text:span></text:p>
                <text:p text:style-name="P1"><text:span text:style-name="T2">Fecha .1</text:span></text:p>
                <text:p text:style-name="P1"><text:span text:style-name="T2">Acentos .9</text:span></text:p>
                <text:p text:style-name="P1"><text:span text:style-name="T2">Retraso 1.0</text:span></text:p>
              </office:annotation>
              <text:p>2.0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43:.P43])" office:value-type="percentage" office:value="0.0781">
              <text:p>7.81%</text:p>
            </table:table-cell>
            <table:table-cell table:style-name="ce114" office:value-type="string">
              <text:p>Contadores Públicos y consultores Pavón Hurtado y Asociados A. C.</text:p>
            </table:table-cell>
            <table:table-cell table:style-name="ce142" office:value-type="string">
              <text:p>Mauricio Pavón Pavón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0">
              <text:p>40</text:p>
            </table:table-cell>
            <table:table-cell table:style-name="ce104" office:value-type="string">
              <text:p>S07007096</text:p>
            </table:table-cell>
            <table:table-cell table:style-name="ce104" office:value-type="string">
              <text:p>RODRIGUEZ MOLINA EDGAR JERONIMO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44:.P44])" office:value-type="percentage" office:value="0">
              <text:p>0.00%</text:p>
            </table:table-cell>
            <table:table-cell table:style-name="ce114" office:value-type="string">
              <text:p>IMSS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1">
              <text:p>41</text:p>
            </table:table-cell>
            <table:table-cell table:style-name="ce104" office:value-type="string">
              <text:p>S06000178</text:p>
            </table:table-cell>
            <table:table-cell table:style-name="ce104" office:value-type="string">
              <text:p>RODRIGUEZ ORAMAS ALFONSO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04">
              <office:annotation draw:style-name="gr1" draw:text-style-name="P1" svg:width="3.511cm" svg:height="1.977cm" svg:x="32.208cm" svg:y="23.17cm" draw:caption-point-x="-0.517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C.P. s/ firma</text:span></text:p>
                <text:p text:style-name="P1"><text:span text:style-name="T2">Sin carta de aceptacion</text:span></text:p>
              </office:annotation>
              <text:p>0.40%</text:p>
            </table:table-cell>
            <table:table-cell table:style-name="ce122" office:value-type="percentage" office:value="0.013">
              <office:annotation draw:style-name="gr1" draw:text-style-name="P1" svg:width="2.409cm" svg:height="2.213cm" svg:x="34.907cm" svg:y="23.17cm" draw:caption-point-x="-0.517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Fechan Fin</text:span></text:p>
                <text:p text:style-name="P1"><text:span text:style-name="T2">Act. Y Clasif.</text:span></text:p>
                <text:p text:style-name="P1"><text:span text:style-name="T2">Acentos 2</text:span></text:p>
                <text:p text:style-name="P1"><text:span text:style-name="T2">U.V. </text:span></text:p>
              </office:annotation>
              <text:p>1.30%</text:p>
            </table:table-cell>
            <table:table-cell table:style-name="ce122" office:value-type="percentage" office:value="0.033">
              <office:annotation draw:style-name="gr1" draw:text-style-name="P1" svg:width="6.911cm" svg:height="1.977cm" svg:x="37.1cm" svg:y="23.17cm" draw:caption-point-x="-0.01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Fecha</text:span></text:p>
                <text:p text:style-name="P1"><text:span text:style-name="T2">Mayúscula 1</text:span></text:p>
                <text:p text:style-name="P1"><text:span text:style-name="T2">Retraso 1.5</text:span></text:p>
              </office:annotation>
              <text:p>3.3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45:.P45])" office:value-type="percentage" office:value="0.1">
              <text:p>10.00%</text:p>
            </table:table-cell>
            <table:table-cell table:style-name="ce114" office:value-type="string">
              <text:p>TLON Construcciones S de R.L. de C.V.</text:p>
            </table:table-cell>
            <table:table-cell table:style-name="ce142" office:value-type="string">
              <text:p>C.P. Guadalupe Mota Córdoba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2">
              <text:p>42</text:p>
            </table:table-cell>
            <table:table-cell table:style-name="ce104" office:value-type="string">
              <text:p>S07007097</text:p>
            </table:table-cell>
            <table:table-cell table:style-name="ce104" office:value-type="string">
              <text:p>RODRIGUEZ RIOS SUSANA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46:.P46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3">
              <text:p>43</text:p>
            </table:table-cell>
            <table:table-cell table:style-name="ce104" office:value-type="string">
              <text:p>S07007067</text:p>
            </table:table-cell>
            <table:table-cell table:style-name="ce104" office:value-type="string">
              <text:p>RUIZ AQUINO GUILLERMO IVAN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47:.P47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4">
              <text:p>44</text:p>
            </table:table-cell>
            <table:table-cell table:style-name="ce104" office:value-type="string">
              <text:p>S07018689</text:p>
            </table:table-cell>
            <table:table-cell table:style-name="ce104" office:value-type="string">
              <text:p>SALAS GONZALEZ GUDELIA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48:.P48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5">
              <text:p>45</text:p>
            </table:table-cell>
            <table:table-cell table:style-name="ce104" office:value-type="string">
              <text:p>S07006937</text:p>
            </table:table-cell>
            <table:table-cell table:style-name="ce104" office:value-type="string">
              <text:p>SANCHEZ MENDOZA CARLOS ENRIQUE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49:.P49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6">
              <text:p>46</text:p>
            </table:table-cell>
            <table:table-cell table:style-name="ce104" office:value-type="string">
              <text:p>S07015317</text:p>
            </table:table-cell>
            <table:table-cell table:style-name="ce104" office:value-type="string">
              <text:p>SOLANO MARTINEZ ERIKA NOHEMI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9">
              <office:annotation draw:style-name="gr1" draw:text-style-name="P1" svg:width="2.409cm" svg:height="0.817cm" svg:x="34.907cm" svg:y="25.806cm" draw:caption-point-x="-0.517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uerdo .1</text:span></text:p>
              </office:annotation>
              <text:p>1.90%</text:p>
            </table:table-cell>
            <table:table-cell table:style-name="ce122" office:value-type="percentage" office:value="0.048">
              <office:annotation draw:style-name="gr1" draw:text-style-name="P1" svg:width="6.911cm" svg:height="1.002cm" svg:x="37.1cm" svg:y="25.806cm" draw:caption-point-x="-0.01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 2</text:span></text:p>
              </office:annotation>
              <text:p>4.8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50:.P50])" office:value-type="percentage" office:value="0.147">
              <text:p>14.70%</text:p>
            </table:table-cell>
            <table:table-cell table:style-name="ce138" office:value-type="string">
              <text:p>F.C.A.</text:p>
            </table:table-cell>
            <table:table-cell table:style-name="ce138" office:value-type="string">
              <text:p>L. C. Lorena Hernández Trejo</text:p>
            </table:table-cell>
            <table:table-cell table:style-name="ce138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7">
              <text:p>47</text:p>
            </table:table-cell>
            <table:table-cell table:style-name="ce104" office:value-type="string">
              <text:p>S07007001</text:p>
            </table:table-cell>
            <table:table-cell table:style-name="ce104" office:value-type="string">
              <text:p>SOLANO REYES RODRIGO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9">
              <office:annotation draw:style-name="gr1" draw:text-style-name="P1" svg:width="2.409cm" svg:height="1.108cm" svg:x="34.907cm" svg:y="26.333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U.V.</text:span></text:p>
              </office:annotation>
              <text:p>1.90%</text:p>
            </table:table-cell>
            <table:table-cell table:style-name="ce122" office:value-type="percentage" office:value="0.048">
              <office:annotation draw:style-name="gr1" draw:text-style-name="P1" svg:width="6.911cm" svg:height="1.003cm" svg:x="37.1cm" svg:y="26.333cm" draw:caption-point-x="-0.01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 2</text:span></text:p>
              </office:annotation>
              <text:p>4.8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51:.P51])" office:value-type="percentage" office:value="0.147">
              <text:p>14.70%</text:p>
            </table:table-cell>
            <table:table-cell table:style-name="ce114" office:value-type="string">
              <text:p>Colegio de Bachilleres del Estado de Veracruz</text:p>
            </table:table-cell>
            <table:table-cell table:style-name="ce142" office:value-type="string">
              <text:p>Carolina Maribel Martínez Loyo</text:p>
            </table:table-cell>
            <table:table-cell table:style-name="ce114"/>
            <table:table-cell table:number-columns-repeated="1004"/>
          </table:table-row>
          <table:table-row table:style-name="ro1">
            <table:table-cell table:style-name="ce105" office:value-type="float" office:value="48">
              <text:p>48</text:p>
            </table:table-cell>
            <table:table-cell table:style-name="ce104" office:value-type="string">
              <text:p>S07006992</text:p>
            </table:table-cell>
            <table:table-cell table:style-name="ce104" office:value-type="string">
              <text:p>VILLA HERNANDEZ NANCY YUZEET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6"/>
            <table:table-cell table:style-name="ce131"/>
            <table:table-cell table:style-name="ce122" table:number-columns-repeated="2"/>
            <table:table-cell table:style-name="ce135" table:formula="of:=SUM([.G52:.P52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number-columns-repeated="1004"/>
          </table:table-row>
          <table:table-row table:style-name="ro1">
            <table:table-cell table:style-name="ce105" office:value-type="float" office:value="49">
              <text:p>49</text:p>
            </table:table-cell>
            <table:table-cell table:style-name="ce104" office:value-type="string">
              <text:p>S08007278</text:p>
            </table:table-cell>
            <table:table-cell table:style-name="ce104" office:value-type="string">
              <text:p>SEGURA GONZALEZ MA. GUADALUPE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.02">
              <text:p>2.00%</text:p>
            </table:table-cell>
            <table:table-cell table:style-name="ce122" table:number-columns-repeated="6"/>
            <table:table-cell table:style-name="ce131"/>
            <table:table-cell table:style-name="ce122" table:number-columns-repeated="2"/>
            <table:table-cell table:style-name="ce135" table:formula="of:=SUM([.G53:.P53])" office:value-type="percentage" office:value="0.02">
              <text:p>2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50">
              <text:p>50</text:p>
            </table:table-cell>
            <table:table-cell table:style-name="ce104" office:value-type="string">
              <text:p>S07015308</text:p>
            </table:table-cell>
            <table:table-cell table:style-name="ce104" office:value-type="string">
              <text:p>HERNANDEZ VAZQUEZ ANABEL</text:p>
            </table:table-cell>
            <table:table-cell table:style-name="ce115" office:value-type="float" office:value="701">
              <text:p>701</text:p>
            </table:table-cell>
            <table:table-cell table:style-name="ce115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4" office:value-type="percentage" office:value="0.019">
              <office:annotation draw:style-name="gr1" draw:text-style-name="P1" svg:width="2.442cm" svg:height="1.108cm" svg:x="34.907cm" svg:y="27.914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Programa académico</text:span></text:p>
              </office:annotation>
              <text:p>1.90%</text:p>
            </table:table-cell>
            <table:table-cell table:style-name="ce124" office:value-type="percentage" office:value="0.044">
              <office:annotation draw:style-name="gr1" draw:text-style-name="P1" svg:width="7.159cm" svg:height="1.399cm" svg:x="37.627cm" svg:y="27.914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tividades no coinciden</text:span></text:p>
                <text:p text:style-name="P1"><text:span text:style-name="T2">Redacción 1</text:span></text:p>
              </office:annotation>
              <text:p>4.40%</text:p>
            </table:table-cell>
            <table:table-cell table:style-name="ce124" office:value-type="percentage" office:value="0.05">
              <text:p>5.00%</text:p>
            </table:table-cell>
            <table:table-cell table:style-name="ce122" table:number-columns-repeated="2"/>
            <table:table-cell table:style-name="ce131"/>
            <table:table-cell table:style-name="ce122" table:number-columns-repeated="2"/>
            <table:table-cell table:style-name="ce135" table:formula="of:=SUM([.G54:.P54])" office:value-type="percentage" office:value="0.143">
              <text:p>14.30%</text:p>
            </table:table-cell>
            <table:table-cell table:style-name="ce114" office:value-type="string">
              <text:p>Ingeniería y sustentabilidad Ambiental</text:p>
            </table:table-cell>
            <table:table-cell table:style-name="ce142" office:value-type="string">
              <text:p>Ing. Juan bernardo Rivra Vázquez</text:p>
            </table:table-cell>
            <table:table-cell table:style-name="ce114"/>
            <table:table-cell table:number-columns-repeated="1004"/>
          </table:table-row>
        </table:table-row-group>
        <table:table-row table:style-name="ro1">
          <table:table-cell table:style-name="ce105" office:value-type="float" office:value="51">
            <text:p>51</text:p>
          </table:table-cell>
          <table:table-cell table:style-name="ce104" office:value-type="string">
            <text:p>S07007160</text:p>
          </table:table-cell>
          <table:table-cell table:style-name="ce104" office:value-type="string">
            <text:p>MENDEZ TORRES MIRIAM YADIRA</text:p>
          </table:table-cell>
          <table:table-cell table:style-name="ce115" office:value-type="float" office:value="701">
            <text:p>701</text:p>
          </table:table-cell>
          <table:table-cell table:style-name="ce115" office:value-type="float" office:value="6">
            <text:p>6</text:p>
          </table:table-cell>
          <table:table-cell table:style-name="ce117" office:value-type="date" office:date-value="2011-02-14">
            <text:p>14/feb</text:p>
          </table:table-cell>
          <table:table-cell table:style-name="ce122" office:value-type="percentage" office:value="0.02">
            <text:p>2.00%</text:p>
          </table:table-cell>
          <table:table-cell table:style-name="ce122" office:value-type="percentage" office:value="0.01">
            <text:p>1.00%</text:p>
          </table:table-cell>
          <table:table-cell table:style-name="ce125" office:value-type="percentage" office:value="0.015">
            <office:annotation draw:style-name="gr1" draw:text-style-name="P1" svg:width="2.442cm" svg:height="1.977cm" svg:x="34.907cm" svg:y="28.441cm" draw:caption-point-x="-0.517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Acento 4</text:span></text:p>
              <text:p text:style-name="P1"><text:span text:style-name="T2">Mayúscula 1</text:span></text:p>
            </office:annotation>
            <text:p>1.50%</text:p>
          </table:table-cell>
          <table:table-cell table:style-name="ce125" office:value-type="percentage" office:value="0.03">
            <office:annotation draw:style-name="gr1" draw:text-style-name="P1" svg:width="7.517cm" svg:height="1.819cm" svg:x="37.1cm" svg:y="28.441cm" draw:caption-point-x="-0.01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Nombre Oficial No coincide</text:span></text:p>
              <text:p text:style-name="P1"><text:span text:style-name="T2">Acentos 9</text:span></text:p>
              <text:p text:style-name="P1"><text:span text:style-name="T2">Retraso 1.0</text:span></text:p>
              <text:p text:style-name="P1"><text:span text:style-name="T2"/></text:p>
            </office:annotation>
            <text:p>3.00%</text:p>
          </table:table-cell>
          <table:table-cell table:style-name="ce124" office:value-type="percentage" office:value="0.05">
            <text:p>5.00%</text:p>
          </table:table-cell>
          <table:table-cell table:style-name="ce129" table:number-columns-repeated="5"/>
          <table:table-cell table:style-name="ce135" table:formula="of:=SUM([.G55:.P55])" office:value-type="percentage" office:value="0.125">
            <text:p>12.50%</text:p>
          </table:table-cell>
          <table:table-cell table:style-name="ce114" office:value-type="string">
            <text:p>FCA</text:p>
          </table:table-cell>
          <table:table-cell table:style-name="ce104" office:value-type="string">
            <text:p>Mtra. Mayra Minerva Méndez Anota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105" office:value-type="float" office:value="52">
            <text:p>52</text:p>
          </table:table-cell>
          <table:table-cell table:style-name="ce104" office:value-type="string">
            <text:p>S08007439</text:p>
          </table:table-cell>
          <table:table-cell table:style-name="ce104" office:value-type="string">
            <text:p>MEJIA OLIVO JOSE RAFAEL</text:p>
          </table:table-cell>
          <table:table-cell table:style-name="ce116" office:value-type="float" office:value="701">
            <text:p>701</text:p>
          </table:table-cell>
          <table:table-cell table:style-name="ce116" office:value-type="float" office:value="6">
            <text:p>6</text:p>
          </table:table-cell>
          <table:table-cell table:style-name="ce117" office:value-type="date" office:date-value="2011-02-14">
            <text:p>14/feb</text:p>
          </table:table-cell>
          <table:table-cell table:style-name="ce122" office:value-type="percentage" office:value="0.02">
            <text:p>2.00%</text:p>
          </table:table-cell>
          <table:table-cell table:style-name="ce122" office:value-type="percentage" office:value="0.01">
            <text:p>1.00%</text:p>
          </table:table-cell>
          <table:table-cell table:style-name="ce126" office:value-type="percentage" office:value="0.019">
            <office:annotation draw:style-name="gr1" draw:text-style-name="P1" svg:width="2.442cm" svg:height="0.922cm" svg:x="34.907cm" svg:y="28.969cm" draw:caption-point-x="-0.517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Acentos 1</text:span></text:p>
            </office:annotation>
            <text:p>1.90%</text:p>
          </table:table-cell>
          <table:table-cell table:style-name="ce126" office:value-type="percentage" office:value="0.048">
            <office:annotation draw:style-name="gr1" draw:text-style-name="P1" svg:width="6.977cm" svg:height="1.027cm" svg:x="37.1cm" svg:y="28.969cm" draw:caption-point-x="-0.01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Acentos 2</text:span></text:p>
            </office:annotation>
            <text:p>4.80%</text:p>
          </table:table-cell>
          <table:table-cell table:style-name="ce126" office:value-type="percentage" office:value="0.05">
            <text:p>5.00%</text:p>
          </table:table-cell>
          <table:table-cell table:style-name="ce26" table:number-columns-repeated="2"/>
          <table:table-cell table:number-columns-repeated="3"/>
          <table:table-cell table:style-name="ce135" table:formula="of:=SUM([.G56:.P56])" office:value-type="percentage" office:value="0.147">
            <text:p>14.70%</text:p>
          </table:table-cell>
          <table:table-cell table:style-name="ce116" office:value-type="string">
            <text:p>U.V.</text:p>
          </table:table-cell>
          <table:table-cell table:style-name="ce116" office:value-type="string">
            <text:p>Eduardo S. Burgos Suárez</text:p>
          </table:table-cell>
          <table:table-cell table:number-columns-repeated="1005"/>
        </table:table-row>
        <table:table-row table:style-name="ro1">
          <table:table-cell table:style-name="ce105" office:value-type="float" office:value="53">
            <text:p>53</text:p>
          </table:table-cell>
          <table:table-cell table:style-name="ce104" office:value-type="string">
            <text:p>S05017485</text:p>
          </table:table-cell>
          <table:table-cell table:style-name="ce104" office:value-type="string">
            <text:p>HERNANDEZ LOPEZ LILIA</text:p>
          </table:table-cell>
          <table:table-cell table:number-columns-repeated="8"/>
          <table:table-cell table:style-name="ce26" table:number-columns-repeated="2"/>
          <table:table-cell table:number-columns-repeated="3"/>
          <table:table-cell table:style-name="ce135" table:formula="of:=SUM([.G57:.P57])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table:style-name="ce105" office:value-type="float" office:value="54">
            <text:p>54</text:p>
          </table:table-cell>
          <table:table-cell table:style-name="ce104" office:value-type="string">
            <text:p>S07026149</text:p>
          </table:table-cell>
          <table:table-cell table:style-name="ce104" office:value-type="string">
            <text:p>LOPEZ DIAZ FILIBERTO</text:p>
          </table:table-cell>
          <table:table-cell table:style-name="ce115" office:value-type="float" office:value="701">
            <text:p>701</text:p>
          </table:table-cell>
          <table:table-cell table:style-name="ce115" office:value-type="float" office:value="6">
            <text:p>6</text:p>
          </table:table-cell>
          <table:table-cell table:style-name="ce117" office:value-type="date" office:date-value="2011-02-14">
            <text:p>14/feb</text:p>
          </table:table-cell>
          <table:table-cell table:style-name="ce122" office:value-type="percentage" office:value="0">
            <text:p>0.00%</text:p>
          </table:table-cell>
          <table:table-cell table:style-name="ce124" office:value-type="percentage" office:value="0.01">
            <text:p>1.00%</text:p>
          </table:table-cell>
          <table:table-cell table:style-name="ce124" office:value-type="percentage" office:value="0.02">
            <text:p>2.00%</text:p>
          </table:table-cell>
          <table:table-cell table:style-name="ce124" office:value-type="percentage" office:value="0.038">
            <office:annotation draw:style-name="gr1" draw:text-style-name="P1" svg:width="6.987cm" svg:height="1.767cm" svg:x="37.627cm" svg:y="30.023cm" draw:caption-point-x="-0.537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Objetivos</text:span></text:p>
              <text:p text:style-name="P1"><text:span text:style-name="T2">ctividades No coinciden</text:span></text:p>
              <text:p text:style-name="P1"><text:span text:style-name="T2">Ortografia 2</text:span></text:p>
            </office:annotation>
            <text:p>3.80%</text:p>
          </table:table-cell>
          <table:table-cell table:style-name="ce124" office:value-type="percentage" office:value="0.05">
            <text:p>5.00%</text:p>
          </table:table-cell>
          <table:table-cell table:style-name="ce116" table:number-columns-repeated="2"/>
          <table:table-cell table:style-name="ce126" table:number-columns-repeated="3"/>
          <table:table-cell table:style-name="ce135" table:formula="of:=SUM([.G58:.P58])" office:value-type="percentage" office:value="0.118">
            <text:p>11.80%</text:p>
          </table:table-cell>
          <table:table-cell table:style-name="ce116" office:value-type="string">
            <text:p>Escuela de Bachillerato Unidad de Trabajo</text:p>
          </table:table-cell>
          <table:table-cell table:style-name="ce116" office:value-type="string">
            <text:p>Erika Victori Barrientos Lozano</text:p>
          </table:table-cell>
          <table:table-cell table:style-name="ce116"/>
          <table:table-cell table:number-columns-repeated="1004"/>
        </table:table-row>
        <table:table-row table:style-name="ro1">
          <table:table-cell table:style-name="ce105" office:value-type="float" office:value="55">
            <text:p>55</text:p>
          </table:table-cell>
          <table:table-cell table:style-name="ce104" office:value-type="string">
            <text:p>S07007018</text:p>
          </table:table-cell>
          <table:table-cell table:style-name="ce104" office:value-type="string">
            <text:p>PEREZ CORTES JORGE ROBERTO</text:p>
          </table:table-cell>
          <table:table-cell table:style-name="ce116" office:value-type="float" office:value="701">
            <text:p>701</text:p>
          </table:table-cell>
          <table:table-cell table:style-name="ce116" office:value-type="float" office:value="6">
            <text:p>6</text:p>
          </table:table-cell>
          <table:table-cell table:style-name="ce118" office:value-type="date" office:date-value="2011-02-14">
            <text:p>14/feb</text:p>
          </table:table-cell>
          <table:table-cell table:style-name="ce122" office:value-type="percentage" office:value="0">
            <text:p>0.00%</text:p>
          </table:table-cell>
          <table:table-cell table:style-name="ce124" office:value-type="percentage" office:value="0.01">
            <text:p>1.00%</text:p>
          </table:table-cell>
          <table:table-cell table:style-name="ce124" office:value-type="percentage" office:value="0.017">
            <office:annotation draw:style-name="gr1" draw:text-style-name="P1" svg:width="2.409cm" svg:height="1.135cm" svg:x="34.907cm" svg:y="30.55cm" draw:caption-point-x="-0.517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Acentos 3</text:span></text:p>
            </office:annotation>
            <text:p>1.70%</text:p>
          </table:table-cell>
          <table:table-cell table:style-name="ce124" office:value-type="percentage" office:value="0.045">
            <office:annotation draw:style-name="gr1" draw:text-style-name="P1" svg:width="6.911cm" svg:height="1.977cm" svg:x="37.1cm" svg:y="30.55cm" draw:caption-point-x="-0.01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Inconsistencia N. O.</text:span></text:p>
              <text:p text:style-name="P1"><text:span text:style-name="T2">Acentos 4</text:span></text:p>
            </office:annotation>
            <text:p>4.50%</text:p>
          </table:table-cell>
          <table:table-cell table:style-name="ce124" office:value-type="percentage" office:value="0.05">
            <text:p>5.00%</text:p>
          </table:table-cell>
          <table:table-cell table:style-name="ce116" table:number-columns-repeated="2"/>
          <table:table-cell table:style-name="ce126" table:number-columns-repeated="3"/>
          <table:table-cell table:style-name="ce135" table:formula="of:=SUM([.G59:.P59])" office:value-type="percentage" office:value="0.122">
            <text:p>12.20%</text:p>
          </table:table-cell>
          <table:table-cell table:style-name="ce116" office:value-type="string">
            <text:p>F.C.A.</text:p>
          </table:table-cell>
          <table:table-cell table:style-name="ce116" office:value-type="string">
            <text:p>Mtra. Mayra Minerva Méndez Anota</text:p>
          </table:table-cell>
          <table:table-cell table:style-name="ce116"/>
          <table:table-cell table:number-columns-repeated="1004"/>
        </table:table-row>
        <table:table-row table:style-name="ro1">
          <table:table-cell table:style-name="ce105" office:value-type="float" office:value="56">
            <text:p>56</text:p>
          </table:table-cell>
          <table:table-cell table:style-name="ce104" office:value-type="string">
            <text:p>S08024283</text:p>
          </table:table-cell>
          <table:table-cell table:style-name="ce104" office:value-type="string">
            <text:p>CUEVAS GARRIDO CARLOS VALENTIN</text:p>
          </table:table-cell>
          <table:table-cell table:style-name="ce116" table:number-columns-repeated="4"/>
          <table:table-cell table:style-name="ce124" table:number-columns-repeated="4"/>
          <table:table-cell table:style-name="ce116" table:number-columns-repeated="2"/>
          <table:table-cell table:style-name="ce126" table:number-columns-repeated="3"/>
          <table:table-cell table:style-name="ce135" table:formula="of:=SUM([.G60:.P60])" office:value-type="percentage" office:value="0">
            <text:p>0.00%</text:p>
          </table:table-cell>
          <table:table-cell table:style-name="ce116" office:value-type="string">
            <text:p>Secretaría de Desarrollo social</text:p>
          </table:table-cell>
          <table:table-cell table:style-name="ce116" table:number-columns-repeated="2"/>
          <table:table-cell table:number-columns-repeated="1004"/>
        </table:table-row>
        <table:table-row table:style-name="ro1">
          <table:table-cell table:style-name="ce105" office:value-type="float" office:value="57">
            <text:p>57</text:p>
          </table:table-cell>
          <table:table-cell table:style-name="ce104" office:value-type="string">
            <text:p>S08007296</text:p>
          </table:table-cell>
          <table:table-cell table:style-name="ce104" office:value-type="string">
            <text:p>SOLANO MARTINEZ LADY ASTRID</text:p>
          </table:table-cell>
          <table:table-cell table:style-name="ce116" table:number-columns-repeated="4"/>
          <table:table-cell table:style-name="ce124" table:number-columns-repeated="4"/>
          <table:table-cell table:style-name="ce116" table:number-columns-repeated="2"/>
          <table:table-cell table:style-name="ce126" table:number-columns-repeated="3"/>
          <table:table-cell table:style-name="ce135" table:formula="of:=SUM([.G61:.P61])" office:value-type="percentage" office:value="0">
            <text:p>0.00%</text:p>
          </table:table-cell>
          <table:table-cell table:style-name="ce116" office:value-type="string">
            <text:p>Biblioteca Manuel <text:s/>Boza</text:p>
          </table:table-cell>
          <table:table-cell table:style-name="ce116" table:number-columns-repeated="2"/>
          <table:table-cell table:number-columns-repeated="1004"/>
        </table:table-row>
        <table:table-row table:style-name="ro1">
          <table:table-cell table:style-name="ce105" office:value-type="float" office:value="58">
            <text:p>58</text:p>
          </table:table-cell>
          <table:table-cell table:style-name="ce104" office:value-type="string">
            <text:p>S08007294</text:p>
          </table:table-cell>
          <table:table-cell table:style-name="ce104" office:value-type="string">
            <text:p>RODRIGUEZ RAMIREZ JOVITA</text:p>
          </table:table-cell>
          <table:table-cell table:style-name="ce116" table:number-columns-repeated="4"/>
          <table:table-cell table:style-name="ce124" table:number-columns-repeated="4"/>
          <table:table-cell table:style-name="ce116" table:number-columns-repeated="2"/>
          <table:table-cell table:style-name="ce126" table:number-columns-repeated="3"/>
          <table:table-cell table:style-name="ce135" table:formula="of:=SUM([.G62:.P62])" office:value-type="percentage" office:value="0">
            <text:p>0.00%</text:p>
          </table:table-cell>
          <table:table-cell table:style-name="ce116" office:value-type="string">
            <text:p>Ayuntamiento de Xalapa</text:p>
          </table:table-cell>
          <table:table-cell table:style-name="ce116" table:number-columns-repeated="2"/>
          <table:table-cell table:number-columns-repeated="1004"/>
        </table:table-row>
        <table:table-row table:style-name="ro1">
          <table:table-cell table:style-name="ce105" office:value-type="float" office:value="59">
            <text:p>59</text:p>
          </table:table-cell>
          <table:table-cell table:style-name="ce104" office:value-type="string">
            <text:p>S07019411</text:p>
          </table:table-cell>
          <table:table-cell table:style-name="ce104" office:value-type="string">
            <text:p>LANDA LOPEZ DANIA ARLETTE</text:p>
          </table:table-cell>
          <table:table-cell table:style-name="ce116" table:number-columns-repeated="4"/>
          <table:table-cell table:style-name="ce124" table:number-columns-repeated="4"/>
          <table:table-cell table:style-name="ce116" table:number-columns-repeated="2"/>
          <table:table-cell table:style-name="ce126" table:number-columns-repeated="3"/>
          <table:table-cell table:style-name="ce135" table:formula="of:=SUM([.G63:.P63])" office:value-type="percentage" office:value="0">
            <text:p>0.00%</text:p>
          </table:table-cell>
          <table:table-cell table:style-name="ce116" office:value-type="string">
            <text:p>U.V.</text:p>
          </table:table-cell>
          <table:table-cell table:style-name="ce116" table:number-columns-repeated="2"/>
          <table:table-cell table:number-columns-repeated="1004"/>
        </table:table-row>
        <table:table-row table:style-name="ro1">
          <table:table-cell table:style-name="ce105" office:value-type="float" office:value="60">
            <text:p>60</text:p>
          </table:table-cell>
          <table:table-cell table:style-name="ce104" office:value-type="string">
            <text:p>S07019412</text:p>
          </table:table-cell>
          <table:table-cell table:style-name="ce104" office:value-type="string">
            <text:p>LANDA LOPEZ DIANA GISELA</text:p>
          </table:table-cell>
          <table:table-cell table:style-name="ce116" table:number-columns-repeated="4"/>
          <table:table-cell table:style-name="ce124" table:number-columns-repeated="4"/>
          <table:table-cell table:style-name="ce116" table:number-columns-repeated="2"/>
          <table:table-cell table:style-name="ce126" table:number-columns-repeated="3"/>
          <table:table-cell table:style-name="ce116"/>
          <table:table-cell table:style-name="ce116" office:value-type="string">
            <text:p>U.V.</text:p>
          </table:table-cell>
          <table:table-cell table:style-name="ce116" table:number-columns-repeated="2"/>
          <table:table-cell table:number-columns-repeated="1004"/>
        </table:table-row>
        <table:table-row table:style-name="ro1">
          <table:table-cell table:style-name="ce105" office:value-type="float" office:value="61">
            <text:p>61</text:p>
          </table:table-cell>
          <table:table-cell table:style-name="ce104" office:value-type="string">
            <text:p>S07007185</text:p>
          </table:table-cell>
          <table:table-cell table:style-name="ce104" office:value-type="string">
            <text:p>MENDEZ RIOS JUAN MANUEL</text:p>
          </table:table-cell>
          <table:table-cell table:number-columns-repeated="4"/>
          <table:table-cell table:style-name="ce124" table:number-columns-repeated="4"/>
          <table:table-cell table:style-name="ce116" table:number-columns-repeated="2"/>
          <table:table-cell table:style-name="ce126" table:number-columns-repeated="3"/>
          <table:table-cell table:style-name="ce116"/>
          <table:table-cell table:style-name="ce116" office:value-type="string">
            <text:p>C. F. E.</text:p>
          </table:table-cell>
          <table:table-cell table:style-name="ce116" table:number-columns-repeated="2"/>
          <table:table-cell table:number-columns-repeated="1004"/>
        </table:table-row>
        <table:table-row table:style-name="ro1">
          <table:table-cell table:style-name="ce105" office:value-type="float" office:value="62">
            <text:p>62</text:p>
          </table:table-cell>
          <table:table-cell table:style-name="ce104" office:value-type="string">
            <text:p>S07007135</text:p>
          </table:table-cell>
          <table:table-cell table:style-name="ce104" office:value-type="string">
            <text:p>JACOBO MORALES YARELI DEL CARMEN</text:p>
          </table:table-cell>
          <table:table-cell table:number-columns-repeated="4"/>
          <table:table-cell table:style-name="ce124" table:number-columns-repeated="4"/>
          <table:table-cell table:number-columns-repeated="6"/>
          <table:table-cell table:style-name="ce116" office:value-type="string">
            <text:p>U.V.</text:p>
          </table:table-cell>
          <table:table-cell table:number-columns-repeated="1006"/>
        </table:table-row>
        <table:table-row table:style-name="ro1">
          <table:table-cell table:style-name="ce105" office:value-type="float" office:value="63">
            <text:p>63</text:p>
          </table:table-cell>
          <table:table-cell table:style-name="ce104" office:value-type="string">
            <text:p>S09029157</text:p>
          </table:table-cell>
          <table:table-cell table:style-name="ce104" office:value-type="string">
            <text:p>PEREZ ESCALANTE VANIA DENISSE</text:p>
          </table:table-cell>
          <table:table-cell table:number-columns-repeated="4"/>
          <table:table-cell table:style-name="ce124" table:number-columns-repeated="4"/>
          <table:table-cell table:number-columns-repeated="6"/>
          <table:table-cell table:style-name="ce116" office:value-type="string">
            <text:p>Eventos Garibaldi</text:p>
          </table:table-cell>
          <table:table-cell table:number-columns-repeated="1006"/>
        </table:table-row>
        <table:table-row table:style-name="ro1" table:number-rows-repeated="4">
          <table:table-cell table:number-columns-repeated="7"/>
          <table:table-cell table:style-name="ce124" table:number-columns-repeated="4"/>
          <table:table-cell table:number-columns-repeated="101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TION" table:style-name="ta4" table:print="false">
        <office:forms form:automatic-focus="false" form:apply-design-mode="false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visibility="collapse" table:default-cell-style-name="Default"/>
        <table:table-column table:style-name="co2" table:visibility="collapse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3" table:default-cell-style-name="ce26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1" table:default-cell-style-name="Default"/>
        <table:table-column table:style-name="co2" table:number-columns-repeated="1004" table:default-cell-style-name="Default"/>
        <table:table-row table:style-name="ro2">
          <table:table-cell table:style-name="ce144" office:value-type="string" table:number-columns-spanned="1" table:number-rows-spanned="3">
            <text:p>No.</text:p>
          </table:table-cell>
          <table:table-cell table:style-name="ce144" office:value-type="string" table:number-columns-spanned="1" table:number-rows-spanned="3">
            <text:p>MATRICULA</text:p>
          </table:table-cell>
          <table:table-cell table:style-name="ce152" office:value-type="string" table:number-columns-spanned="1" table:number-rows-spanned="3">
            <text:p>ALUMNO</text:p>
          </table:table-cell>
          <table:table-cell table:style-name="ce161" office:value-type="string" table:number-columns-spanned="1" table:number-rows-spanned="3">
            <text:p>GRUPO</text:p>
          </table:table-cell>
          <table:table-cell table:style-name="ce161" office:value-type="string" table:number-columns-spanned="1" table:number-rows-spanned="3">
            <text:p>DURACIÓN EN MESES</text:p>
          </table:table-cell>
          <table:table-cell table:style-name="ce163" office:value-type="string" table:number-columns-spanned="1" table:number-rows-spanned="3">
            <text:p>EMPIEZA EN:</text:p>
          </table:table-cell>
          <table:table-cell table:style-name="ce166" office:value-type="string" table:number-columns-spanned="10" table:number-rows-spanned="1">
            <text:p>CRITERIOS A EVALUAR</text:p>
          </table:table-cell>
          <table:covered-table-cell table:number-columns-repeated="8" table:style-name="ce176"/>
          <table:covered-table-cell table:style-name="ce188"/>
          <table:table-cell table:style-name="ce191"/>
          <table:table-cell table:style-name="ce192" office:value-type="string" table:number-columns-spanned="1" table:number-rows-spanned="3">
            <text:p>EMPRESA</text:p>
          </table:table-cell>
          <table:table-cell table:style-name="ce193" office:value-type="string" table:number-columns-spanned="1" table:number-rows-spanned="3">
            <text:p>JEFE DIRECTO </text:p>
          </table:table-cell>
          <table:table-cell table:style-name="ce194" office:value-type="string" table:number-columns-spanned="1" table:number-rows-spanned="3">
            <text:p>SECTOR </text:p>
          </table:table-cell>
          <table:table-cell table:number-columns-repeated="1004"/>
        </table:table-row>
        <table:table-row table:style-name="ro2">
          <table:covered-table-cell table:number-columns-repeated="5" table:style-name="ce145"/>
          <table:covered-table-cell table:style-name="ce164"/>
          <table:table-cell table:style-name="ce167" office:value-type="string" table:number-columns-spanned="1" table:number-rows-spanned="2">
            <text:p>PLATICA 2%</text:p>
          </table:table-cell>
          <table:table-cell table:style-name="ce177" office:value-type="string" table:number-columns-spanned="1" table:number-rows-spanned="2">
            <text:p>CARTA DE PRESENTACIÓN/ACEPTACIÓN <text:s text:c="4"/>1%</text:p>
          </table:table-cell>
          <table:table-cell table:style-name="ce177" office:value-type="string" table:number-columns-spanned="1" table:number-rows-spanned="2">
            <text:p>SOLICITUD DE REGISTRO 2%</text:p>
          </table:table-cell>
          <table:table-cell table:style-name="ce177" office:value-type="string" table:number-columns-spanned="1" table:number-rows-spanned="2">
            <text:p>PROGRAMA DE TrABAJO 5%</text:p>
          </table:table-cell>
          <table:table-cell table:style-name="ce177" office:value-type="string" table:number-columns-spanned="1" table:number-rows-spanned="2">
            <text:p>ACUERDO DE COLABORACIÓN 5%</text:p>
          </table:table-cell>
          <table:table-cell table:style-name="ce183" office:value-type="string" table:number-columns-spanned="3" table:number-rows-spanned="1">
            <text:p>INFORMES BIMESTRALES 10% C/U</text:p>
          </table:table-cell>
          <table:covered-table-cell table:style-name="ce186"/>
          <table:covered-table-cell table:style-name="ce187"/>
          <table:table-cell table:style-name="ce177" office:value-type="string" table:number-columns-spanned="1" table:number-rows-spanned="2">
            <text:p>INFORME FINAL <text:s text:c="3"/>5%</text:p>
          </table:table-cell>
          <table:table-cell table:style-name="ce189" office:value-type="string" table:number-columns-spanned="1" table:number-rows-spanned="2">
            <text:p>EVAL. DEL JEFE 50%</text:p>
          </table:table-cell>
          <table:table-cell table:style-name="ce177" office:value-type="string" table:number-columns-spanned="1" table:number-rows-spanned="2">
            <text:p>CALIFICACIÓN ACUMULADA</text:p>
          </table:table-cell>
          <table:covered-table-cell table:number-columns-repeated="2" table:style-name="ce145"/>
          <table:covered-table-cell table:style-name="ce195"/>
          <table:table-cell table:number-columns-repeated="1004"/>
        </table:table-row>
        <table:table-row table:style-name="ro4">
          <table:covered-table-cell table:number-columns-repeated="2" table:style-name="ce146"/>
          <table:covered-table-cell table:style-name="ce145"/>
          <table:covered-table-cell table:number-columns-repeated="2" table:style-name="ce146"/>
          <table:covered-table-cell table:style-name="ce165"/>
          <table:covered-table-cell table:style-name="ce168"/>
          <table:covered-table-cell table:number-columns-repeated="4" table:style-name="ce146"/>
          <table:table-cell table:style-name="ce184" office:value-type="float" office:value="1">
            <text:p>1</text:p>
          </table:table-cell>
          <table:table-cell table:style-name="ce134" office:value-type="float" office:value="2">
            <text:p>2</text:p>
          </table:table-cell>
          <table:table-cell table:style-name="ce134" office:value-type="float" office:value="3">
            <text:p>3</text:p>
          </table:table-cell>
          <table:covered-table-cell table:number-columns-repeated="5" table:style-name="ce146"/>
          <table:covered-table-cell table:style-name="ce194"/>
          <table:table-cell table:number-columns-repeated="1004"/>
        </table:table-row>
        <table:table-row table:style-name="ro1">
          <table:table-cell table:style-name="ce41"/>
          <table:table-cell table:style-name="ce44"/>
          <table:table-cell table:style-name="ce116"/>
          <table:table-cell table:style-name="ce159"/>
          <table:table-cell table:style-name="ce41"/>
          <table:table-cell table:style-name="ce44"/>
          <table:table-cell table:style-name="ce169"/>
          <table:table-cell table:style-name="ce178" table:number-columns-repeated="4"/>
          <table:table-cell table:style-name="ce180" table:number-columns-repeated="5"/>
          <table:table-cell table:style-name="ce60" table:number-columns-repeated="4"/>
          <table:table-cell table:number-columns-repeated="1004"/>
        </table:table-row>
        <table:table-row table:style-name="ro7">
          <table:table-cell table:style-name="ce41"/>
          <table:table-cell table:style-name="ce147" office:value-type="string">
            <text:p>S08010038</text:p>
          </table:table-cell>
          <table:table-cell table:style-name="ce153" office:value-type="string">
            <text:p>AGUILAR ACEVEDO ERIKA NATHALIE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">
            <text:p>0.00%</text:p>
          </table:table-cell>
          <table:table-cell table:style-name="ce179" office:value-type="percentage" office:value="0.01">
            <text:p>1.00%</text:p>
          </table:table-cell>
          <table:table-cell table:style-name="ce179" office:value-type="percentage" office:value="0.019">
            <office:annotation draw:style-name="gr1" draw:text-style-name="P1" svg:width="4.504cm" svg:height="1.951cm" svg:x="39.117cm" svg:y="2.00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0.1 POR QUE LA FECHA DE TERMINACIÓN ES INCORRECTA.</text:span></text:p>
            </office:annotation>
            <text:p>1.90%</text:p>
          </table:table-cell>
          <table:table-cell table:style-name="ce179" office:value-type="percentage" office:value="0.05">
            <text:p>5.00%</text:p>
          </table:table-cell>
          <table:table-cell table:style-name="ce182" office:value-type="percentage" office:value="0.05">
            <text:p>5.00%</text:p>
          </table:table-cell>
          <table:table-cell table:style-name="ce185" table:number-columns-repeated="5"/>
          <table:table-cell table:style-name="ce151" table:formula="of:=SUM([.G5:.P5])*10" office:value-type="float" office:value="1.29">
            <text:p>1.29</text:p>
          </table:table-cell>
          <table:table-cell table:style-name="ce150" office:value-type="string">
            <text:p>FACULTAD DE CONTADURÍA Y ADMINISTRACIÓN</text:p>
          </table:table-cell>
          <table:table-cell table:style-name="ce150" office:value-type="string">
            <text:p>M.A. JORGE RAFAEL OLVERA CARRASCOSA</text:p>
          </table:table-cell>
          <table:table-cell table:style-name="ce150" office:value-type="string">
            <text:p>TERCIARIO</text:p>
          </table:table-cell>
          <table:table-cell table:number-columns-repeated="1004"/>
        </table:table-row>
        <table:table-row table:style-name="ro7">
          <table:table-cell table:style-name="ce41"/>
          <table:table-cell table:style-name="ce147" office:value-type="string">
            <text:p>S08010072</text:p>
          </table:table-cell>
          <table:table-cell table:style-name="ce154" office:value-type="string">
            <text:p>CARDENAS CACOULIDES RONALD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.02">
            <text:p>2.00%</text:p>
          </table:table-cell>
          <table:table-cell table:style-name="ce171" table:number-columns-repeated="3"/>
          <table:table-cell table:style-name="ce170"/>
          <table:table-cell table:style-name="ce172" table:number-columns-repeated="5"/>
          <table:table-cell table:style-name="ce151" table:formula="of:=SUM([.G6:.P6])*10" office:value-type="float" office:value="0.2">
            <text:p>0.2</text:p>
          </table:table-cell>
          <table:table-cell table:style-name="ce150" table:number-columns-repeated="3"/>
          <table:table-cell table:number-columns-repeated="1004"/>
        </table:table-row>
        <table:table-row table:style-name="ro7">
          <table:table-cell table:style-name="ce41"/>
          <table:table-cell table:style-name="ce147" office:value-type="string">
            <text:p>S08010071</text:p>
          </table:table-cell>
          <table:table-cell table:style-name="ce154" office:value-type="string">
            <text:p>CUEVAS LORMENDEZ MATHIA SELENE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.02">
            <text:p>2.00%</text:p>
          </table:table-cell>
          <table:table-cell table:style-name="ce170" table:number-columns-repeated="4"/>
          <table:table-cell table:style-name="ce172" table:number-columns-repeated="5"/>
          <table:table-cell table:style-name="ce151" table:formula="of:=SUM([.G7:.P7])*10" office:value-type="float" office:value="0.2">
            <text:p>0.2</text:p>
          </table:table-cell>
          <table:table-cell table:style-name="ce150" table:number-columns-repeated="3"/>
          <table:table-cell table:number-columns-repeated="1004"/>
        </table:table-row>
        <table:table-row table:style-name="ro7">
          <table:table-cell table:style-name="ce41"/>
          <table:table-cell table:style-name="ce147" office:value-type="string">
            <text:p>S08010078</text:p>
          </table:table-cell>
          <table:table-cell table:style-name="ce154" office:value-type="string">
            <text:p>CHANG RAMIREZ IRIS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">
            <text:p>0.00%</text:p>
          </table:table-cell>
          <table:table-cell table:style-name="ce170" office:value-type="percentage" office:value="0.01">
            <text:p>1.00%</text:p>
          </table:table-cell>
          <table:table-cell table:style-name="ce170" office:value-type="percentage" office:value="0.019">
            <office:annotation draw:style-name="gr1" draw:text-style-name="P1" svg:width="4.504cm" svg:height="1.95cm" svg:x="28.644cm" svg:y="3.585cm" draw:caption-point-x="9.936cm" draw:caption-point-y="0.352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0.1 POR QUE EL SECTOR NO ES EL CORRECTO.</text:span></text:p>
            </office:annotation>
            <text:p>1.90%</text:p>
          </table:table-cell>
          <table:table-cell table:style-name="ce170" office:value-type="percentage" office:value="0.049">
            <office:annotation draw:style-name="gr1" draw:text-style-name="P1" svg:width="4.503cm" svg:height="1.95cm" svg:x="32.124cm" svg:y="3.585cm" draw:caption-point-x="10.603cm" draw:caption-point-y="0.352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0.1 INCONSISTENCIA EN EL NOMBRE OFICIAL.</text:span></text:p>
            </office:annotation>
            <text:p>4.90%</text:p>
          </table:table-cell>
          <table:table-cell table:style-name="ce170" office:value-type="percentage" office:value="0.05">
            <text:p>5.00%</text:p>
          </table:table-cell>
          <table:table-cell table:style-name="ce172" table:number-columns-repeated="5"/>
          <table:table-cell table:style-name="ce151" table:formula="of:=SUM([.G8:.P8])*10" office:value-type="float" office:value="1.28">
            <text:p>1.28</text:p>
          </table:table-cell>
          <table:table-cell table:style-name="ce150" office:value-type="string">
            <text:p>SECRETARÍA DE ECONOMÍA DELEGACIÓN XALAPA</text:p>
          </table:table-cell>
          <table:table-cell table:style-name="ce150" office:value-type="string">
            <text:p>C.P. GUADALUPE HUESCA SÁNCHEZ</text:p>
          </table:table-cell>
          <table:table-cell table:style-name="ce150" office:value-type="string">
            <text:p>TERCIARIO</text:p>
          </table:table-cell>
          <table:table-cell table:number-columns-repeated="1004"/>
        </table:table-row>
        <table:table-row table:style-name="ro8">
          <table:table-cell table:style-name="ce41"/>
          <table:table-cell table:style-name="ce147" office:value-type="string">
            <text:p>MATRICULA</text:p>
          </table:table-cell>
          <table:table-cell table:style-name="ce154" office:value-type="string">
            <text:p>HERNANDEZ ALARCON MARLENE ADRIANE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.02">
            <text:p>2.00%</text:p>
          </table:table-cell>
          <table:table-cell table:style-name="ce170" table:number-columns-repeated="4"/>
          <table:table-cell table:style-name="ce172" table:number-columns-repeated="5"/>
          <table:table-cell table:style-name="ce151" table:formula="of:=SUM([.G9:.P9])*10" office:value-type="float" office:value="0.2">
            <text:p>0.2</text:p>
          </table:table-cell>
          <table:table-cell table:style-name="ce150" table:number-columns-repeated="3"/>
          <table:table-cell table:number-columns-repeated="1004"/>
        </table:table-row>
        <table:table-row table:style-name="ro7">
          <table:table-cell table:style-name="ce41"/>
          <table:table-cell table:style-name="ce147" office:value-type="string">
            <text:p>S08010063</text:p>
          </table:table-cell>
          <table:table-cell table:style-name="ce155" office:value-type="string">
            <office:annotation draw:style-name="gr1" draw:text-style-name="P1" svg:width="4.501cm" svg:height="1.95cm" svg:x="22.423cm" svg:y="4.797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MANDAR UN CORREO PARA QUE PASE POR SU ACUERDO</text:span></text:p>
            </office:annotation>
            <text:p>LANDA TRILLO RUBÉN ADRÍAN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">
            <text:p>0.00%</text:p>
          </table:table-cell>
          <table:table-cell table:style-name="ce170" office:value-type="percentage" office:value="0.004">
            <office:annotation draw:style-name="gr1" draw:text-style-name="P1" svg:width="4.501cm" svg:height="1.95cm" svg:x="25.236cm" svg:y="4.665cm" draw:caption-point-x="8.915cm" draw:caption-point-y="0.406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0.5 NO TRAJO CARTA DE ACEPTACIÓN Y 0.1 FALTO FIRMA DE RECEPCIÓN EN LA CARTA DE PRESENTACIÓN.</text:span></text:p>
            </office:annotation>
            <text:p>0.40%</text:p>
          </table:table-cell>
          <table:table-cell table:style-name="ce170" office:value-type="percentage" office:value="0.019">
            <office:annotation draw:style-name="gr1" draw:text-style-name="P1" svg:width="4.504cm" svg:height="1.95cm" svg:x="28.644cm" svg:y="4.665cm" draw:caption-point-x="9.936cm" draw:caption-point-y="0.406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0.1 POR QUE EL SECTOR NO ES EL CORRECTO.</text:span></text:p>
            </office:annotation>
            <text:p>1.90%</text:p>
          </table:table-cell>
          <table:table-cell table:number-columns-repeated="2" table:style-name="ce170" office:value-type="percentage" office:value="0.05">
            <text:p>5.00%</text:p>
          </table:table-cell>
          <table:table-cell table:style-name="ce172" table:number-columns-repeated="5"/>
          <table:table-cell table:style-name="ce151" table:formula="of:=SUM([.G10:.P10])*10" office:value-type="float" office:value="1.23">
            <text:p>1.23</text:p>
          </table:table-cell>
          <table:table-cell table:style-name="ce150" office:value-type="string">
            <text:p>SECRETARÍA DEL H. AYUNTAMIENTO DE BANDERILLA</text:p>
          </table:table-cell>
          <table:table-cell table:style-name="ce150" office:value-type="string">
            <text:p>ING. ESTEBEN ACOSTA LAGUNES</text:p>
          </table:table-cell>
          <table:table-cell table:style-name="ce150" office:value-type="string">
            <text:p>TERCIARIO</text:p>
          </table:table-cell>
          <table:table-cell table:number-columns-repeated="1004"/>
        </table:table-row>
        <table:table-row table:style-name="ro7">
          <table:table-cell table:style-name="ce41"/>
          <table:table-cell table:style-name="ce147" office:value-type="string">
            <text:p>S08010035</text:p>
          </table:table-cell>
          <table:table-cell table:style-name="ce154" office:value-type="string">
            <text:p>POLO RUIZ BERNARDO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.02">
            <text:p>2.00%</text:p>
          </table:table-cell>
          <table:table-cell table:style-name="ce170" office:value-type="percentage" office:value="0.009">
            <office:annotation draw:style-name="gr1" draw:text-style-name="P1" svg:width="4.501cm" svg:height="1.95cm" svg:x="25.236cm" svg:y="5.192cm" draw:caption-point-x="8.915cm" draw:caption-point-y="0.432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se descuenta 0.1 pues la firma de recepción de la carta de presentación no concuerda con las otras</text:span></text:p>
            </office:annotation>
            <text:p>0.90%</text:p>
          </table:table-cell>
          <table:table-cell table:style-name="ce170" office:value-type="percentage" office:value="0.014">
            <office:annotation draw:style-name="gr1" draw:text-style-name="P1" svg:width="4.504cm" svg:height="1.95cm" svg:x="28.644cm" svg:y="5.192cm" draw:caption-point-x="9.936cm" draw:caption-point-y="0.432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se le descuenta 0.5 por que el objetivo no esta en infinitivo y</text:span></text:p>
              <text:p text:style-name="P1"><text:span text:style-name="T2">0.1 por redacción </text:span></text:p>
            </office:annotation>
            <text:p>1.40%</text:p>
          </table:table-cell>
          <table:table-cell table:style-name="ce170" office:value-type="percentage" office:value="0.045">
            <office:annotation draw:style-name="gr1" draw:text-style-name="P1" svg:width="4.503cm" svg:height="1.95cm" svg:x="32.124cm" svg:y="5.192cm" draw:caption-point-x="10.603cm" draw:caption-point-y="0.432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0.5 se descuenta por que el objetivo no esta en infinitivo.</text:span></text:p>
            </office:annotation>
            <text:p>4.50%</text:p>
          </table:table-cell>
          <table:table-cell table:style-name="ce170" office:value-type="percentage" office:value="0.05">
            <text:p>5.00%</text:p>
          </table:table-cell>
          <table:table-cell table:style-name="ce172" table:number-columns-repeated="5"/>
          <table:table-cell table:style-name="ce151" table:formula="of:=SUM([.G11:.P11])*10" office:value-type="float" office:value="1.38">
            <text:p>1.38</text:p>
          </table:table-cell>
          <table:table-cell table:style-name="ce150" office:value-type="string">
            <text:p>DEPARTAMENTO DE ADMINISTRACIÓN FACULTAD DE CONTADURÍA Y ADMINISTRACIÓN</text:p>
          </table:table-cell>
          <table:table-cell table:style-name="ce150" office:value-type="string">
            <text:p>M.A. CECILIA E. OSTOS CRUZ</text:p>
          </table:table-cell>
          <table:table-cell table:style-name="ce150" office:value-type="string">
            <text:p>TERCIARIO</text:p>
          </table:table-cell>
          <table:table-cell table:number-columns-repeated="1004"/>
        </table:table-row>
        <table:table-row-group>
          <table:table-row table:style-name="ro7">
            <table:table-cell table:style-name="ce41"/>
            <table:table-cell table:style-name="ce147" office:value-type="string">
              <text:p>S08010034</text:p>
            </table:table-cell>
            <table:table-cell table:style-name="ce154" office:value-type="string">
              <text:p>RENDON DOMINGUEZ LUCILA IVETTE</text:p>
            </table:table-cell>
            <table:table-cell table:style-name="ce159" office:value-type="string">
              <text:p>Seccion 601</text:p>
            </table:table-cell>
            <table:table-cell table:style-name="ce162"/>
            <table:table-cell table:style-name="ce150"/>
            <table:table-cell table:style-name="ce170" office:value-type="percentage" office:value="0.02">
              <text:p>2.00%</text:p>
            </table:table-cell>
            <table:table-cell table:style-name="ce170" table:number-columns-repeated="4"/>
            <table:table-cell table:style-name="ce172" table:number-columns-repeated="5"/>
            <table:table-cell table:style-name="ce151" table:formula="of:=SUM([.G12:.P12])*10" office:value-type="float" office:value="0.2">
              <text:p>0.2</text:p>
            </table:table-cell>
            <table:table-cell table:style-name="ce150" table:number-columns-repeated="3"/>
            <table:table-cell table:number-columns-repeated="1004"/>
          </table:table-row>
          <table:table-row table:style-name="ro7">
            <table:table-cell table:style-name="ce41"/>
            <table:table-cell table:style-name="ce147" office:value-type="string">
              <text:p>S08010031</text:p>
            </table:table-cell>
            <table:table-cell table:style-name="ce154" office:value-type="string">
              <text:p>VILLA MOLINA EDUARDO</text:p>
            </table:table-cell>
            <table:table-cell table:style-name="ce159" office:value-type="string">
              <text:p>Seccion 601</text:p>
            </table:table-cell>
            <table:table-cell table:style-name="ce162"/>
            <table:table-cell table:style-name="ce150"/>
            <table:table-cell table:style-name="ce170" office:value-type="percentage" office:value="0.02">
              <text:p>2.00%</text:p>
            </table:table-cell>
            <table:table-cell table:style-name="ce170" office:value-type="percentage" office:value="0.01">
              <text:p>1.00%</text:p>
            </table:table-cell>
            <table:table-cell table:style-name="ce170" office:value-type="percentage" office:value="0.02">
              <text:p>2.00%</text:p>
            </table:table-cell>
            <table:table-cell table:number-columns-repeated="2" table:style-name="ce170" office:value-type="percentage" office:value="0.05">
              <text:p>5.00%</text:p>
            </table:table-cell>
            <table:table-cell table:style-name="ce172" table:number-columns-repeated="5"/>
            <table:table-cell table:style-name="ce151" table:formula="of:=SUM([.G13:.P13])*10" office:value-type="float" office:value="1.5">
              <text:p>1.5</text:p>
            </table:table-cell>
            <table:table-cell table:style-name="ce150" office:value-type="string">
              <text:p>DEPARTAMENTO DE SERVICIO SOCIAL FACULTAD DE CONTADURÍA Y ADMINISTRACIÓN</text:p>
            </table:table-cell>
            <table:table-cell table:style-name="ce150" office:value-type="string">
              <text:p>M.D.F. BRENDA MARINA MARTÍNEZ HERRERA</text:p>
            </table:table-cell>
            <table:table-cell table:style-name="ce150" office:value-type="string">
              <text:p>TERCIARIO</text:p>
            </table:table-cell>
            <table:table-cell table:number-columns-repeated="1004"/>
          </table:table-row>
          <table:table-row table:style-name="ro7">
            <table:table-cell table:style-name="ce41"/>
            <table:table-cell table:style-name="ce148" office:value-type="string">
              <text:p>S08010049</text:p>
            </table:table-cell>
            <table:table-cell table:style-name="ce153" office:value-type="string">
              <text:p>VILLAVERDE GRIJALVA EUNICE ALEJANDRA</text:p>
            </table:table-cell>
            <table:table-cell table:style-name="ce159" office:value-type="string">
              <text:p>Seccion 601</text:p>
            </table:table-cell>
            <table:table-cell table:style-name="ce149" table:number-columns-repeated="2"/>
            <table:table-cell table:style-name="ce171" office:value-type="percentage" office:value="0">
              <text:p>0.00%</text:p>
            </table:table-cell>
            <table:table-cell table:style-name="ce170" office:value-type="percentage" office:value="0.004">
              <office:annotation draw:style-name="gr1" draw:text-style-name="P1" svg:width="4.501cm" svg:height="1.951cm" svg:x="25.236cm" svg:y="6.773cm" draw:caption-point-x="8.915cm" draw:caption-point-y="0.512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5 NO TRAJO CARTA DE ACEPTACIÓN Y 0.1 LE FALTO FIRMA DE RECEPCIÓN DE LA CARTA DE PRESENTACIÓN.</text:span></text:p>
              </office:annotation>
              <text:p>0.40%</text:p>
            </table:table-cell>
            <table:table-cell table:style-name="ce170" office:value-type="percentage" office:value="0.019">
              <office:annotation draw:style-name="gr1" draw:text-style-name="P1" svg:width="4.504cm" svg:height="1.951cm" svg:x="28.644cm" svg:y="6.773cm" draw:caption-point-x="9.936cm" draw:caption-point-y="0.512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1 POR QUE EL SERTOR NO ES EL CORRECTO.</text:span></text:p>
              </office:annotation>
              <text:p>1.90%</text:p>
            </table:table-cell>
            <table:table-cell table:number-columns-repeated="2" table:style-name="ce170" office:value-type="percentage" office:value="0.05">
              <text:p>5.00%</text:p>
            </table:table-cell>
            <table:table-cell table:style-name="ce172" table:number-columns-repeated="5"/>
            <table:table-cell table:style-name="ce151" table:formula="of:=SUM([.G14:.P14])*10" office:value-type="float" office:value="1.23">
              <text:p>1.23</text:p>
            </table:table-cell>
            <table:table-cell table:style-name="ce150" office:value-type="string">
              <text:p>SECRETARÍA DEL H. AYUNTAMIENTO DE BANDERILLA</text:p>
            </table:table-cell>
            <table:table-cell table:style-name="ce150" office:value-type="string">
              <text:p>ING. ESTEBEN ACOSTA LAGUNES</text:p>
            </table:table-cell>
            <table:table-cell table:style-name="ce150" office:value-type="string">
              <text:p>TERCIARIO</text:p>
            </table:table-cell>
            <table:table-cell table:number-columns-repeated="1004"/>
          </table:table-row>
          <table:table-row table:style-name="ro7">
            <table:table-cell table:style-name="ce41"/>
            <table:table-cell table:style-name="ce148"/>
            <table:table-cell table:style-name="ce153"/>
            <table:table-cell table:style-name="ce149" table:number-columns-repeated="3"/>
            <table:table-cell table:style-name="ce171"/>
            <table:table-cell table:style-name="ce170" table:number-columns-repeated="4"/>
            <table:table-cell table:style-name="ce172" table:number-columns-repeated="5"/>
            <table:table-cell table:style-name="ce151" table:formula="of:=SUM([.G15:.P15])*10" office:value-type="float" office:value="0">
              <text:p>0</text:p>
            </table:table-cell>
            <table:table-cell table:style-name="ce150" table:number-columns-repeated="3"/>
            <table:table-cell table:number-columns-repeated="1004"/>
          </table:table-row>
          <table:table-row table:style-name="ro7">
            <table:table-cell table:style-name="ce41"/>
            <table:table-cell table:style-name="ce148"/>
            <table:table-cell table:style-name="ce153"/>
            <table:table-cell table:style-name="ce149" table:number-columns-repeated="3"/>
            <table:table-cell table:style-name="ce171"/>
            <table:table-cell table:style-name="ce170" table:number-columns-repeated="4"/>
            <table:table-cell table:style-name="ce172" table:number-columns-repeated="5"/>
            <table:table-cell table:style-name="ce151" table:formula="of:=SUM([.G16:.P16])*10" office:value-type="float" office:value="0">
              <text:p>0</text:p>
            </table:table-cell>
            <table:table-cell table:style-name="ce150" table:number-columns-repeated="3"/>
            <table:table-cell table:number-columns-repeated="1004"/>
          </table:table-row>
          <table:table-row table:style-name="ro7">
            <table:table-cell table:style-name="ce41"/>
            <table:table-cell table:style-name="ce149" table:number-columns-repeated="5"/>
            <table:table-cell table:style-name="ce171"/>
            <table:table-cell table:style-name="ce170" table:number-columns-repeated="4"/>
            <table:table-cell table:style-name="ce172" table:number-columns-repeated="5"/>
            <table:table-cell table:style-name="ce151" table:formula="of:=SUM([.G17:.P17])*10" office:value-type="float" office:value="0">
              <text:p>0</text:p>
            </table:table-cell>
            <table:table-cell table:style-name="ce150" table:number-columns-repeated="3"/>
            <table:table-cell table:number-columns-repeated="1004"/>
          </table:table-row>
          <table:table-row table:style-name="ro7">
            <table:table-cell table:style-name="ce41"/>
            <table:table-cell table:style-name="ce150"/>
            <table:table-cell table:style-name="ce156"/>
            <table:table-cell table:style-name="ce151"/>
            <table:table-cell table:style-name="ce162"/>
            <table:table-cell table:style-name="ce150"/>
            <table:table-cell table:style-name="ce172" table:number-columns-repeated="10"/>
            <table:table-cell table:style-name="ce151" table:formula="of:=SUM([.G18:.P18])*10" office:value-type="float" office:value="0">
              <text:p>0</text:p>
            </table:table-cell>
            <table:table-cell table:style-name="ce150" table:number-columns-repeated="3"/>
            <table:table-cell table:number-columns-repeated="1004"/>
          </table:table-row>
          <table:table-row table:style-name="ro7">
            <table:table-cell table:style-name="ce41"/>
            <table:table-cell table:style-name="ce150"/>
            <table:table-cell table:style-name="ce156"/>
            <table:table-cell table:style-name="ce151"/>
            <table:table-cell table:style-name="ce162"/>
            <table:table-cell table:style-name="ce150"/>
            <table:table-cell table:style-name="ce172" table:number-columns-repeated="11"/>
            <table:table-cell table:style-name="ce150" table:number-columns-repeated="3"/>
            <table:table-cell table:number-columns-repeated="1004"/>
          </table:table-row>
          <table:table-row table:style-name="ro7" table:number-rows-repeated="2">
            <table:table-cell table:style-name="ce41"/>
            <table:table-cell table:style-name="ce151"/>
            <table:table-cell table:style-name="ce156"/>
            <table:table-cell table:style-name="ce151"/>
            <table:table-cell table:style-name="ce162"/>
            <table:table-cell table:style-name="ce150"/>
            <table:table-cell table:style-name="ce172" table:number-columns-repeated="11"/>
            <table:table-cell table:style-name="ce150" table:number-columns-repeated="3"/>
            <table:table-cell table:number-columns-repeated="1004"/>
          </table:table-row>
          <table:table-row table:style-name="ro1">
            <table:table-cell table:style-name="ce41"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3" table:number-columns-repeated="11"/>
            <table:table-cell table:style-name="ce44" table:number-columns-repeated="3"/>
            <table:table-cell table:number-columns-repeated="1004"/>
          </table:table-row>
          <table:table-row table:style-name="ro1">
            <table:table-cell table:style-name="ce41"/>
            <table:table-cell table:style-name="ce61"/>
            <table:table-cell table:style-name="ce158"/>
            <table:table-cell table:style-name="ce61"/>
            <table:table-cell table:style-name="ce42"/>
            <table:table-cell table:style-name="ce67"/>
            <table:table-cell table:style-name="ce173" table:number-columns-repeated="11"/>
            <table:table-cell table:style-name="ce61" table:number-columns-repeated="3"/>
            <table:table-cell table:style-name="ce104" table:number-columns-repeated="1004"/>
          </table:table-row>
          <table:table-row table:style-name="ro1" table:number-rows-repeated="2">
            <table:table-cell table:style-name="ce41"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3" table:number-columns-repeated="11"/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1"/>
            <table:table-cell table:style-name="ce61"/>
            <table:table-cell table:style-name="ce158"/>
            <table:table-cell table:style-name="ce61"/>
            <table:table-cell table:style-name="ce42"/>
            <table:table-cell table:style-name="ce67"/>
            <table:table-cell table:style-name="ce173" table:number-columns-repeated="11"/>
            <table:table-cell table:style-name="ce61" table:number-columns-repeated="3"/>
            <table:table-cell table:style-name="ce104" table:number-columns-repeated="1004"/>
          </table:table-row>
          <table:table-row table:style-name="ro1">
            <table:table-cell table:style-name="ce41"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3" table:number-columns-repeated="11"/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3"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4"/>
            <table:table-cell table:style-name="ce180" table:number-columns-repeated="9"/>
            <table:table-cell table:style-name="ce60" table:number-columns-repeated="4"/>
            <table:table-cell table:number-columns-repeated="1004"/>
          </table:table-row>
          <table:table-row table:style-name="ro1" table:number-rows-repeated="3">
            <table:table-cell table:style-name="ce41"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4"/>
            <table:table-cell table:style-name="ce180" table:number-columns-repeated="9"/>
            <table:table-cell table:style-name="ce60" table:number-columns-repeated="4"/>
            <table:table-cell table:number-columns-repeated="1004"/>
          </table:table-row>
          <table:table-row table:style-name="ro1">
            <table:table-cell table:style-name="ce42"/>
            <table:table-cell table:style-name="ce61"/>
            <table:table-cell table:style-name="ce158"/>
            <table:table-cell table:style-name="ce61"/>
            <table:table-cell table:style-name="ce42"/>
            <table:table-cell table:style-name="ce67"/>
            <table:table-cell table:style-name="ce175"/>
            <table:table-cell table:style-name="ce181" table:number-columns-repeated="9"/>
            <table:table-cell table:style-name="ce60"/>
            <table:table-cell table:style-name="ce61" table:number-columns-repeated="3"/>
            <table:table-cell table:style-name="ce104" table:number-columns-repeated="1004"/>
          </table:table-row>
          <table:table-row table:style-name="ro1">
            <table:table-cell table:style-name="ce42"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4"/>
            <table:table-cell table:style-name="ce180" table:number-columns-repeated="9"/>
            <table:table-cell table:style-name="ce60" table:number-columns-repeated="4"/>
            <table:table-cell table:number-columns-repeated="1004"/>
          </table:table-row>
          <table:table-row table:style-name="ro1" table:number-rows-repeated="2">
            <table:table-cell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4"/>
            <table:table-cell table:style-name="ce180" table:number-columns-repeated="9"/>
            <table:table-cell table:style-name="ce60" table:number-columns-repeated="4"/>
            <table:table-cell table:number-columns-repeated="1004"/>
          </table:table-row>
          <table:table-row table:style-name="ro1">
            <table:table-cell table:style-name="ce104"/>
            <table:table-cell table:style-name="ce61"/>
            <table:table-cell table:style-name="ce158"/>
            <table:table-cell table:style-name="ce61"/>
            <table:table-cell table:style-name="ce42"/>
            <table:table-cell table:style-name="ce67"/>
            <table:table-cell table:style-name="ce175"/>
            <table:table-cell table:style-name="ce181" table:number-columns-repeated="8"/>
            <table:table-cell table:style-name="ce173"/>
            <table:table-cell table:style-name="ce60"/>
            <table:table-cell table:style-name="ce61" table:number-columns-repeated="3"/>
            <table:table-cell table:style-name="ce104" table:number-columns-repeated="1004"/>
          </table:table-row>
          <table:table-row table:style-name="ro1">
            <table:table-cell table:style-name="ce104"/>
            <table:table-cell table:style-name="ce61"/>
            <table:table-cell table:style-name="ce158"/>
            <table:table-cell table:style-name="ce61"/>
            <table:table-cell table:style-name="ce42"/>
            <table:table-cell table:style-name="ce67"/>
            <table:table-cell table:style-name="ce175"/>
            <table:table-cell table:style-name="ce181" table:number-columns-repeated="8"/>
            <table:table-cell table:style-name="ce173"/>
            <table:table-cell table:style-name="ce60"/>
            <table:table-cell table:style-name="ce61" table:number-columns-repeated="4"/>
            <table:table-cell table:style-name="ce104" table:number-columns-repeated="1003"/>
          </table:table-row>
        </table:table-row-group>
        <table:table-row table:style-name="ro1" table:number-rows-repeated="2">
          <table:table-cell table:style-name="ce44"/>
          <table:table-cell table:style-name="ce60"/>
          <table:table-cell table:style-name="ce157"/>
          <table:table-cell table:style-name="ce60"/>
          <table:table-cell table:style-name="ce41"/>
          <table:table-cell table:style-name="ce44"/>
          <table:table-cell table:style-name="ce174"/>
          <table:table-cell table:style-name="ce180" table:number-columns-repeated="9"/>
          <table:table-cell table:style-name="ce60" table:number-columns-repeated="4"/>
          <table:table-cell table:number-columns-repeated="1004"/>
        </table:table-row>
        <table:table-row table:style-name="ro1">
          <table:table-cell table:style-name="ce44"/>
          <table:table-cell table:style-name="ce60"/>
          <table:table-cell table:style-name="ce159"/>
          <table:table-cell table:style-name="ce60"/>
          <table:table-cell table:style-name="ce41"/>
          <table:table-cell table:style-name="ce44"/>
          <table:table-cell table:style-name="ce174"/>
          <table:table-cell table:style-name="ce180" table:number-columns-repeated="9"/>
          <table:table-cell table:style-name="ce60" table:number-columns-repeated="4"/>
          <table:table-cell table:number-columns-repeated="1004"/>
        </table:table-row>
        <table:table-row table:style-name="ro1" table:number-rows-repeated="5">
          <table:table-cell table:style-name="ce64" table:number-columns-repeated="2"/>
          <table:table-cell table:style-name="ce160"/>
          <table:table-cell table:style-name="ce64" table:number-columns-repeated="12"/>
          <table:table-cell table:style-name="ce190"/>
          <table:table-cell table:style-name="ce64" table:number-columns-repeated="4"/>
          <table:table-cell table:number-columns-repeated="100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5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6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/>
    <style:font-face style:name="Arial1" svg:font-family="Arial" style:font-family-generic="swiss"/>
    <style:font-face style:name="Calibri" svg:font-family="Calibri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Bitstream Vera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time-style style:name="N124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percentage-style style:name="N126">
      <number:number number:decimal-places="3" number:min-integer-digits="1"/>
      <number:text>%</number:text>
    </number:percentage-style>
    <number:number-style style:name="N127P0" style:volatile="true">
      <number:text>Sí</number:text>
    </number:number-style>
    <number:number-style style:name="N127P1" style:volatile="true">
      <number:text>Sí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Verdadero</number:text>
    </number:number-style>
    <number:number-style style:name="N128P1" style:volatile="true">
      <number:text>Verdadero</number:text>
    </number:number-style>
    <number:number-style style:name="N128">
      <number:text>Fals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Activado</number:text>
    </number:number-style>
    <number:number-style style:name="N129P1" style:volatile="true">
      <number:text>Activado</number:text>
    </number:number-style>
    <number:number-style style:name="N129">
      <number:text>Desactivado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 number:textual="true"/>
      <number:text>-</number:text>
      <number:year number:style="long"/>
    </number:date-style>
    <number:number-style style:name="N132P0" style:volatile="true">
      <number:text> </number:text>
      <number:number number:decimal-places="3" number:min-integer-digits="1" number:grouping="true"/>
      <number:text> </number:text>
    </number:number-style>
    <number:number-style style:name="N132P1" style:volatile="true">
      <number:text>-</number:text>
      <number:number number:decimal-places="3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1" number:min-integer-digits="1" number:grouping="true"/>
      <number:text> </number:text>
    </number:number-style>
    <number:number-style style:name="N133P1" style:volatile="true">
      <number:text>-</number:text>
      <number:number number:decimal-places="1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" style:font-size-asian="11pt" style:font-name-complex="Free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ares_20_2" style:display-name="Millares 2" style:family="table-cell" style:parent-style-name="Default" style:data-style-name="N116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3/04/2011</text:date>, <text:time>21:55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ASCA" style:display-name="PageStyle_LAS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.C" style:display-name="PageStyle_L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.A" style:display-name="PageStyle_L.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STION" style:display-name="PageStyle_GES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STEMAS</meta:initial-creator>
    <meta:creation-date>2010-03-09T08:18:02</meta:creation-date>
    <dc:creator>Raúl E. González Argote</dc:creator>
    <dc:date>2011-04-03T21:55:12</dc:date>
    <meta:document-statistic meta:table-count="6" meta:cell-count="1919" meta:object-count="0"/>
    <meta:generator>LibreOffice/3.3$Unix LibreOffice_project/330m19$Build-202</meta:generator>
    <meta:user-defined meta:name="Información 1"/>
    <meta:user-defined meta:name="Información 2"/>
    <meta:user-defined meta:name="Información 3"/>
    <meta:user-defined meta:name="Información 4"/>
  </office:meta>
</office:document-meta>
</file>